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3.662cm"/>
    </style:style>
    <style:style style:name="co42" style:family="table-column">
      <style:table-column-properties fo:break-before="auto" style:column-width="4.135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446cm"/>
    </style:style>
    <style:style style:name="co45" style:family="table-column">
      <style:table-column-properties fo:break-before="auto" style:column-width="6.992cm"/>
    </style:style>
    <style:style style:name="co46" style:family="table-column">
      <style:table-column-properties fo:break-before="auto" style:column-width="1.554cm"/>
    </style:style>
    <style:style style:name="co47" style:family="table-column">
      <style:table-column-properties fo:break-before="auto" style:column-width="2.08cm"/>
    </style:style>
    <style:style style:name="co48" style:family="table-column">
      <style:table-column-properties fo:break-before="auto" style:column-width="1.954cm"/>
    </style:style>
    <style:style style:name="co49" style:family="table-column">
      <style:table-column-properties fo:break-before="auto" style:column-width="1.386cm"/>
    </style:style>
    <style:style style:name="co50" style:family="table-column">
      <style:table-column-properties fo:break-before="auto" style:column-width="1.312cm"/>
    </style:style>
    <style:style style:name="co51" style:family="table-column">
      <style:table-column-properties fo:break-before="auto" style:column-width="1.928cm"/>
    </style:style>
    <style:style style:name="co52" style:family="table-column">
      <style:table-column-properties fo:break-before="auto" style:column-width="1.365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1.713cm"/>
    </style:style>
    <style:style style:name="co59" style:family="table-column">
      <style:table-column-properties fo:break-before="auto" style:column-width="2.025cm"/>
    </style:style>
    <style:style style:name="co60" style:family="table-column">
      <style:table-column-properties fo:break-before="auto" style:column-width="3.052cm"/>
    </style:style>
    <style:style style:name="co61" style:family="table-column">
      <style:table-column-properties fo:break-before="auto" style:column-width="14.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8cm" fo:break-before="auto" style:use-optimal-row-height="true"/>
    </style:style>
    <style:style style:name="ro12" style:family="table-row">
      <style:table-row-properties style:row-height="0.289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326cm" fo:break-before="auto" style:use-optimal-row-height="true"/>
    </style:style>
    <style:style style:name="ro15" style:family="table-row">
      <style:table-row-properties style:row-height="0.42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0.411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316cm" fo:break-before="auto" style:use-optimal-row-height="fals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1.157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5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7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29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0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  <style:text-properties style:use-window-font-color="true"/>
    </style:style>
    <style:style style:name="ce34" style:family="table-cell" style:parent-style-name="Default">
      <style:table-cell-properties fo:wrap-option="wrap" fo:border="0.002cm solid #000000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6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7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8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39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40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1" style:family="table-cell" style:parent-style-name="Default">
      <style:table-cell-properties fo:border="0.002cm solid #000000" style:vertical-align="middle"/>
    </style:style>
    <style:style style:name="ce42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4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5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6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7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none" fo:border-top="0.088cm solid #000000"/>
    </style:style>
    <style:style style:name="ce49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50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1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2" style:family="table-cell" style:parent-style-name="Default">
      <style:table-cell-properties style:cell-protect="none" style:print-content="true" fo:border="0.002cm solid #000000"/>
    </style:style>
    <style:style style:name="ce53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6" style:family="table-cell" style:parent-style-name="Default">
      <style:table-cell-properties style:vertical-align="middle"/>
      <style:text-properties fo:color="#ff0000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58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59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6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69" style:family="table-cell" style:parent-style-name="Default">
      <style:table-cell-properties style:cell-protect="none" style:print-content="true" fo:border="0.002cm solid #000000" style:vertical-align="middle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2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3" style:family="table-cell" style:parent-style-name="Default" style:data-style-name="N119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4" style:family="table-cell" style:parent-style-name="Default" style:data-style-name="N154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5" style:family="table-cell" style:parent-style-name="Default" style:data-style-name="N134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79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0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81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3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6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7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88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8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10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8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9" style:family="table-cell" style:parent-style-name="Default">
      <style:table-cell-properties fo:border-bottom="none" fo:border-left="none" fo:border-right="0.088cm solid #000000" fo:border-top="0.088cm solid #000000"/>
    </style:style>
    <style:style style:name="ce110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4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5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6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3" style:family="table-cell" style:parent-style-name="Default" style:data-style-name="N133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8" style:family="table-cell" style:parent-style-name="Default">
      <style:table-cell-properties fo:border-bottom="0.002cm solid #000000" fo:background-color="transparent" fo:wrap-option="wrap" fo:border-left="0.002cm solid #000000" fo:border-right="0.088cm solid #000000" fo:border-top="0.088cm solid #000000" style:vertical-align="middle"/>
      <style:text-properties style:use-window-font-color="true"/>
    </style:style>
    <style:style style:name="ce159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60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161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62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63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6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7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8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6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0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7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transparent" style:vertical-align="middle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2" style:family="table-cell" style:parent-style-name="Default">
      <style:table-cell-properties style:vertical-align="middle"/>
      <style:text-properties fo:font-size="8pt"/>
    </style:style>
    <style:style style:name="ce183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5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6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89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0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91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2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3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6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8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199" style:family="table-cell" style:parent-style-name="Default">
      <style:table-cell-properties style:vertical-align="middle"/>
      <style:text-properties style:font-name="Arial" fo:font-size="8pt"/>
    </style:style>
    <style:style style:name="ce200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201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2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3" style:family="table-cell" style:parent-style-name="Default">
      <style:table-cell-properties style:vertical-align="middle"/>
      <style:text-properties style:font-name="Arial" fo:font-size="9pt"/>
    </style:style>
    <style:style style:name="ce20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0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09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0" style:family="table-cell" style:parent-style-name="Default">
      <style:table-cell-properties fo:border="0.035cm solid #000000" style:vertical-align="middle"/>
    </style:style>
    <style:style style:name="ce2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14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5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6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7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20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2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2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23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24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2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29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3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33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3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3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7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38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43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45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6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9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00" fo:font-size="9pt"/>
    </style:style>
    <style:style style:name="ce250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51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52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53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 style:data-style-name="N119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6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5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59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60" style:family="table-cell" style:parent-style-name="Default">
      <style:table-cell-properties style:vertical-align="middle"/>
      <style:text-properties fo:font-size="7pt"/>
    </style:style>
    <style:style style:name="ce26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2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63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64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7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74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7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79" style:family="table-cell" style:parent-style-name="Default" style:data-style-name="N160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8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2" style:family="table-cell" style:parent-style-name="Default">
      <style:table-cell-properties style:vertical-align="middle"/>
      <style:text-properties style:font-name="Arial" fo:font-size="7pt"/>
    </style:style>
    <style:style style:name="ce283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85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90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1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95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9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98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299" style:family="table-cell" style:parent-style-name="Default" style:data-style-name="N145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300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1" style:family="table-cell" style:parent-style-name="Default" style:data-style-name="N145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3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6" style:family="table-cell" style:parent-style-name="Default">
      <style:table-cell-properties fo:border="0.035cm solid #000000" style:vertical-align="middle"/>
      <style:text-properties fo:font-size="7pt" style:font-size-asian="7pt" style:font-size-complex="7pt"/>
    </style:style>
    <style:style style:name="ce307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0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0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11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5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1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20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2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1" style:family="table-cell" style:parent-style-name="Default">
      <style:table-cell-properties fo:background-color="transparent" style:vertical-align="middle"/>
      <style:text-properties fo:color="#ff0000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3" style:family="table-cell" style:parent-style-name="Default">
      <style:table-cell-properties style:vertical-align="middle"/>
      <style:text-properties style:use-window-font-color="true"/>
    </style:style>
    <style:style style:name="ce334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37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3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3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40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4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4" style:family="table-cell" style:parent-style-name="Default">
      <style:table-cell-properties fo:border-bottom="none" fo:border-left="0.088cm solid #000000" fo:border-right="0.088cm solid #000000" fo:border-top="none"/>
    </style:style>
    <style:style style:name="ce34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e6e6e6" fo:border="0.002cm solid #000000"/>
    </style:style>
    <style:style style:name="ce3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0.5pt" style:font-size-asian="10.5pt" style:font-size-complex="10.5pt"/>
    </style:style>
    <style:style style:name="ce3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4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50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51" style:family="table-cell" style:parent-style-name="Default">
      <style:table-cell-properties fo:border="0.002cm solid #000000"/>
      <style:text-properties fo:font-size="9pt"/>
    </style:style>
    <style:style style:name="ce352" style:family="table-cell" style:parent-style-name="Default">
      <style:table-cell-properties fo:border="0.002cm solid #000000"/>
      <style:text-properties fo:color="#999999" fo:font-size="9pt"/>
    </style:style>
    <style:style style:name="ce353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54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55" style:family="table-cell" style:parent-style-name="Default">
      <style:table-cell-properties fo:border-bottom="0.088cm solid #000000" fo:border-left="none" fo:border-right="none" fo:border-top="none"/>
    </style:style>
    <style:style style:name="ce356" style:family="table-cell" style:parent-style-name="Default">
      <style:table-cell-properties fo:border="0.002cm solid #000000"/>
    </style:style>
    <style:style style:name="ce3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none" fo:border-left="none" fo:border-right="0.088cm solid #000000" fo:border-top="none"/>
    </style:style>
    <style:style style:name="ce359" style:family="table-cell" style:parent-style-name="Default">
      <style:table-cell-properties fo:border="0.002cm solid #000000"/>
      <style:text-properties fo:color="#999999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1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2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3" style:family="table-cell" style:parent-style-name="Default" style:data-style-name="N159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4" style:family="table-cell" style:parent-style-name="Default" style:data-style-name="N119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7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70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371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72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7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75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7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7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8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8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89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91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="0.002cm solid #000000" style:vertical-align="middle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94" style:family="table-cell" style:parent-style-name="Default"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96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97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398" style:family="table-cell" style:parent-style-name="Default">
      <style:table-cell-properties fo:border="none"/>
    </style:style>
    <style:style style:name="ce399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400" style:family="table-cell" style:parent-style-name="Default" style:data-style-name="N153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0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0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2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6]&gt;[.$K$36])" style:apply-style-name="Warning_5f_Fortély" style:base-cell-address="Tartalék.M36"/>
      <style:map style:condition="cell-content()&lt;0" style:apply-style-name="Warning_5f_negativ" style:base-cell-address="Tartalék.M36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7]&gt;[.$K$37])" style:apply-style-name="Warning_5f_Fortély" style:base-cell-address="Tartalék.M37"/>
      <style:map style:condition="cell-content()&lt;0" style:apply-style-name="Warning_5f_negativ" style:base-cell-address="Tartalék.M37"/>
    </style:style>
    <style:style style:name="ce42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4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27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28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31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2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4" style:family="table-cell" style:parent-style-name="Default" style:data-style-name="N133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5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36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7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/>
    </style:style>
    <style:style style:name="ce462" style:family="table-cell" style:parent-style-name="Default">
      <style:text-properties style:font-name="DejaVu Serif" fo:font-size="9pt"/>
    </style:style>
    <style:style style:name="ce463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font-name="DejaVu Serif" fo:font-size="9pt" fo:font-style="normal" fo:font-weight="bold"/>
    </style:style>
    <style:style style:name="ce473" style:family="table-cell" style:parent-style-name="Default" style:data-style-name="N100">
      <style:text-properties fo:font-weight="bold"/>
    </style:style>
    <style:style style:name="ce474" style:family="table-cell" style:parent-style-name="Default" style:data-style-name="N100">
      <style:text-properties fo:font-weight="normal" style:font-weight-asian="normal" style:font-weight-complex="normal"/>
    </style:style>
    <style:style style:name="ce47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8" style:family="table-cell" style:parent-style-name="Default" style:data-style-name="N100">
      <style:text-properties fo:font-weight="normal"/>
    </style:style>
    <style:style style:name="ce479" style:family="table-cell" style:parent-style-name="Default">
      <style:text-properties fo:font-weight="normal"/>
    </style:style>
    <style:style style:name="ce480" style:family="table-cell" style:parent-style-name="Default">
      <style:text-properties fo:font-weight="normal" style:font-weight-asian="normal" style:font-weight-complex="normal"/>
    </style:style>
    <style:style style:name="ce481" style:family="table-cell" style:parent-style-name="Default">
      <style:text-properties style:use-window-font-color="true" fo:font-weight="normal" style:font-weight-asian="normal" style:font-weight-complex="normal"/>
    </style:style>
    <style:style style:name="ce482" style:family="table-cell" style:parent-style-name="Default">
      <style:text-properties fo:font-weight="bold"/>
    </style:style>
    <style:style style:name="ce483" style:family="table-cell" style:parent-style-name="Default">
      <style:text-properties fo:color="#ff0000" fo:font-weight="normal"/>
    </style:style>
    <style:style style:name="ce48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516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6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7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4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7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7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81" style:family="table-cell" style:parent-style-name="Default">
      <style:text-properties style:use-window-font-color="true"/>
    </style:style>
    <style:style style:name="ce58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8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84" style:family="table-cell" style:parent-style-name="Default" style:data-style-name="N123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8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8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8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3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598" style:family="table-cell" style:parent-style-name="Default" style:data-style-name="N177">
      <style:table-cell-properties style:text-align-source="fix" style:repeat-content="false" fo:border="0.002cm solid #000000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3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 style:data-style-name="N184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2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61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6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622" style:family="table-cell" style:parent-style-name="Default">
      <style:table-cell-properties fo:border-bottom="none" fo:border-left="0.002cm solid #000000" fo:border-right="0.002cm solid #000000" fo:border-top="none"/>
    </style:style>
    <style:style style:name="ce6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4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625" style:family="table-cell" style:parent-style-name="Default" style:data-style-name="N14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119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7" style:family="table-cell" style:parent-style-name="Default" style:data-style-name="N162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8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29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0" style:family="table-cell" style:parent-style-name="Default" style:data-style-name="N145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1" style:family="table-cell" style:parent-style-name="Default" style:data-style-name="N15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3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4" style:family="table-cell" style:parent-style-name="Default" style:data-style-name="N15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35" style:family="table-cell" style:parent-style-name="Default" style:data-style-name="N15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 style:data-style-name="N18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7" style:family="table-cell" style:parent-style-name="Default" style:data-style-name="N13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none" fo:border-left="none" fo:border-right="none" fo:border-top="0.002cm solid #000000"/>
    </style:style>
    <style:style style:name="ce639" style:family="table-cell" style:parent-style-name="Default">
      <style:table-cell-properties fo:border-bottom="0.002cm solid #000000" fo:border-left="none" fo:border-right="none" fo:border-top="none"/>
    </style:style>
    <style:style style:name="ce64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44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47" style:family="table-cell" style:parent-style-name="Default">
      <style:table-cell-properties fo:border-bottom="none" fo:border-left="none" fo:border-right="0.002cm solid #000000" fo:border-top="0.002cm solid #000000"/>
    </style:style>
    <style:style style:name="ce648" style:family="table-cell" style:parent-style-name="Default">
      <style:table-cell-properties fo:border-bottom="none" fo:border-left="none" fo:border-right="0.002cm solid #000000" fo:border-top="none"/>
    </style:style>
    <style:style style:name="ce649" style:family="table-cell" style:parent-style-name="Default">
      <style:table-cell-properties fo:border-bottom="0.002cm solid #000000" fo:border-left="none" fo:border-right="0.002cm solid #000000" fo:border-top="none"/>
    </style:style>
    <style:style style:name="ce65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2" style:family="table-cell" style:parent-style-name="Default">
      <style:table-cell-properties fo:background-color="transparent"/>
      <style:text-properties style:use-window-font-color="true"/>
    </style:style>
    <style:style style:name="ce653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8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29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30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31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32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3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ooc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ooc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/>
            <text:p>Meghatározza, hogy szintenként max hány HM-et</text:p>
            <text:p>vehetsz (6+Ügyesség)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ooc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Harcértékek.C23">
          <table:help-message table:title="Emlékezet" table:display="true">
            <text:p>Értéke minden szinten hozzáadódik (negatív értéknél levonódik)</text:p>
            <text:p>a Kiegészítő 15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ooc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condition="oooc:cell-content-is-whole-number() and cell-content()=3" table:allow-empty-cell="true" table:base-cell-address="Tulajdonságok_képzettségek.C32">
          <table:help-message table:title="Ne módosítsd!" table:display="true">
            <text:p>A Harcos elme fortélyt legfeljebb</text:p>
            <text:p>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1" table:condition="oooc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ooc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4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5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6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7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28" table:condition="oooc:cell-content-is-whole-number() and cell-content-is-between(0,3)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ooc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1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3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3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3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4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6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7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8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9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0" table:condition="oooc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1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2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5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6" table:base-cell-address="Harcértékek.A24">
          <table:error-message table:message-type="stop" table:display="true"/>
        </table:content-validation>
        <table:content-validation table:name="val5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58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9" table:base-cell-address="Harcértékek.A32">
          <table:help-message table:display="true"/>
          <table:error-message table:message-type="stop" table:display="true"/>
        </table:content-validation>
        <table:content-validation table:name="val60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1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6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7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8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69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0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1" table:condition="oooc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72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3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4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5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6" table:condition="oooc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7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8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79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0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81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82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3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4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5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86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7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8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9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0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1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92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93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4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5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6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7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8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99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0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1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2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03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04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5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6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0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09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1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1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1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14" table:base-cell-address="Tartalék.A35">
          <table:help-message table:title="Szaglás" table:display="true">
            <text:p>Alapból értéke megegyezik az Edzettség tulajdonsággal.</text:p>
          </table:help-message>
        </table:content-validation>
        <table:content-validation table:name="val115" table:base-cell-address="Tartalék.A36">
          <table:help-message table:title="Tapintás" table:display="true">
            <text:p>Alapból értéke megegyezik az Edzettség tulajdonsággal.</text:p>
          </table:help-message>
        </table:content-validation>
        <table:content-validation table:name="val116" table:base-cell-address="Tartalék.A37">
          <table:help-message table:title="Ízlelés" table:display="true">
            <text:p>Alapból értéke megegyezik az Edzettség tulajdonsággal.</text:p>
          </table:help-message>
        </table:content-validation>
        <table:content-validation table:name="val117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8" table:condition="oooc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: (Tapasztalati Szint) x 4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19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0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1" table:condition="oooc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2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23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24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25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26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27" table:condition="oooc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8" table:condition="oooc:cell-content-is-whole-number() and cell-content()=0" table:allow-empty-cell="true" table:base-cell-address="Tartalék.K12"/>
        <table:content-validation table:name="val129" table:condition="oooc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0" table:condition="oooc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1" table:condition="oooc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2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3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74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number-columns-repeated="3" table:style-name="ce33"/>
          <table:covered-table-cell table:style-name="ce77"/>
          <table:covered-table-cell table:style-name="ce114"/>
          <table:covered-table-cell table:number-columns-repeated="4" table:style-name="ce33"/>
          <table:covered-table-cell table:style-name="ce158"/>
          <table:table-cell table:style-name="ce173"/>
          <table:table-cell table:style-name="ce176" table:number-columns-repeated="4"/>
          <table:table-cell table:style-name="ce36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4"/>
          <table:covered-table-cell table:style-name="ce159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4"/>
          <table:covered-table-cell table:style-name="ce159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text:span text:style-name="T2"> </text:span></text:p>
          </table:table-cell>
          <table:covered-table-cell table:number-columns-repeated="9" table:style-name="ce35"/>
          <table:covered-table-cell table:style-name="ce160"/>
          <table:table-cell table:style-name="Default" table:number-columns-repeated="245"/>
        </table:table-row>
        <table:table-row table:style-name="ro2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6"/>
          <table:covered-table-cell table:style-name="ce78"/>
          <table:covered-table-cell/>
          <table:covered-table-cell table:number-columns-repeated="4" table:style-name="ce36"/>
          <table:covered-table-cell table:style-name="ce161"/>
          <table:table-cell/>
          <table:table-cell table:style-name="Default"/>
          <table:table-cell table:number-columns-repeated="3"/>
          <table:table-cell table:style-name="ce36" table:number-columns-repeated="240"/>
        </table:table-row>
        <table:table-row table:style-name="ro4">
          <table:table-cell table:style-name="ce5" table:number-columns-spanned="11" table:number-rows-spanned="1"/>
          <table:covered-table-cell table:number-columns-repeated="9"/>
          <table:covered-table-cell table:style-name="ce162"/>
          <table:table-cell/>
          <table:table-cell table:style-name="Default"/>
          <table:table-cell table:number-columns-repeated="243"/>
        </table:table-row>
        <table:table-row table:style-name="ro2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1"/>
          <table:table-cell table:style-name="ce68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29"/>
          <table:covered-table-cell table:style-name="ce41"/>
          <table:table-cell table:style-name="ce144" table:content-validation-name="val36" table:formula="oooc:=IF(([.$D$8]+[$KP_tablazat.$K$11])&gt;[KP_tablazat.B21];15;[.$D$8]+[$KP_tablazat.$K$11])" office:value-type="float" office:value="15" table:number-columns-spanned="2" table:number-rows-spanned="1">
            <text:p>15</text:p>
          </table:table-cell>
          <table:covered-table-cell table:style-name="ce162"/>
          <table:table-cell/>
          <table:table-cell table:style-name="Default"/>
          <table:table-cell table:number-columns-repeated="243"/>
        </table:table-row>
        <table:table-row table:style-name="ro2">
          <table:table-cell table:style-name="ce7" table:number-columns-spanned="5" table:number-rows-spanned="1"/>
          <table:covered-table-cell table:number-columns-repeated="4"/>
          <table:table-cell/>
          <table:table-cell table:style-name="ce115" office:value-type="string" table:number-columns-spanned="3" table:number-rows-spanned="1">
            <text:p>Harci &amp; misztikus képz. max szintje</text:p>
          </table:table-cell>
          <table:covered-table-cell table:style-name="ce129"/>
          <table:covered-table-cell table:style-name="ce41"/>
          <table:table-cell table:style-name="ce144" table:content-validation-name="val36" table:formula="oooc:=IF(([.$D$8]+[$KP_tablazat.$K$12])&gt;[KP_tablazat.B21];15;[.$D$8]+[$KP_tablazat.$K$12])" office:value-type="float" office:value="13" table:number-columns-spanned="2" table:number-rows-spanned="1">
            <text:p>13</text:p>
          </table:table-cell>
          <table:covered-table-cell table:style-name="ce162"/>
          <table:table-cell table:number-columns-repeated="245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7"/>
          <table:table-cell table:style-name="ce79" table:content-validation-name="val36" table:formula="oooc:=[.$E$11]-([.$K$11]+[.$D$53]+[Harcértékek.E10]+[Mágia_Pszi.D3]+[Mágia_Pszi.F38])" office:value-type="float" office:value="91">
            <text:p>9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8"/>
          <table:table-cell table:style-name="ce80" table:content-validation-name="val1" table:formula="oooc:=[$KP_tablazat.$K$7]+([.$D$8]*([.C22]+[.C23]+[$KP_tablazat.$K8]+[KP_tablazat.K9]))" office:value-type="float" office:value="1000">
            <text:p>1000</text:p>
          </table:table-cell>
          <table:table-cell/>
          <table:table-cell table:style-name="ce116" office:value-type="string" table:number-columns-spanned="4" table:number-rows-spanned="1">
            <text:p>Képzettségekre költött KP</text:p>
          </table:table-cell>
          <table:covered-table-cell table:number-columns-repeated="3" table:style-name="ce130"/>
          <table:table-cell table:style-name="ce163" table:content-validation-name="val36" table:formula="oooc:=SUM([.$K$27:.$K$30])+SUM([.$K$34:.$K$51])+SUM([.$K$55:.$K$62])+SUM([.K16:.K23])+SUM([Tartalék.L5:.L13])+SUM([Tartalék.L17:.L29])+SUM([Tartalék.L33:.L43])+SUM([Tartalék.F36:.F43])" office:value-type="float" office:value="191">
            <text:p>19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17"/>
          <table:table-cell table:number-columns-repeated="5"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3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1" table:content-validation-name="val2" table:formula="oooc:=SUM([.K16:.K23])+SUM([.E32:.E42])+SUM([.E49:.E51])+[.K34]+[Harcértékek.E10]+[Mágia_Pszi.D3]" office:value-type="float" office:value="909">
            <text:p>909</text:p>
          </table:table-cell>
          <table:table-cell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39"/>
          <table:covered-table-cell table:style-name="ce83"/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9"/>
          <table:table-cell table:style-name="ce82" table:content-validation-name="val3" table:formula="oooc:=([$KP_tablazat.$K$7]+([.$D$8]*([.C22]+[$KP_tablazat.$K8])))" office:value-type="float" office:value="850">
            <text:p>850</text:p>
          </table:table-cell>
          <table:table-cell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1"/>
          <table:covered-table-cell table:style-name="ce141"/>
          <table:covered-table-cell table:style-name="ce7"/>
          <table:covered-table-cell table:style-name="ce86"/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19" office:value-type="string">
            <text:p>Harcmodor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4" office:value-type="string">
            <text:p>KP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3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39"/>
          <table:covered-table-cell table:style-name="ce83"/>
          <table:table-cell/>
          <table:table-cell table:style-name="ce120" office:value-type="string">
            <text:p>Közelharc</text:p>
          </table:table-cell>
          <table:table-cell table:style-name="ce133" table:content-validation-name="val46" office:value-type="float" office:value="11">
            <text:p>11</text:p>
          </table:table-cell>
          <table:table-cell table:style-name="ce133" table:content-validation-name="val47"/>
          <table:table-cell table:style-name="ce145" table:content-validation-name="val36" table:formula="oooc:=[.H16]+[.I16]" office:value-type="float" office:value="11">
            <text:p>11</text:p>
          </table:table-cell>
          <table:table-cell table:style-name="ce165" table:content-validation-name="val36" table:formula="oooc:=-IF([.$I16]&gt;0;VLOOKUP([.$I16];KP_táblázat;MATCH(&quot;Átfogó&quot;;KP_fejléc;0);0);0)+IF([.$J16];VLOOKUP([.$J16];KP_táblázat;MATCH(&quot;Átfogó&quot;;KP_fejléc;0);0);0)" office:value-type="float" office:value="136">
            <text:p>136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0"/>
          <table:table-cell table:style-name="ce54" office:value-type="string" table:number-columns-spanned="2" table:number-rows-spanned="1">
            <text:p>Érték</text:p>
          </table:table-cell>
          <table:covered-table-cell table:style-name="ce41"/>
          <table:table-cell table:style-name="ce84" office:value-type="string">
            <text:p>Pont</text:p>
          </table:table-cell>
          <table:table-cell/>
          <table:table-cell table:style-name="ce120" office:value-type="string">
            <text:p>Kardvívás</text:p>
          </table:table-cell>
          <table:table-cell table:style-name="ce133" table:content-validation-name="val46" office:value-type="float" office:value="3">
            <text:p>3</text:p>
          </table:table-cell>
          <table:table-cell table:style-name="ce133" table:content-validation-name="val47"/>
          <table:table-cell table:style-name="ce146" table:content-validation-name="val36" table:formula="oooc:=[.H17]+[.I17]" office:value-type="float" office:value="3">
            <text:p>3</text:p>
          </table:table-cell>
          <table:table-cell table:style-name="ce165" table:content-validation-name="val36" table:formula="oooc:=-IF([.$I17]&gt;0;VLOOKUP([.$I17];KP_táblázat;MATCH(&quot;Átfogó&quot;;KP_fejléc;0);0);0)+IF([.$J17];VLOOKUP([.$J17];KP_táblázat;MATCH(&quot;Átfogó&quot;;KP_fejléc;0);0);0)" office:value-type="float" office:value="16">
            <text:p>16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rő</text:p>
          </table:table-cell>
          <table:covered-table-cell table:style-name="ce41"/>
          <table:table-cell table:style-name="ce55" table:content-validation-name="val10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18];tulajdonsagok;2)" office:value-type="float" office:value="5">
            <text:p>5</text:p>
          </table:table-cell>
          <table:table-cell/>
          <table:table-cell table:style-name="ce120" office:value-type="string">
            <text:p>Pusztítás</text:p>
          </table:table-cell>
          <table:table-cell table:style-name="ce133" table:content-validation-name="val46"/>
          <table:table-cell table:style-name="ce133" table:content-validation-name="val47"/>
          <table:table-cell table:style-name="ce147" table:content-validation-name="val36" table:formula="oooc:=[.H18]+[.I18]" office:value-type="float" office:value="0">
            <text:p>0</text:p>
          </table:table-cell>
          <table:table-cell table:style-name="ce165" table:content-validation-name="val36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dzettség</text:p>
          </table:table-cell>
          <table:covered-table-cell table:style-name="ce41"/>
          <table:table-cell table:style-name="ce55" table:content-validation-name="val11" office:value-type="float" office:value="3" table:number-columns-spanned="2" table:number-rows-spanned="1">
            <text:p>3</text:p>
          </table:table-cell>
          <table:covered-table-cell table:style-name="ce69" table:content-validation-name="val27"/>
          <table:table-cell table:style-name="ce85" table:content-validation-name="val37" table:formula="oooc:=VLOOKUP([.C19];tulajdonsagok;2)" office:value-type="float" office:value="11">
            <text:p>11</text:p>
          </table:table-cell>
          <table:table-cell/>
          <table:table-cell table:style-name="ce120" office:value-type="string">
            <text:p>Lándzsavívás</text:p>
          </table:table-cell>
          <table:table-cell table:style-name="ce133" table:content-validation-name="val46"/>
          <table:table-cell table:style-name="ce133" table:content-validation-name="val47"/>
          <table:table-cell table:style-name="ce148" table:content-validation-name="val36" table:formula="oooc:=[.H19]+[.I19]" office:value-type="float" office:value="0">
            <text:p>0</text:p>
          </table:table-cell>
          <table:table-cell table:style-name="ce165" table:content-validation-name="val36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Ügyesség</text:p>
          </table:table-cell>
          <table:covered-table-cell table:style-name="ce41"/>
          <table:table-cell table:style-name="ce55" table:content-validation-name="val12" office:value-type="float" office:value="2" table:number-columns-spanned="2" table:number-rows-spanned="1">
            <text:p>2</text:p>
          </table:table-cell>
          <table:covered-table-cell table:style-name="ce69" table:content-validation-name="val27"/>
          <table:table-cell table:style-name="ce85" table:content-validation-name="val37" table:formula="oooc:=VLOOKUP([.C20];tulajdonsagok;2)" office:value-type="float" office:value="8">
            <text:p>8</text:p>
          </table:table-cell>
          <table:table-cell/>
          <table:table-cell table:style-name="ce120" office:value-type="string">
            <text:p>Hajítás</text:p>
          </table:table-cell>
          <table:table-cell table:number-columns-repeated="2" table:style-name="ce133" table:content-validation-name="val47"/>
          <table:table-cell table:style-name="ce149" table:content-validation-name="val36" table:formula="oooc:=[.H20]+[.I20]" office:value-type="float" office:value="0">
            <text:p>0</text:p>
          </table:table-cell>
          <table:table-cell table:style-name="ce165" table:content-validation-name="val36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Gyorsaság</text:p>
          </table:table-cell>
          <table:covered-table-cell table:style-name="ce41"/>
          <table:table-cell table:style-name="ce55" table:content-validation-name="val13" office:value-type="float" office:value="4" table:number-columns-spanned="2" table:number-rows-spanned="1">
            <text:p>4</text:p>
          </table:table-cell>
          <table:covered-table-cell table:style-name="ce69" table:content-validation-name="val27"/>
          <table:table-cell table:style-name="ce85" table:content-validation-name="val37" table:formula="oooc:=VLOOKUP([.C21];tulajdonsagok;2)" office:value-type="float" office:value="15">
            <text:p>15</text:p>
          </table:table-cell>
          <table:table-cell/>
          <table:table-cell table:style-name="ce120" office:value-type="string">
            <text:p>Íjászat</text:p>
          </table:table-cell>
          <table:table-cell table:number-columns-repeated="2" table:style-name="ce133" table:content-validation-name="val47"/>
          <table:table-cell table:style-name="ce150" table:content-validation-name="val36" table:formula="oooc:=[.H21]+[.I21]" office:value-type="float" office:value="0">
            <text:p>0</text:p>
          </table:table-cell>
          <table:table-cell table:style-name="ce165" table:content-validation-name="val36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Intelligencia</text:p>
          </table:table-cell>
          <table:covered-table-cell table:style-name="ce41"/>
          <table:table-cell table:style-name="ce55" table:content-validation-name="val14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2];tulajdonsagok;2)" office:value-type="float" office:value="5">
            <text:p>5</text:p>
          </table:table-cell>
          <table:table-cell/>
          <table:table-cell table:style-name="ce120" office:value-type="string">
            <text:p>Lövészet</text:p>
          </table:table-cell>
          <table:table-cell table:number-columns-repeated="2" table:style-name="ce133" table:content-validation-name="val47"/>
          <table:table-cell table:style-name="ce151" table:content-validation-name="val36" table:formula="oooc:=[.H22]+[.I22]" office:value-type="float" office:value="0">
            <text:p>0</text:p>
          </table:table-cell>
          <table:table-cell table:style-name="ce165" table:content-validation-name="val36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mlékezet</text:p>
          </table:table-cell>
          <table:covered-table-cell table:style-name="ce41"/>
          <table:table-cell table:style-name="ce55" table:content-validation-name="val15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3];tulajdonsagok;2)" office:value-type="float" office:value="5">
            <text:p>5</text:p>
          </table:table-cell>
          <table:table-cell/>
          <table:table-cell table:style-name="ce120" office:value-type="string">
            <text:p>Ostromlövészet</text:p>
          </table:table-cell>
          <table:table-cell table:number-columns-repeated="2" table:style-name="ce133" table:content-validation-name="val47"/>
          <table:table-cell table:style-name="ce152" table:content-validation-name="val36" table:formula="oooc:=[.H23]+[.I23]" office:value-type="float" office:value="0">
            <text:p>0</text:p>
          </table:table-cell>
          <table:table-cell table:style-name="ce165" table:content-validation-name="val36" table:formula="oooc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3"/>
          <table:table-cell table:style-name="ce176" table:number-columns-repeated="239"/>
        </table:table-row>
        <table:table-row table:style-name="ro2">
          <table:table-cell table:style-name="ce14" office:value-type="string" table:number-columns-spanned="2" table:number-rows-spanned="1">
            <text:p>Önuralom</text:p>
          </table:table-cell>
          <table:covered-table-cell table:style-name="ce41"/>
          <table:table-cell table:style-name="ce55" table:content-validation-name="val16" office:value-type="float" office:value="2" table:number-columns-spanned="2" table:number-rows-spanned="1">
            <text:p>2</text:p>
          </table:table-cell>
          <table:covered-table-cell table:style-name="ce69" table:content-validation-name="val27"/>
          <table:table-cell table:style-name="ce85" table:content-validation-name="val37" table:formula="oooc:=VLOOKUP([.C24];tulajdonsagok;2)" office:value-type="float" office:value="8">
            <text:p>8</text:p>
          </table:table-cell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ce174"/>
          <table:table-cell table:style-name="Default" table:number-columns-repeated="3"/>
          <table:table-cell table:style-name="ce177" table:number-columns-repeated="238"/>
          <table:table-cell table:number-columns-repeated="2"/>
        </table:table-row>
        <table:table-row table:style-name="ro2">
          <table:table-cell table:style-name="ce14" office:value-type="string" table:number-columns-spanned="2" table:number-rows-spanned="1">
            <text:p>Fogékonyság</text:p>
          </table:table-cell>
          <table:covered-table-cell table:style-name="ce41"/>
          <table:table-cell table:style-name="ce55" table:content-validation-name="val17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5];tulajdonsagok;2)" office:value-type="float" office:value="5">
            <text:p>5</text:p>
          </table:table-cell>
          <table:table-cell/>
          <table:table-cell table:style-name="ce121" office:value-type="string" table:number-columns-spanned="5" table:number-rows-spanned="1">
            <text:p>Átfogó képzettségek</text:p>
          </table:table-cell>
          <table:covered-table-cell table:number-columns-repeated="3" table:style-name="ce134"/>
          <table:covered-table-cell table:style-name="ce166"/>
          <table:table-cell table:number-columns-repeated="245"/>
        </table:table-row>
        <table:table-row table:style-name="ro2">
          <table:table-cell table:style-name="ce15" table:number-columns-spanned="2" table:number-rows-spanned="1"/>
          <table:covered-table-cell table:style-name="ce42"/>
          <table:table-cell table:style-name="ce56" table:content-validation-name="val18" table:number-columns-spanned="2" table:number-rows-spanned="1"/>
          <table:covered-table-cell/>
          <table:table-cell table:style-name="ce86"/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6" office:value-type="string" table:number-columns-spanned="2" table:number-rows-spanned="1">
            <text:p>Összes pont</text:p>
          </table:table-cell>
          <table:covered-table-cell table:style-name="ce41"/>
          <table:table-cell table:style-name="ce57" table:content-validation-name="val19" table:formula="oooc:=64+(ROUNDDOWN(([.D8]/4);0)*2)" office:value-type="float" office:value="68" table:number-columns-spanned="2" table:number-rows-spanned="1">
            <text:p>68</text:p>
          </table:table-cell>
          <table:covered-table-cell table:style-name="ce41" table:content-validation-name="val19"/>
          <table:table-cell table:style-name="ce86"/>
          <table:table-cell/>
          <table:table-cell table:style-name="ce122" office:value-type="string">
            <text:p>Akrobatika</text:p>
          </table:table-cell>
          <table:table-cell table:number-columns-repeated="2" table:style-name="ce133" table:content-validation-name="val47"/>
          <table:table-cell table:style-name="ce153" table:content-validation-name="val36" table:formula="oooc:=[.H27]+[.I27]" office:value-type="float" office:value="0">
            <text:p>0</text:p>
          </table:table-cell>
          <table:table-cell table:style-name="ce165" table:content-validation-name="val36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3"/>
          <table:table-cell table:style-name="ce58" table:content-validation-name="val19" table:formula="oooc:=[.C27]-SUM([.E18:.E25])" office:value-type="float" office:value="6" table:number-columns-spanned="2" table:number-rows-spanned="1">
            <text:p>6</text:p>
          </table:table-cell>
          <table:covered-table-cell table:style-name="ce43" table:content-validation-name="val19"/>
          <table:table-cell table:style-name="ce87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28]+[.I28]" office:value-type="float" office:value="0">
            <text:p>0</text:p>
          </table:table-cell>
          <table:table-cell table:style-name="ce165" table:content-validation-name="val36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29]+[.I29]" office:value-type="float" office:value="0">
            <text:p>0</text:p>
          </table:table-cell>
          <table:table-cell table:style-name="ce165" table:content-validation-name="val36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3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4"/>
          <table:covered-table-cell table:style-name="ce59" office:value-type="string">
            <text:p>Fortélyok</text:p>
          </table:covered-table-cell>
          <table:covered-table-cell table:style-name="ce44"/>
          <table:covered-table-cell table:style-name="ce88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30]+[.I30]" office:value-type="float" office:value="0">
            <text:p>0</text:p>
          </table:table-cell>
          <table:table-cell table:style-name="ce165" table:content-validation-name="val36" table:formula="oooc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176" table:number-columns-repeated="240"/>
          <table:table-cell table:number-columns-repeated="2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 table:number-columns-repeated="2"/>
          <table:table-cell table:style-name="ce36" table:number-columns-repeated="3"/>
          <table:table-cell table:style-name="ce78" table:number-columns-repeated="2"/>
          <table:table-cell table:style-name="ce177" table:number-columns-repeated="238"/>
        </table:table-row>
        <table:table-row table:style-name="ro2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5"/>
          <table:table-cell table:style-name="ce61" table:content-validation-name="val20" office:value-type="float" office:value="3">
            <text:p>3</text:p>
          </table:table-cell>
          <table:table-cell table:style-name="ce70" table:content-validation-name="val28" office:value-type="float" office:value="2">
            <text:p>2</text:p>
          </table:table-cell>
          <table:table-cell table:style-name="ce90" table:content-validation-name="val36" table:formula="oooc:=[.$D32]*[$KP_tablazat.$K$14]" office:value-type="float" office:value="30">
            <text:p>30</text:p>
          </table:table-cell>
          <table:table-cell/>
          <table:table-cell table:style-name="ce121" office:value-type="string" table:number-columns-spanned="5" table:number-rows-spanned="1">
            <text:p>Átlagos képzettségek</text:p>
          </table:table-cell>
          <table:covered-table-cell table:number-columns-repeated="3" table:style-name="ce135"/>
          <table:covered-table-cell table:style-name="ce168"/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5"/>
          <table:table-cell table:style-name="ce61" table:content-validation-name="val21" office:value-type="float" office:value="1">
            <text:p>1</text:p>
          </table:table-cell>
          <table:table-cell table:style-name="ce71" table:content-validation-name="val29" office:value-type="float" office:value="1">
            <text:p>1</text:p>
          </table:table-cell>
          <table:table-cell table:style-name="ce91" table:content-validation-name="val36" table:formula="oooc:=[.$D33]*[$KP_tablazat.$K$14]" office:value-type="float" office:value="15">
            <text:p>15</text:p>
          </table:table-cell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5"/>
          <table:table-cell table:style-name="ce61" table:content-validation-name="val22" office:value-type="float" office:value="2">
            <text:p>2</text:p>
          </table:table-cell>
          <table:table-cell table:style-name="ce70" table:content-validation-name="val30"/>
          <table:table-cell table:style-name="ce92" table:content-validation-name="val36" table:formula="oooc:=[.$D34]*[$KP_tablazat.$K$14]" office:value-type="float" office:value="0">
            <text:p>0</text:p>
          </table:table-cell>
          <table:table-cell/>
          <table:table-cell table:style-name="ce123" table:content-validation-name="val40" office:value-type="string">
            <text:p>Fájdalomtűrés</text:p>
          </table:table-cell>
          <table:table-cell table:style-name="ce133" table:content-validation-name="val48" office:value-type="float" office:value="8">
            <text:p>8</text:p>
          </table:table-cell>
          <table:table-cell table:style-name="ce133" table:content-validation-name="val50"/>
          <table:table-cell table:style-name="ce154" table:content-validation-name="val36" table:formula="oooc:=[.H34]+[.I34]" office:value-type="float" office:value="8">
            <text:p>8</text:p>
          </table:table-cell>
          <table:table-cell table:style-name="ce169" table:content-validation-name="val36" table:formula="oooc:=-IF([.$I34]&gt;0;VLOOKUP([.$I34];KP_táblázat;MATCH(&quot;Átlagos&quot;;KP_fejléc;0);0);0)+IF([.$J34];VLOOKUP([.$J34];KP_táblázat;MATCH(&quot;Átlagos&quot;;KP_fejléc;0);0);0)" office:value-type="float" office:value="39">
            <text:p>39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5"/>
          <table:table-cell table:style-name="ce61" table:content-validation-name="val23" office:value-type="float" office:value="2">
            <text:p>2</text:p>
          </table:table-cell>
          <table:table-cell table:style-name="ce70" table:content-validation-name="val7"/>
          <table:table-cell table:style-name="ce93" table:content-validation-name="val36" table:formula="oooc:=[.$D35]*[$KP_tablazat.$K$14]" office:value-type="float" office:value="0">
            <text:p>0</text:p>
          </table:table-cell>
          <table:table-cell/>
          <table:table-cell table:style-name="ce124" office:value-type="string">
            <text:p>Észlelés</text:p>
          </table:table-cell>
          <table:table-cell table:style-name="ce133" table:content-validation-name="val49"/>
          <table:table-cell table:style-name="ce133" table:content-validation-name="val50"/>
          <table:table-cell table:style-name="ce154" table:content-validation-name="val36" table:formula="oooc:=[.H35]+[.I35]" office:value-type="float" office:value="0">
            <text:p>0</text:p>
          </table:table-cell>
          <table:table-cell table:style-name="ce169" table:content-validation-name="val36" table:formula="oooc:=-IF([.$I35]&gt;0;VLOOKUP([.$I35];KP_táblázat;MATCH(&quot;Átlagos&quot;;KP_fejléc;0);0);0)+IF([.$J35];VLOOKUP([.$J3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office:value-type="string" table:number-columns-spanned="2" table:number-rows-spanned="1">
            <text:p>Sárkány ököl</text:p>
          </table:table-cell>
          <table:covered-table-cell table:style-name="ce46"/>
          <table:table-cell table:style-name="ce61" table:content-validation-name="val23" office:value-type="float" office:value="3">
            <text:p>3</text:p>
          </table:table-cell>
          <table:table-cell table:style-name="ce70" table:content-validation-name="val23" office:value-type="float" office:value="3">
            <text:p>3</text:p>
          </table:table-cell>
          <table:table-cell table:style-name="ce94" table:content-validation-name="val36" table:formula="oooc:=[.$D36]*[$KP_tablazat.$K$14]" office:value-type="float" office:value="45">
            <text:p>45</text:p>
          </table:table-cell>
          <table:table-cell/>
          <table:table-cell table:style-name="ce124" office:value-type="string">
            <text:p>Emberismeret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36]+[.I36]" office:value-type="float" office:value="0">
            <text:p>0</text:p>
          </table:table-cell>
          <table:table-cell table:style-name="ce169" table:content-validation-name="val36" table:formula="oooc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office:value-type="string" table:number-columns-spanned="2" table:number-rows-spanned="1">
            <text:p>Vakharc</text:p>
          </table:table-cell>
          <table:covered-table-cell table:style-name="ce46"/>
          <table:table-cell table:style-name="ce61" table:content-validation-name="val23" office:value-type="float" office:value="3">
            <text:p>3</text:p>
          </table:table-cell>
          <table:table-cell table:style-name="ce70" table:content-validation-name="val23" office:value-type="float" office:value="2">
            <text:p>2</text:p>
          </table:table-cell>
          <table:table-cell table:style-name="ce95" table:content-validation-name="val36" table:formula="oooc:=[.$D37]*[$KP_tablazat.$K$14]" office:value-type="float" office:value="30">
            <text:p>3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37]+[.I37]" office:value-type="float" office:value="0">
            <text:p>0</text:p>
          </table:table-cell>
          <table:table-cell table:style-name="ce169" table:content-validation-name="val36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6" table:content-validation-name="val36" table:formula="oooc:=[.$D38]*[$KP_tablazat.$K$14]" office:value-type="float" office:value="0">
            <text:p>0</text:p>
          </table:table-cell>
          <table:table-cell/>
          <table:table-cell table:style-name="ce122" office:value-type="string">
            <text:p>Lovaglás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38]+[.I38]" office:value-type="float" office:value="0">
            <text:p>0</text:p>
          </table:table-cell>
          <table:table-cell table:style-name="ce169" table:content-validation-name="val36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7" table:content-validation-name="val36" table:formula="oooc:=[.$D39]*[$KP_tablazat.$K$14]" office:value-type="float" office:value="0">
            <text:p>0</text:p>
          </table:table-cell>
          <table:table-cell/>
          <table:table-cell table:style-name="ce122" office:value-type="string">
            <text:p>Ugrás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39]+[.I39]" office:value-type="float" office:value="0">
            <text:p>0</text:p>
          </table:table-cell>
          <table:table-cell table:style-name="ce169" table:content-validation-name="val36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8" table:content-validation-name="val36" table:formula="oooc:=[.$D40]*[$KP_tablazat.$K$14]" office:value-type="float" office:value="0">
            <text:p>0</text:p>
          </table:table-cell>
          <table:table-cell/>
          <table:table-cell table:style-name="ce122" office:value-type="string">
            <text:p>Esés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40]+[.I40]" office:value-type="float" office:value="0">
            <text:p>0</text:p>
          </table:table-cell>
          <table:table-cell table:style-name="ce169" table:content-validation-name="val36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9" table:content-validation-name="val36" table:formula="oooc:=[.$D41]*[$KP_tablazat.$K$14]" office:value-type="float" office:value="0">
            <text:p>0</text:p>
          </table:table-cell>
          <table:table-cell/>
          <table:table-cell table:style-name="ce122" office:value-type="string">
            <text:p>Lopakodás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41]+[.I41]" office:value-type="float" office:value="0">
            <text:p>0</text:p>
          </table:table-cell>
          <table:table-cell table:style-name="ce169" table:content-validation-name="val36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style-name="ce176" table:number-columns-repeated="238"/>
        </table:table-row>
        <table:table-row table:style-name="ro2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2]+[.I42]" office:value-type="float" office:value="0">
            <text:p>0</text:p>
          </table:table-cell>
          <table:table-cell table:style-name="ce169" table:content-validation-name="val36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3"/>
          <table:table-cell table:style-name="ce78" table:number-columns-repeated="2"/>
          <table:table-cell table:style-name="ce177" table:number-columns-repeated="238"/>
        </table:table-row>
        <table:table-row table:style-name="ro2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5"/>
          <table:table-cell table:style-name="ce62" table:content-validation-name="val24" office:value-type="float" office:value="1">
            <text:p>1</text:p>
          </table:table-cell>
          <table:table-cell table:style-name="ce70" table:content-validation-name="val31"/>
          <table:table-cell table:style-name="ce100" table:content-validation-name="val36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3]+[.I43]" office:value-type="float" office:value="0">
            <text:p>0</text:p>
          </table:table-cell>
          <table:table-cell table:style-name="ce169" table:content-validation-name="val36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1" table:content-validation-name="val36" table:formula="oooc:=[.$D44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4]+[.I44]" office:value-type="float" office:value="0">
            <text:p>0</text:p>
          </table:table-cell>
          <table:table-cell table:style-name="ce169" table:content-validation-name="val36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2" table:content-validation-name="val23"/>
          <table:table-cell table:style-name="ce70" table:content-validation-name="val23"/>
          <table:table-cell table:style-name="ce102" table:content-validation-name="val36" table:formula="oooc:=[.$D45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5]+[.I45]" office:value-type="float" office:value="0">
            <text:p>0</text:p>
          </table:table-cell>
          <table:table-cell table:style-name="ce169" table:content-validation-name="val36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3" table:content-validation-name="val36" table:formula="oooc:=[.$D46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6]+[.I46]" office:value-type="float" office:value="0">
            <text:p>0</text:p>
          </table:table-cell>
          <table:table-cell table:style-name="ce169" table:content-validation-name="val36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4" table:content-validation-name="val36" table:formula="oooc:=[.$D47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7]+[.I47]" office:value-type="float" office:value="0">
            <text:p>0</text:p>
          </table:table-cell>
          <table:table-cell table:style-name="ce169" table:content-validation-name="val36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5" table:content-validation-name="val36" table:formula="oooc:=[.$D48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8]+[.I48]" office:value-type="float" office:value="0">
            <text:p>0</text:p>
          </table:table-cell>
          <table:table-cell table:style-name="ce169" table:content-validation-name="val36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6" table:content-validation-name="val36" table:formula="oooc:=[.$D49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9]+[.I49]" office:value-type="float" office:value="0">
            <text:p>0</text:p>
          </table:table-cell>
          <table:table-cell table:style-name="ce169" table:content-validation-name="val36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3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50]+[.I50]" office:value-type="float" office:value="0">
            <text:p>0</text:p>
          </table:table-cell>
          <table:table-cell table:style-name="ce169" table:content-validation-name="val36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4" office:value-type="string" table:number-columns-spanned="2" table:number-rows-spanned="1">
            <text:p>Összesen MF</text:p>
          </table:table-cell>
          <table:covered-table-cell table:style-name="ce47"/>
          <table:table-cell table:style-name="ce63" table:content-validation-name="val25" table:formula="oooc:=SUM([Harcértékek.C25:.C30];[Harcértékek.C33:.C34])" office:value-type="float" office:value="2" table:number-columns-spanned="2" table:number-rows-spanned="1">
            <text:p>2 fok</text:p>
          </table:table-cell>
          <table:covered-table-cell table:style-name="ce72" table:content-validation-name="val32"/>
          <table:table-cell table:style-name="ce107" table:content-validation-name="val38" table:formula="oooc:=[.$C$51]*[$KP_tablazat.$K$14]" office:value-type="float" office:value="30">
            <text:p>3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51]+[.I51]" office:value-type="float" office:value="0">
            <text:p>0</text:p>
          </table:table-cell>
          <table:table-cell table:style-name="ce169" table:content-validation-name="val36" table:formula="oooc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6" office:value-type="string" table:number-columns-spanned="3" table:number-rows-spanned="1">
            <text:p>Fortélyokra elköltött KP</text:p>
          </table:table-cell>
          <table:covered-table-cell table:number-columns-repeated="2" table:style-name="ce41"/>
          <table:table-cell table:style-name="ce73" table:content-validation-name="val33" table:formula="oooc:=SUM([.$E$32:.$E$41])+SUM([.E43:.E47])+SUM([.E51])+SUM([Tartalék.F9:.F32])" office:value-type="float" office:value="150" table:number-columns-spanned="2" table:number-rows-spanned="1">
            <text:p>150 KP</text:p>
          </table:table-cell>
          <table:covered-table-cell table:style-name="ce108"/>
          <table:table-cell/>
          <table:table-cell table:style-name="ce121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6"/>
          <table:covered-table-cell table:style-name="ce170"/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7" table:number-columns-spanned="3" table:number-rows-spanned="1"/>
          <table:covered-table-cell table:number-columns-repeated="2" table:style-name="ce38"/>
          <table:table-cell table:style-name="ce74" table:formula="oooc:=([.$D$53]/[.$E$11])" office:value-type="percentage" office:value="0.15" table:number-columns-spanned="2" table:number-rows-spanned="1">
            <text:p>(Össz KP 15%-a)</text:p>
          </table:table-cell>
          <table:covered-table-cell table:style-name="ce87"/>
          <table:table-cell/>
          <table:table-cell table:style-name="ce125" office:value-type="string">
            <text:p>Név</text:p>
          </table:table-cell>
          <table:table-cell table:style-name="ce137" office:value-type="string">
            <text:p>Szint</text:p>
          </table:table-cell>
          <table:table-cell table:style-name="ce60" office:value-type="string">
            <text:p>Bónusz</text:p>
          </table:table-cell>
          <table:table-cell table:style-name="ce60" office:value-type="string">
            <text:p>Összesen</text:p>
          </table:table-cell>
          <table:table-cell table:style-name="ce171" office:value-type="string">
            <text:p>KP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8" office:value-type="string" table:number-columns-spanned="5" table:number-rows-spanned="1">
            <text:p>Manőverek</text:p>
          </table:table-cell>
          <table:covered-table-cell table:number-columns-repeated="3" table:style-name="ce48"/>
          <table:covered-table-cell table:style-name="ce109"/>
          <table:table-cell/>
          <table:table-cell table:style-name="ce126" table:content-validation-name="val41" office:value-type="string">
            <text:p>Helyismeret: [<text:span text:style-name="T3">saját város</text:span><text:span text:style-name="T4">]</text:span></text:p>
          </table:table-cell>
          <table:table-cell table:style-name="ce138" table:content-validation-name="val51"/>
          <table:table-cell table:style-name="ce143" table:content-validation-name="val50" office:value-type="float" office:value="10">
            <text:p>+10</text:p>
          </table:table-cell>
          <table:table-cell table:style-name="ce155" table:content-validation-name="val36" table:formula="oooc:=[.H55]+[.I55]" office:value-type="float" office:value="10">
            <text:p>10</text:p>
          </table:table-cell>
          <table:table-cell table:style-name="ce165" table:content-validation-name="val36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3" table:number-rows-spanned="1">
            <text:p>Szabadon felvehető Manőver fokok</text:p>
          </table:table-cell>
          <table:covered-table-cell table:style-name="ce49"/>
          <table:covered-table-cell table:style-name="ce64"/>
          <table:table-cell table:style-name="ce75" table:content-validation-name="val34" table:formula="oooc:=(ROUNDDOWN(SUM([.J16:.J19])/[KP_tablazat.K16]))-SUM([.C58:.C62])" office:value-type="float" office:value="4" table:number-columns-spanned="2" table:number-rows-spanned="1">
            <text:p>4 db</text:p>
          </table:table-cell>
          <table:covered-table-cell table:style-name="ce110"/>
          <table:table-cell/>
          <table:table-cell table:style-name="ce126" table:content-validation-name="val42" office:value-type="string">
            <text:p>Történel.ism:[<text:span text:style-name="T3">saját állam</text:span><text:span text:style-name="T5">]</text:span></text:p>
          </table:table-cell>
          <table:table-cell table:style-name="ce138" table:content-validation-name="val52"/>
          <table:table-cell table:style-name="ce143" table:content-validation-name="val50" office:value-type="float" office:value="3">
            <text:p>+3</text:p>
          </table:table-cell>
          <table:table-cell table:style-name="ce155" table:content-validation-name="val36" table:formula="oooc:=[.H56]+[.I56]" office:value-type="float" office:value="3">
            <text:p>3</text:p>
          </table:table-cell>
          <table:table-cell table:style-name="ce165" table:content-validation-name="val36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0" office:value-type="string" table:number-columns-spanned="2" table:number-rows-spanned="1">
            <text:p>Manőver neve</text:p>
          </table:table-cell>
          <table:covered-table-cell table:style-name="ce50"/>
          <table:table-cell table:style-name="ce65" office:value-type="string">
            <text:p>Fok</text:p>
          </table:table-cell>
          <table:table-cell table:style-name="ce76" office:value-type="string">
            <text:p>Bónusz</text:p>
          </table:table-cell>
          <table:table-cell table:style-name="ce111" office:value-type="string">
            <text:p>Nehézség</text:p>
          </table:table-cell>
          <table:table-cell/>
          <table:table-cell table:style-name="ce126" table:content-validation-name="val43" office:value-type="string">
            <text:p>Vallásism – [<text:span text:style-name="T3">saját vallás</text:span><text:span text:style-name="T5">]</text:span></text:p>
          </table:table-cell>
          <table:table-cell table:style-name="ce138" table:content-validation-name="val53"/>
          <table:table-cell table:style-name="ce143" table:content-validation-name="val50" office:value-type="float" office:value="3">
            <text:p>+3</text:p>
          </table:table-cell>
          <table:table-cell table:style-name="ce155" table:content-validation-name="val36" table:formula="oooc:=[.H57]+[.I57]" office:value-type="float" office:value="3">
            <text:p>3</text:p>
          </table:table-cell>
          <table:table-cell table:style-name="ce165" table:content-validation-name="val36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1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6" table:content-validation-name="val44" office:value-type="string">
            <text:p>Nyelvismeret – [<text:span text:style-name="T3">saját nyelv</text:span><text:span text:style-name="T5">]</text:span></text:p>
          </table:table-cell>
          <table:table-cell table:style-name="ce138" table:content-validation-name="val54"/>
          <table:table-cell table:style-name="ce143" table:content-validation-name="val50" office:value-type="float" office:value="9">
            <text:p>+9</text:p>
          </table:table-cell>
          <table:table-cell table:style-name="ce155" table:content-validation-name="val36" table:formula="oooc:=[.H58]+[.I58]" office:value-type="float" office:value="9">
            <text:p>9</text:p>
          </table:table-cell>
          <table:table-cell table:style-name="ce165" table:content-validation-name="val36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5"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6" table:content-validation-name="val45" office:value-type="string">
            <text:p>Nyelvismeret – Közös</text:p>
          </table:table-cell>
          <table:table-cell table:style-name="ce138" table:content-validation-name="val55"/>
          <table:table-cell table:style-name="ce143" table:content-validation-name="val50" office:value-type="float" office:value="6">
            <text:p>+6</text:p>
          </table:table-cell>
          <table:table-cell table:style-name="ce155" table:content-validation-name="val36" table:formula="oooc:=[.H59]+[.I59]" office:value-type="float" office:value="6">
            <text:p>6</text:p>
          </table:table-cell>
          <table:table-cell table:style-name="ce165" table:content-validation-name="val36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7"/>
          <table:table-cell table:number-columns-repeated="2" table:style-name="ce139" table:content-validation-name="val50"/>
          <table:table-cell table:style-name="ce156" table:content-validation-name="val36" table:formula="oooc:=[.H60]+[.I60]" office:value-type="float" office:value="0">
            <text:p>0</text:p>
          </table:table-cell>
          <table:table-cell table:style-name="ce165" table:content-validation-name="val36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7"/>
          <table:table-cell table:number-columns-repeated="2" table:style-name="ce139" table:content-validation-name="val50"/>
          <table:table-cell table:style-name="ce156" table:content-validation-name="val36" table:formula="oooc:=[.H61]+[.I61]" office:value-type="float" office:value="0">
            <text:p>0</text:p>
          </table:table-cell>
          <table:table-cell table:style-name="ce165" table:content-validation-name="val36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3"/>
          <table:table-cell table:style-name="ce67" table:content-validation-name="val26"/>
          <table:table-cell table:style-name="ce67" table:content-validation-name="val35"/>
          <table:table-cell table:style-name="ce113" table:content-validation-name="val39"/>
          <table:table-cell/>
          <table:table-cell table:style-name="ce128"/>
          <table:table-cell table:number-columns-repeated="2" table:style-name="ce140" table:content-validation-name="val50"/>
          <table:table-cell table:style-name="ce157" table:content-validation-name="val36" table:formula="oooc:=[.H62]+[.I62]" office:value-type="float" office:value="0">
            <text:p>0</text:p>
          </table:table-cell>
          <table:table-cell table:style-name="ce172" table:content-validation-name="val36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2" table:number-rows-repeated="9">
          <table:table-cell table:style-name="Default" table:number-columns-repeated="5"/>
          <table:table-cell table:number-columns-repeated="251"/>
        </table:table-row>
        <table:table-row table:style-name="ro2" table:number-rows-repeated="6546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2">
          <table:table-cell table:style-name="ce178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4"/>
          <table:covered-table-cell table:number-columns-repeated="2"/>
          <table:table-cell table:number-columns-repeated="247"/>
        </table:table-row>
        <table:table-row table:style-name="ro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179"/>
          <table:table-cell table:style-name="ce204" table:content-validation-name="val65" office:value-type="string">
            <text:p>+ HM</text:p>
          </table:table-cell>
          <table:table-cell table:style-name="ce227" office:value-type="string">
            <text:p>Konstans</text:p>
          </table:table-cell>
          <table:table-cell table:style-name="ce204" table:content-validation-name="val80" office:value-type="string">
            <text:p>Módosítók</text:p>
          </table:table-cell>
          <table:table-cell table:style-name="ce204" table:content-validation-name="val86" office:value-type="string">
            <text:p>Összesen</text:p>
          </table:table-cell>
          <table:table-cell/>
          <table:table-cell table:style-name="ce241" office:value-type="string" table:number-columns-spanned="2" table:number-rows-spanned="1">
            <text:p>Összesen felvett HM:</text:p>
          </table:table-cell>
          <table:covered-table-cell/>
          <table:table-cell table:style-name="ce298" table:content-validation-name="val106" table:formula="oooc:=SUM([.B5:.B6])" office:value-type="float" office:value="100">
            <text:p>100 HM</text:p>
          </table:table-cell>
          <table:table-cell table:number-columns-repeated="247"/>
        </table:table-row>
        <table:table-row table:style-name="ro1">
          <table:table-cell table:style-name="ce180" office:value-type="string">
            <text:p>KÉ alap</text:p>
          </table:table-cell>
          <table:table-cell table:style-name="ce205" office:value-type="string">
            <text:p>-</text:p>
          </table:table-cell>
          <table:table-cell table:style-name="ce228" table:content-validation-name="val72" office:value-type="float" office:value="10">
            <text:p>10</text:p>
          </table:table-cell>
          <table:table-cell table:style-name="ce228" table:content-validation-name="val81" table:formula="oooc:=2*([Tulajdonságok_képzettségek.C21])+[Tulajdonságok_képzettségek.$D$8]+(4*[Tulajdonságok_képzettségek.D33])" office:value-type="float" office:value="22">
            <text:p>22</text:p>
          </table:table-cell>
          <table:table-cell table:style-name="ce254" table:content-validation-name="val87" table:formula="oooc:=[.C4]+[.D4]" office:value-type="float" office:value="32">
            <text:p>32</text:p>
          </table:table-cell>
          <table:table-cell/>
          <table:table-cell table:style-name="ce241" office:value-type="string" table:number-columns-spanned="2" table:number-rows-spanned="1">
            <text:p>Max felvehető HM:</text:p>
          </table:table-cell>
          <table:covered-table-cell/>
          <table:table-cell table:style-name="ce299" table:content-validation-name="val33" table:formula="oooc:=([KP_tablazat.K20]+[Tulajdonságok_képzettségek.C20])*[Tulajdonságok_képzettségek.$D$8]" office:value-type="float" office:value="80">
            <text:p>80 HM</text:p>
          </table:table-cell>
          <table:table-cell table:number-columns-repeated="247"/>
        </table:table-row>
        <table:table-row table:style-name="ro1">
          <table:table-cell table:style-name="ce180" office:value-type="string">
            <text:p>TÉ alap</text:p>
          </table:table-cell>
          <table:table-cell table:style-name="ce206" table:content-validation-name="val66" office:value-type="float" office:value="50">
            <text:p>50</text:p>
          </table:table-cell>
          <table:table-cell table:style-name="ce228" table:content-validation-name="val72" office:value-type="float" office:value="20">
            <text:p>20</text:p>
          </table:table-cell>
          <table:table-cell table:style-name="ce228" table:content-validation-name="val82" table:formula="oooc:=2*([Tulajdonságok_képzettségek.C18]+[Tulajdonságok_képzettségek.C20]+[Tulajdonságok_képzettségek.C21])+ROUNDDOWN([Tulajdonságok_képzettségek.H27]*[Tulajdonságok_képzettségek.D34]*0.5)" office:value-type="float" office:value="12">
            <text:p>12</text:p>
          </table:table-cell>
          <table:table-cell table:style-name="ce254" table:content-validation-name="val88" table:formula="oooc:=[.C5]+[.B5]+[.D5]" office:value-type="float" office:value="82">
            <text:p>8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80" office:value-type="string">
            <text:p>VÉ alap</text:p>
          </table:table-cell>
          <table:table-cell table:style-name="ce207" table:content-validation-name="val67" office:value-type="float" office:value="50">
            <text:p>50</text:p>
          </table:table-cell>
          <table:table-cell table:style-name="ce228" table:content-validation-name="val72" office:value-type="float" office:value="120">
            <text:p>120</text:p>
          </table:table-cell>
          <table:table-cell table:style-name="ce228" table:content-validation-name="val83" table:formula="oooc:=2*([Tulajdonságok_képzettségek.C20]+[Tulajdonságok_képzettségek.C21])+ROUNDDOWN([Tulajdonságok_képzettségek.H27]*[Tulajdonságok_képzettségek.D34]*0.5)" office:value-type="float" office:value="12">
            <text:p>12</text:p>
          </table:table-cell>
          <table:table-cell table:style-name="ce254" table:content-validation-name="val89" table:formula="oooc:=[.C6]+[.B6]+[.D6]" office:value-type="float" office:value="182">
            <text:p>18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241" office:value-type="string" table:number-columns-spanned="2" table:number-rows-spanned="1">
            <text:p>Össz felvett CM:</text:p>
          </table:table-cell>
          <table:covered-table-cell/>
          <table:table-cell table:style-name="ce300" table:content-validation-name="val33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0" office:value-type="string">
            <text:p>CÉ alap</text:p>
          </table:table-cell>
          <table:table-cell table:style-name="ce208" table:content-validation-name="val68" office:value-type="float" office:value="0">
            <text:p>0</text:p>
          </table:table-cell>
          <table:table-cell table:style-name="ce228" table:content-validation-name="val73" table:formula="oooc:=[KP_tablazat.K17]" office:value-type="float" office:value="-30">
            <text:p>-30</text:p>
          </table:table-cell>
          <table:table-cell table:style-name="ce129" table:content-validation-name="val84" table:formula="oooc:=2*[Tulajdonságok_képzettségek.C24]" office:value-type="float" office:value="4">
            <text:p>4</text:p>
          </table:table-cell>
          <table:table-cell table:style-name="ce254" table:content-validation-name="val90" table:formula="oooc:=[.C8]+[.B8]+[.D8]" office:value-type="float" office:value="-26">
            <text:p>-26</text:p>
          </table:table-cell>
          <table:table-cell/>
          <table:table-cell table:style-name="ce241" office:value-type="string" table:number-columns-spanned="2" table:number-rows-spanned="1">
            <text:p>Max felvehető CM:</text:p>
          </table:table-cell>
          <table:covered-table-cell/>
          <table:table-cell table:style-name="ce299" table:content-validation-name="val107" table:formula="oooc:=[KP_tablazat.K23]*[Tulajdonságok_képzettségek.$D$8]" office:value-type="float" office:value="40">
            <text:p>40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174"/>
          <table:covered-table-cell table:number-columns-repeated="3"/>
          <table:table-cell table:number-columns-repeated="247"/>
        </table:table-row>
        <table:table-row table:style-name="ro2">
          <table:table-cell table:style-name="ce181" office:value-type="string">
            <text:p>Maradt KP:</text:p>
          </table:table-cell>
          <table:table-cell table:style-name="ce209" table:content-validation-name="val33" table:formula="oooc:=[Tulajdonságok_képzettségek.E10]" office:value-type="float" office:value="91">
            <text:p>91</text:p>
          </table:table-cell>
          <table:table-cell/>
          <table:table-cell table:style-name="ce241" office:value-type="string">
            <text:p>KP HM-re:</text:p>
          </table:table-cell>
          <table:table-cell table:style-name="ce255" table:content-validation-name="val91" table:formula="oooc:=[.I3]*[KP_tablazat.K19]+[.I7]*[KP_tablazat.K22]" office:value-type="float" office:value="400">
            <text:p>400 KP</text:p>
          </table:table-cell>
          <table:table-cell/>
          <table:table-cell table:style-name="ce241" office:value-type="string" table:number-columns-spanned="2" table:number-rows-spanned="1">
            <text:p>Átlag HM</text:p>
          </table:table-cell>
          <table:covered-table-cell/>
          <table:table-cell table:style-name="ce301" table:content-validation-name="val108" table:formula="oooc:=(([.I3]+[.I7])/[Tulajdonságok_képzettségek.D8])" office:value-type="float" office:value="10">
            <text:p>10 HM</text:p>
          </table:table-cell>
          <table:table-cell table:number-columns-repeated="247"/>
        </table:table-row>
        <table:table-row table:style-name="ro5">
          <table:table-cell table:style-name="ce182"/>
          <table:table-cell table:style-name="ce182" table:number-columns-spanned="6" table:number-rows-spanned="1"/>
          <table:covered-table-cell table:number-columns-repeated="5" table:style-name="ce182"/>
          <table:table-cell table:style-name="ce182" table:number-columns-repeated="249"/>
        </table:table-row>
        <table:table-row table:style-name="ro6">
          <table:table-cell table:style-name="ce178" office:value-type="string" table:number-columns-spanned="9" table:number-rows-spanned="1">
            <text:p>Harcmodor harcértékek</text:p>
          </table:table-cell>
          <table:covered-table-cell table:number-columns-repeated="5" table:style-name="ce129"/>
          <table:covered-table-cell table:number-columns-repeated="2" table:style-name="ce41"/>
          <table:covered-table-cell table:style-name="ce177"/>
          <table:table-cell/>
          <table:table-cell table:style-name="Default"/>
          <table:table-cell table:number-columns-repeated="245"/>
        </table:table-row>
        <table:table-row table:style-name="ro7">
          <table:table-cell table:style-name="ce183" office:value-type="string" table:number-columns-spanned="2" table:number-rows-spanned="1">
            <text:p>Harcmodor</text:p>
          </table:table-cell>
          <table:covered-table-cell table:style-name="ce41"/>
          <table:table-cell table:style-name="ce229" table:content-validation-name="val74" office:value-type="string">
            <text:p>Szint</text:p>
          </table:table-cell>
          <table:table-cell table:style-name="ce229" office:value-type="string">
            <text:p>KÉ</text:p>
          </table:table-cell>
          <table:table-cell table:style-name="ce229" office:value-type="string">
            <text:p>TÉ</text:p>
          </table:table-cell>
          <table:table-cell table:style-name="ce229" office:value-type="string">
            <text:p>VÉ</text:p>
          </table:table-cell>
          <table:table-cell table:style-name="ce229" table:content-validation-name="val95" office:value-type="string">
            <text:p>Sebesség</text:p>
          </table:table-cell>
          <table:table-cell table:style-name="ce229" office:value-type="string" table:number-columns-spanned="2" table:number-rows-spanned="1">
            <text:p>CÉ</text:p>
          </table:table-cell>
          <table:covered-table-cell table:style-name="ce302"/>
          <table:table-cell table:style-name="ce322" table:number-columns-repeated="246"/>
          <table:table-cell/>
        </table:table-row>
        <table:table-row table:style-name="ro2">
          <table:table-cell table:style-name="ce184" office:value-type="string" table:number-columns-spanned="2" table:number-rows-spanned="1">
            <text:p>Közelharc</text:p>
          </table:table-cell>
          <table:covered-table-cell table:style-name="ce41"/>
          <table:table-cell table:style-name="ce230" table:content-validation-name="val74" table:formula="oooc:=[Tulajdonságok_képzettségek.H16]" office:value-type="float" office:value="11">
            <text:p>11</text:p>
          </table:table-cell>
          <table:table-cell table:style-name="ce242" table:content-validation-name="val33" table:formula="oooc:=VLOOKUP([.$C14];harcmodorok;2)+[.$E$4]" office:value-type="float" office:value="40">
            <text:p>40</text:p>
          </table:table-cell>
          <table:table-cell table:style-name="ce242" table:content-validation-name="val33" table:formula="oooc:=VLOOKUP([.$C14];harcmodorok;3)+[.$E$5]" office:value-type="float" office:value="106">
            <text:p>106</text:p>
          </table:table-cell>
          <table:table-cell table:style-name="ce242" table:content-validation-name="val33" table:formula="oooc:=VLOOKUP([.$C14];harcmodorok;4)+[.$E$6]" office:value-type="float" office:value="206">
            <text:p>206</text:p>
          </table:table-cell>
          <table:table-cell table:style-name="ce242" table:content-validation-name="val95" table:formula="oooc:=[.C14]+[Tulajdonságok_képzettségek.$C$21]" office:value-type="float" office:value="15">
            <text:p>15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Kardvívás</text:p>
          </table:table-cell>
          <table:covered-table-cell table:style-name="ce41"/>
          <table:table-cell table:style-name="ce230" table:content-validation-name="val74" table:formula="oooc:=[Tulajdonságok_képzettségek.H17]" office:value-type="float" office:value="3">
            <text:p>3</text:p>
          </table:table-cell>
          <table:table-cell table:style-name="ce242" table:content-validation-name="val33" table:formula="oooc:=VLOOKUP([.$C15];harcmodorok;2)+[.$E$4]" office:value-type="float" office:value="32">
            <text:p>32</text:p>
          </table:table-cell>
          <table:table-cell table:style-name="ce242" table:content-validation-name="val33" table:formula="oooc:=VLOOKUP([.$C15];harcmodorok;3)+[.$E$5]" office:value-type="float" office:value="82">
            <text:p>82</text:p>
          </table:table-cell>
          <table:table-cell table:style-name="ce242" table:content-validation-name="val33" table:formula="oooc:=VLOOKUP([.$C15];harcmodorok;4)+[.$E$6]" office:value-type="float" office:value="182">
            <text:p>182</text:p>
          </table:table-cell>
          <table:table-cell table:style-name="ce242" table:content-validation-name="val95" table:formula="oooc:=[.C15]+[Tulajdonságok_képzettségek.$C$21]" office:value-type="float" office:value="7">
            <text:p>7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Pusztítás</text:p>
          </table:table-cell>
          <table:covered-table-cell table:style-name="ce41"/>
          <table:table-cell table:style-name="ce230" table:content-validation-name="val74" table:formula="oooc:=[Tulajdonságok_képzettségek.H18]" office:value-type="float" office:value="0">
            <text:p>0</text:p>
          </table:table-cell>
          <table:table-cell table:style-name="ce242" table:content-validation-name="val33" table:formula="oooc:=VLOOKUP([.$C16];harcmodorok;2)+[.$E$4]" office:value-type="float" office:value="12">
            <text:p>12</text:p>
          </table:table-cell>
          <table:table-cell table:style-name="ce242" table:content-validation-name="val33" table:formula="oooc:=VLOOKUP([.$C16];harcmodorok;3)+[.$E$5]" office:value-type="float" office:value="52">
            <text:p>52</text:p>
          </table:table-cell>
          <table:table-cell table:style-name="ce242" table:content-validation-name="val33" table:formula="oooc:=VLOOKUP([.$C16];harcmodorok;4)+[.$E$6]" office:value-type="float" office:value="152">
            <text:p>152</text:p>
          </table:table-cell>
          <table:table-cell table:style-name="ce242" table:content-validation-name="val95" table:formula="oooc:=[.C16]+[Tulajdonságok_képzettségek.$C$21]" office:value-type="float" office:value="4">
            <text:p>4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Lándzsavívás</text:p>
          </table:table-cell>
          <table:covered-table-cell table:style-name="ce41"/>
          <table:table-cell table:style-name="ce230" table:content-validation-name="val74" table:formula="oooc:=[Tulajdonságok_képzettségek.H19]" office:value-type="float" office:value="0">
            <text:p>0</text:p>
          </table:table-cell>
          <table:table-cell table:style-name="ce242" table:content-validation-name="val33" table:formula="oooc:=VLOOKUP([.$C17];harcmodorok;2)+[.$E$4]" office:value-type="float" office:value="12">
            <text:p>12</text:p>
          </table:table-cell>
          <table:table-cell table:style-name="ce242" table:content-validation-name="val33" table:formula="oooc:=VLOOKUP([.$C17];harcmodorok;3)+[.$E$5]" office:value-type="float" office:value="52">
            <text:p>52</text:p>
          </table:table-cell>
          <table:table-cell table:style-name="ce242" table:content-validation-name="val33" table:formula="oooc:=VLOOKUP([.$C17];harcmodorok;4)+[.$E$6]" office:value-type="float" office:value="152">
            <text:p>152</text:p>
          </table:table-cell>
          <table:table-cell table:style-name="ce242" table:content-validation-name="val95" table:formula="oooc:=[.C17]+[Tulajdonságok_képzettségek.$C$21]" office:value-type="float" office:value="4">
            <text:p>4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Hajítás</text:p>
          </table:table-cell>
          <table:covered-table-cell table:style-name="ce41"/>
          <table:table-cell table:style-name="ce230" table:content-validation-name="val74" table:formula="oooc:=[Tulajdonságok_képzettségek.H20]" office:value-type="float" office:value="0">
            <text:p>0</text:p>
          </table:table-cell>
          <table:table-cell table:style-name="ce242" table:content-validation-name="val33" table:formula="oooc:=VLOOKUP([.$C18];harcmodorok;2)+[.$E$4]" office:value-type="float" office:value="12">
            <text:p>12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18]+[Tulajdonságok_képzettségek.$C$21]" office:value-type="float" office:value="4">
            <text:p>4</text:p>
          </table:table-cell>
          <table:table-cell table:style-name="ce284" table:content-validation-name="val33" table:formula="oooc:=VLOOKUP([.$C18];harcmodorok;4)+[.$E$8]" office:value-type="float" office:value="-56" table:number-columns-spanned="2" table:number-rows-spanned="1">
            <text:p>-56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Íjászat</text:p>
          </table:table-cell>
          <table:covered-table-cell table:style-name="ce41"/>
          <table:table-cell table:style-name="ce230" table:content-validation-name="val74" table:formula="oooc:=[Tulajdonságok_képzettségek.H21]" office:value-type="float" office:value="0">
            <text:p>0</text:p>
          </table:table-cell>
          <table:table-cell table:style-name="ce242" table:content-validation-name="val33" table:formula="oooc:=VLOOKUP([.$C19];harcmodorok;2)+[.$E$4]" office:value-type="float" office:value="12">
            <text:p>12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19]+[Tulajdonságok_képzettségek.$C$21]" office:value-type="float" office:value="4">
            <text:p>4</text:p>
          </table:table-cell>
          <table:table-cell table:style-name="ce284" table:content-validation-name="val33" table:formula="oooc:=VLOOKUP([.$C19];harcmodorok;4)+[.$E$8]" office:value-type="float" office:value="-56" table:number-columns-spanned="2" table:number-rows-spanned="1">
            <text:p>-56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Lövészet</text:p>
          </table:table-cell>
          <table:covered-table-cell table:style-name="ce41"/>
          <table:table-cell table:style-name="ce230" table:content-validation-name="val74" table:formula="oooc:=[Tulajdonságok_képzettségek.H22]" office:value-type="float" office:value="0">
            <text:p>0</text:p>
          </table:table-cell>
          <table:table-cell table:style-name="ce242" table:content-validation-name="val33" table:formula="oooc:=VLOOKUP([.$C20];harcmodorok;2)+[.$E$4]" office:value-type="float" office:value="12">
            <text:p>12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20]+[Tulajdonságok_képzettségek.$C$21]" office:value-type="float" office:value="4">
            <text:p>4</text:p>
          </table:table-cell>
          <table:table-cell table:style-name="ce284" table:content-validation-name="val33" table:formula="oooc:=VLOOKUP([.$C20];harcmodorok;4)+[.$E$8]" office:value-type="float" office:value="-56" table:number-columns-spanned="2" table:number-rows-spanned="1">
            <text:p>-56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Ostromlövészet</text:p>
          </table:table-cell>
          <table:covered-table-cell table:style-name="ce41"/>
          <table:table-cell table:style-name="ce230" table:content-validation-name="val74" table:formula="oooc:=[Tulajdonságok_képzettségek.H23]" office:value-type="float" office:value="0">
            <text:p>0</text:p>
          </table:table-cell>
          <table:table-cell table:style-name="ce242" table:content-validation-name="val33" table:formula="oooc:=VLOOKUP([.$C21];harcmodorok;2)+[.$E$4]" office:value-type="float" office:value="12">
            <text:p>12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21]+[Tulajdonságok_képzettségek.$C$21]" office:value-type="float" office:value="4">
            <text:p>4</text:p>
          </table:table-cell>
          <table:table-cell table:style-name="ce284" table:content-validation-name="val33" table:formula="oooc:=VLOOKUP([.$C21];harcmodorok;4)+[.$E$8]" office:value-type="float" office:value="-56" table:number-columns-spanned="2" table:number-rows-spanned="1">
            <text:p>-56</text:p>
          </table:table-cell>
          <table:covered-table-cell table:style-name="ce303" table:content-validation-name="val3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8">
          <table:table-cell table:style-name="ce182" table:number-columns-spanned="9" table:number-rows-spanned="1"/>
          <table:covered-table-cell table:number-columns-repeated="7" table:style-name="ce182"/>
          <table:covered-table-cell table:style-name="ce304"/>
          <table:table-cell table:style-name="ce182"/>
          <table:table-cell table:style-name="ce330"/>
          <table:table-cell table:style-name="Default" table:number-columns-repeated="2"/>
          <table:table-cell table:style-name="ce330" table:number-columns-repeated="2"/>
          <table:table-cell table:style-name="ce182" table:number-columns-repeated="241"/>
        </table:table-row>
        <table:table-row table:style-name="ro2">
          <table:table-cell table:style-name="ce185" office:value-type="string" table:number-columns-spanned="9" table:number-rows-spanned="1">
            <text:p>Kézifegyverek értékei</text:p>
          </table:table-cell>
          <table:covered-table-cell table:style-name="ce210"/>
          <table:covered-table-cell table:number-columns-repeated="5" table:style-name="ce231"/>
          <table:covered-table-cell table:style-name="ce210"/>
          <table:covered-table-cell table:style-name="ce273"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2">
          <table:table-cell table:style-name="ce186" table:content-validation-name="val56" office:value-type="string">
            <text:p>Fegyver</text:p>
          </table:table-cell>
          <table:table-cell table:style-name="ce211" table:content-validation-name="val56" office:value-type="string">
            <text:p>Sebesség</text:p>
          </table:table-cell>
          <table:table-cell table:style-name="ce232" table:content-validation-name="val75" office:value-type="string">
            <text:p>MF</text:p>
          </table:table-cell>
          <table:table-cell table:style-name="ce243" office:value-type="string">
            <text:p>KÉ</text:p>
          </table:table-cell>
          <table:table-cell table:style-name="ce243" office:value-type="string">
            <text:p>TÉ</text:p>
          </table:table-cell>
          <table:table-cell table:style-name="ce243" office:value-type="string">
            <text:p>VÉ</text:p>
          </table:table-cell>
          <table:table-cell table:style-name="ce273" office:value-type="string">
            <text:p>SP</text:p>
          </table:table-cell>
          <table:table-cell table:style-name="ce273" office:value-type="string" table:number-columns-spanned="2" table:number-rows-spanned="1">
            <text:p>Komment</text:p>
          </table:table-cell>
          <table:covered-table-cell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1">
          <table:table-cell table:style-name="ce187" table:content-validation-name="val57" office:value-type="string">
            <text:p>Puszta kéz</text:p>
          </table:table-cell>
          <table:table-cell table:style-name="ce212" table:content-validation-name="val69" table:formula="oooc:=IF(ISNUMBER(VLOOKUP([.$A25];kezifegyverek_all;12;0))=1;VLOOKUP([.$A25];kezifegyverek_all;12;0);[KP_tablazat.$K$38])" office:value-type="float" office:value="5">
            <text:p>5</text:p>
          </table:table-cell>
          <table:table-cell table:style-name="ce233" table:content-validation-name="val76" office:value-type="float" office:value="2">
            <text:p>2</text:p>
          </table:table-cell>
          <table:table-cell table:style-name="ce236" table:content-validation-name="val33" table:formula="oooc:=IF((ISNUMBER(VLOOKUP([.$A25];kezifegyverek_all;9;0))=1);(VLOOKUP([.$A25];kezifegyverek_all;9;0)+[.$C25]*[KP_tablazat.E$47]);[KP_tablazat.$K$38])" office:value-type="float" office:value="-6">
            <text:p>-6</text:p>
          </table:table-cell>
          <table:table-cell table:style-name="ce236" table:content-validation-name="val33" table:formula="oooc:=IF((ISNUMBER(VLOOKUP([.$A25];kezifegyverek_all;10;0))=1);(VLOOKUP([.$A25];kezifegyverek_all;10;0)+[.$C25]*[KP_tablazat.$F$47]);[KP_tablazat.$K$38])" office:value-type="float" office:value="-4">
            <text:p>-4</text:p>
          </table:table-cell>
          <table:table-cell table:style-name="ce236" table:content-validation-name="val33" table:formula="oooc:=IF((ISNUMBER(VLOOKUP([.$A25];kezifegyverek_all;11;0))=1);(VLOOKUP([.$A25];kezifegyverek_all;11;0)+[.$C25]*[KP_tablazat.$G$47]);[KP_tablazat.$K$38])" office:value-type="float" office:value="-4">
            <text:p>-4</text:p>
          </table:table-cell>
          <table:table-cell table:style-name="ce236" table:content-validation-name="val96" table:formula="oooc:=(VLOOKUP([.$A25];kezifegyverek_all;3;0)+([.$C25]*[KP_tablazat.$H$47])+[Tulajdonságok_képzettségek.C18])&amp;&quot; &quot;&amp;VLOOKUP([.$A25];kezifegyverek_all;4;0)" office:value-type="string" office:string-value="-3 Z">
            <text:p>-3 Z</text:p>
          </table:table-cell>
          <table:table-cell table:style-name="ce285" office:value-type="string" table:number-columns-spanned="2" table:number-rows-spanned="1">
            <text:p>KT sebzés! Minden 5.valós ÉP</text:p>
          </table:table-cell>
          <table:covered-table-cell table:style-name="ce305"/>
          <table:table-cell table:style-name="ce323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4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Kard, hosszú</text:p>
          </table:table-cell>
          <table:table-cell table:style-name="ce212" table:content-validation-name="val69" table:formula="oooc:=IF(ISNUMBER(VLOOKUP([.$A26];kezifegyverek_all;12;0))=1;VLOOKUP([.$A26];kezifegyverek_all;12;0);[KP_tablazat.$K$38])" office:value-type="float" office:value="6">
            <text:p>6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6];kezifegyverek_all;9;0))=1);(VLOOKUP([.$A26];kezifegyverek_all;9;0)+[.$C26]*[KP_tablazat.E$47]);[KP_tablazat.$K$38])" office:value-type="float" office:value="6">
            <text:p>6</text:p>
          </table:table-cell>
          <table:table-cell table:style-name="ce236" table:content-validation-name="val33" table:formula="oooc:=IF((ISNUMBER(VLOOKUP([.$A26];kezifegyverek_all;10;0))=1);(VLOOKUP([.$A26];kezifegyverek_all;10;0)+[.$C26]*[KP_tablazat.$F$47]);[KP_tablazat.$K$38])" office:value-type="float" office:value="12">
            <text:p>12</text:p>
          </table:table-cell>
          <table:table-cell table:style-name="ce236" table:content-validation-name="val33" table:formula="oooc:=IF((ISNUMBER(VLOOKUP([.$A26];kezifegyverek_all;11;0))=1);(VLOOKUP([.$A26];kezifegyverek_all;11;0)+[.$C26]*[KP_tablazat.$G$47]);[KP_tablazat.$K$38])" office:value-type="float" office:value="12">
            <text:p>12</text:p>
          </table:table-cell>
          <table:table-cell table:style-name="ce236" table:content-validation-name="val97" table:formula="oooc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  V/S">
            <text:p>4 <text:s/>V/S</text:p>
          </table:table-cell>
          <table:table-cell table:style-name="ce286" table:formula="oooc:=IF(VLOOKUP([.$A26];kezifegyverek_all;7;0)=1;&quot;MK szabály!&quot;;&quot;&quot;)" table:number-columns-spanned="2" table:number-rows-spanned="1">
            <text:p/>
          </table:table-cell>
          <table:covered-table-cell table:style-name="ce306"/>
          <table:table-cell table:style-name="ce324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7];kezifegyverek_all;12;0))=1;VLOOKUP([.$A27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7];kezifegyverek_all;9;0))=1);(VLOOKUP([.$A27];kezifegyverek_all;9;0)+[.$C27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7];kezifegyverek_all;10;0))=1);(VLOOKUP([.$A27];kezifegyverek_all;10;0)+[.$C27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7];kezifegyverek_all;11;0))=1);(VLOOKUP([.$A27];kezifegyverek_all;11;0)+[.$C27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>
            <text:p>N/A</text:p>
          </table:table-cell>
          <table:table-cell table:style-name="ce287" table:formula="oooc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28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29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30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2">
          <table:table-cell table:style-name="ce185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2">
          <table:table-cell table:style-name="ce186" table:content-validation-name="val59" office:value-type="string">
            <text:p>Távolsági fegyver</text:p>
          </table:table-cell>
          <table:table-cell table:style-name="ce211" table:content-validation-name="val56" office:value-type="string">
            <text:p>Sebesség</text:p>
          </table:table-cell>
          <table:table-cell table:style-name="ce232" table:content-validation-name="val75" office:value-type="string">
            <text:p>MF</text:p>
          </table:table-cell>
          <table:table-cell table:style-name="ce243" office:value-type="string">
            <text:p>KÉ</text:p>
          </table:table-cell>
          <table:table-cell table:style-name="ce243" office:value-type="string">
            <text:p>CÉ</text:p>
          </table:table-cell>
          <table:table-cell table:style-name="ce243" office:value-type="string">
            <text:p>Osztó</text:p>
          </table:table-cell>
          <table:table-cell table:style-name="ce273" office:value-type="string">
            <text:p>SP</text:p>
          </table:table-cell>
          <table:table-cell table:style-name="ce273" office:value-type="string" table:number-columns-spanned="2" table:number-rows-spanned="1">
            <text:p>Hatótáv + Komment</text:p>
          </table:table-cell>
          <table:covered-table-cell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number-columns-repeated="242"/>
        </table:table-row>
        <table:table-row table:style-name="ro1">
          <table:table-cell table:style-name="ce188" table:content-validation-name="val60" office:value-type="string">
            <text:p><text:s/>__</text:p>
          </table:table-cell>
          <table:table-cell table:style-name="ce212" table:content-validation-name="val69" table:formula="oooc:=IF(ISNUMBER(VLOOKUP([.$A33];tavolsagi_fegyverek_all;10;0))=1;VLOOKUP([.$A33];tavolsagi_fegyverek_all;10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44" table:formula="oooc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3];tavolsagi_fegyverek_all;9;0))=1);(VLOOKUP([.$A33];tavolsagi_fegyverek_all;9;0)+[.$C33]*[KP_tablazat.$F$47]);[KP_tablazat.$K$38])" office:value-type="string" office:string-value="N/A">
            <text:p>N/A</text:p>
          </table:table-cell>
          <table:table-cell table:style-name="ce236" table:formula="oooc:=IF((ISNUMBER(VLOOKUP([.$A33];tavolsagi_fegyverek_all;10;0))=1);VLOOKUP([.$A33];tavolsagi_fegyverek_all;10;0);[KP_tablazat.$K$38])" office:value-type="string" office:string-value="N/A">
            <text:p>N/A</text:p>
          </table:table-cell>
          <table:table-cell table:style-name="ce236" table:content-validation-name="val98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88" table:formula="oooc:=IF(LEN(VLOOKUP([.A33];tavolsagi_fegyverek_all;9;0))&gt;0;(&quot;Hatótáv: &quot;&amp;VLOOKUP([.A33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188" table:content-validation-name="val61" office:value-type="string">
            <text:p><text:s/>__</text:p>
          </table:table-cell>
          <table:table-cell table:style-name="ce212" table:content-validation-name="val69" table:formula="oooc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44" table:formula="oooc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6" table:formula="oooc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6" table:content-validation-name="val98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88" table:formula="oooc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number-columns-spanned="9" table:number-rows-spanned="1"/>
          <table:covered-table-cell table:number-columns-repeated="6" table:style-name="ce174"/>
          <table:covered-table-cell/>
          <table:covered-table-cell table:style-name="ce177"/>
          <table:table-cell table:number-columns-repeated="2"/>
          <table:table-cell table:style-name="ce332"/>
          <table:table-cell table:number-columns-repeated="244"/>
        </table:table-row>
        <table:table-row table:style-name="ro9">
          <table:table-cell table:style-name="ce189" office:value-type="string" table:number-columns-spanned="9" table:number-rows-spanned="1">
            <text:p>Teljes harcértékek</text:p>
          </table:table-cell>
          <table:covered-table-cell table:style-name="ce213"/>
          <table:covered-table-cell table:number-columns-repeated="4" table:style-name="ce234"/>
          <table:covered-table-cell table:number-columns-repeated="2" table:style-name="ce213"/>
          <table:covered-table-cell table:style-name="ce309"/>
          <table:table-cell/>
          <table:table-cell table:style-name="ce174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10">
          <table:table-cell table:style-name="ce190" table:content-validation-name="val62" office:value-type="string" table:number-columns-spanned="2" table:number-rows-spanned="1">
            <text:p>Fegyver<text:span text:style-name="T6"> (harcmodor)</text:span></text:p>
          </table:table-cell>
          <table:covered-table-cell table:style-name="ce210" table:content-validation-name="val70"/>
          <table:table-cell table:style-name="ce235" table:content-validation-name="val77" office:value-type="string">
            <text:p>Tám/kör</text:p>
          </table:table-cell>
          <table:table-cell table:style-name="ce186" office:value-type="string">
            <text:p>KÉ</text:p>
          </table:table-cell>
          <table:table-cell table:style-name="ce186" office:value-type="string">
            <text:p>TÉ/CÉ</text:p>
          </table:table-cell>
          <table:table-cell table:style-name="ce186" office:value-type="string">
            <text:p>VÉ/Osztó</text:p>
          </table:table-cell>
          <table:table-cell table:style-name="ce273" office:value-type="string">
            <text:p>SP</text:p>
          </table:table-cell>
          <table:table-cell table:style-name="ce289" office:value-type="string" table:number-columns-spanned="2" table:number-rows-spanned="1">
            <text:p>Komment</text:p>
          </table:table-cell>
          <table:covered-table-cell/>
          <table:table-cell/>
          <table:table-cell table:style-name="ce174" table:content-validation-name="val56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1" table:content-validation-name="val63" table:formula="oooc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4" table:content-validation-name="val70"/>
          <table:table-cell table:style-name="ce236" table:content-validation-name="val78" table:formula="oooc:=IF(ISNUMBER(VLOOKUP([.$A25];kezifegyverek_all;12;0));1+ROUNDDOWN(VLOOKUP(VLOOKUP([.$A25];kezifegyverek_all;13;0);harcmodor_harcertekek;7;0)/VLOOKUP([.$A25];kezifegyverek_all;12;0));[KP_tablazat.$K$38])" office:value-type="float" office:value="4">
            <text:p>4</text:p>
          </table:table-cell>
          <table:table-cell table:style-name="ce245" table:content-validation-name="val85" table:formula="oooc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4">
            <text:p>34</text:p>
          </table:table-cell>
          <table:table-cell table:style-name="ce245" table:content-validation-name="val85" table:formula="oooc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02">
            <text:p>102</text:p>
          </table:table-cell>
          <table:table-cell table:style-name="ce262" table:content-validation-name="val85" table:formula="oooc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202">
            <text:p>202</text:p>
          </table:table-cell>
          <table:table-cell table:style-name="ce274" table:content-validation-name="val99" table:formula="oooc:=[.G25]" office:value-type="string" office:string-value="-3 Z">
            <text:p>-3 Z</text:p>
          </table:table-cell>
          <table:table-cell table:style-name="ce290" table:content-validation-name="val63" office:value-type="string" table:number-columns-spanned="2" table:number-rows-spanned="1">
            <text:p>KT sebzés! Minden 5.valós ÉP</text:p>
          </table:table-cell>
          <table:covered-table-cell table:style-name="ce305"/>
          <table:table-cell/>
          <table:table-cell table:style-name="ce176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6];kezifegyverek_all;11;0))&gt;1;([.$A26]&amp;&quot; (&quot;&amp;VLOOKUP([.$A26];kezifegyverek_all;13;0)&amp;&quot;)&quot;);[.$A26])" office:value-type="string" office:string-value="Kard, hosszú (kardvívás)" table:number-columns-spanned="2" table:number-rows-spanned="1">
            <text:p>Kard, hosszú (kardvívás)</text:p>
          </table:table-cell>
          <table:covered-table-cell table:style-name="ce215" table:content-validation-name="val64"/>
          <table:table-cell table:style-name="ce236" table:content-validation-name="val78" table:formula="oooc:=IF(ISNUMBER(VLOOKUP([.$A26];kezifegyverek_all;12;0));1+ROUNDDOWN(VLOOKUP(VLOOKUP([.$A26];kezifegyverek_all;13;0);harcmodor_harcertekek;7;0)/VLOOKUP([.$A26];kezifegyverek_all;12;0));[KP_tablazat.$K$38])" office:value-type="float" office:value="2">
            <text:p>2</text:p>
          </table:table-cell>
          <table:table-cell table:style-name="ce245" table:content-validation-name="val85" table:formula="oooc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8">
            <text:p>38</text:p>
          </table:table-cell>
          <table:table-cell table:style-name="ce245" table:content-validation-name="val85" table:formula="oooc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4">
            <text:p>94</text:p>
          </table:table-cell>
          <table:table-cell table:style-name="ce262" table:content-validation-name="val85" table:formula="oooc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94">
            <text:p>194</text:p>
          </table:table-cell>
          <table:table-cell table:style-name="ce236" table:content-validation-name="val97" table:formula="oooc:=[.G26]" office:value-type="string" office:string-value="4  V/S">
            <text:p>4 <text:s/>V/S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7];kezifegyverek_all;11;0))&gt;1;([.$A27]&amp;&quot; (&quot;&amp;VLOOKUP([.$A27];kezifegyverek_all;13;0)&amp;&quot;)&quot;);[.$A27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7];kezifegyverek_all;12;0));1+ROUNDDOWN(VLOOKUP(VLOOKUP([.$A27];kezifegyverek_all;13;0);harcmodor_harcertekek;7;0)/VLOOKUP([.$A27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>
            <text:p>N/A</text:p>
          </table:table-cell>
          <table:table-cell table:style-name="ce245" table:content-validation-name="val85" table:formula="oooc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>
            <text:p>N/A</text:p>
          </table:table-cell>
          <table:table-cell table:style-name="ce262" table:content-validation-name="val85" table:formula="oooc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>
            <text:p>N/A</text:p>
          </table:table-cell>
          <table:table-cell table:style-name="ce236" table:content-validation-name="val97" table:formula="oooc:=[.G27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8];kezifegyverek_all;11;0))&gt;1;([.$A28]&amp;&quot; (&quot;&amp;VLOOKUP([.$A28];kezifegyverek_all;13;0)&amp;&quot;)&quot;);[.$A28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5" table:content-validation-name="val85" table:formula="oooc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2" table:content-validation-name="val85" table:formula="oooc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6" table:content-validation-name="val97" table:formula="oooc:=[.G28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176"/>
          <table:table-cell table:style-name="ce334"/>
          <table:table-cell table:style-name="ce333" table:number-columns-repeated="3"/>
          <table:table-cell table:number-columns-repeated="241"/>
        </table:table-row>
        <table:table-row table:style-name="ro2">
          <table:table-cell table:style-name="ce192" table:content-validation-name="val64" table:formula="oooc:=IF(LEN(VLOOKUP([.$A29];kezifegyverek_all;11;0))&gt;1;([.$A29]&amp;&quot; (&quot;&amp;VLOOKUP([.$A29];kezifegyverek_all;13;0)&amp;&quot;)&quot;);[.$A29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5" table:content-validation-name="val85" table:formula="oooc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2" table:content-validation-name="val85" table:formula="oooc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6" table:content-validation-name="val97" table:formula="oooc:=[.G29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2" table:content-validation-name="val64" table:formula="oooc:=IF(LEN(VLOOKUP([.$A30];kezifegyverek_all;11;0))&gt;1;([.$A30]&amp;&quot; (&quot;&amp;VLOOKUP([.$A30];kezifegyverek_all;13;0)&amp;&quot;)&quot;);[.$A30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5" table:content-validation-name="val85" table:formula="oooc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2" table:content-validation-name="val85" table:formula="oooc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5" table:content-validation-name="val97" table:formula="oooc:=[.G30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10"/>
          <table:table-cell/>
          <table:table-cell table:style-name="ce56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3" table:content-validation-name="val64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64"/>
          <table:table-cell table:style-name="ce237" table:content-validation-name="val78" table:formula="oooc:=IF(ISNUMBER(VLOOKUP([.$A33];tavolsagi_fegyverek_all;12;0));1+ROUNDDOWN(VLOOKUP(VLOOKUP([.$A33];tavolsagi_fegyverek_all;13;0);harcmodor_harcertekek;7;0)/VLOOKUP([.$A33];tavolsagi_fegyverek_all;12;0));[KP_tablazat.$K$38])" office:value-type="string" office:string-value="N/A">
            <text:p>N/A</text:p>
          </table:table-cell>
          <table:table-cell table:style-name="ce246" table:content-validation-name="val85" table:formula="oooc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6" table:content-validation-name="val85" table:formula="oooc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>
            <text:p>N/A</text:p>
          </table:table-cell>
          <table:table-cell table:style-name="ce263" table:content-validation-name="val85" table:formula="oooc:=IF(ISNUMBER([.F33]);&quot;Osztó: &quot;&amp;[.F33];[KP_tablazat.K38])" office:value-type="string" office:string-value="N/A">
            <text:p>N/A</text:p>
          </table:table-cell>
          <table:table-cell table:style-name="ce276" table:content-validation-name="val97" table:formula="oooc:=[.G33]" office:value-type="string" office:string-value="N/A">
            <text:p>N/A</text:p>
          </table:table-cell>
          <table:table-cell table:style-name="ce291" table:formula="oooc:=[.H33]" office:value-type="string" office:string-value="Hatótáv: x" table:number-columns-spanned="2" table:number-rows-spanned="1">
            <text:p>Hatótáv: x</text:p>
          </table:table-cell>
          <table:covered-table-cell table:style-name="ce311"/>
          <table:table-cell table:number-columns-repeated="2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4" table:content-validation-name="val64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64"/>
          <table:table-cell table:style-name="ce238" table:content-validation-name="val78" table:formula="oooc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7" table:content-validation-name="val85" table:formula="oooc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7" table:content-validation-name="val85" table:formula="oooc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4" table:content-validation-name="val85" table:formula="oooc:=IF(ISNUMBER([.F34]);&quot;Osztó: &quot;&amp;[.F34];[KP_tablazat.K38])" office:value-type="string" office:string-value="N/A">
            <text:p>N/A</text:p>
          </table:table-cell>
          <table:table-cell table:style-name="ce277" table:content-validation-name="val97" table:formula="oooc:=[.G34]" office:value-type="string" office:string-value="N/A">
            <text:p>N/A</text:p>
          </table:table-cell>
          <table:table-cell table:style-name="ce292" table:formula="oooc:=[.H34]" office:value-type="string" office:string-value="Hatótáv: x" table:number-columns-spanned="2" table:number-rows-spanned="1">
            <text:p>Hatótáv: x</text:p>
          </table:table-cell>
          <table:covered-table-cell table:style-name="ce312"/>
          <table:table-cell table:number-columns-repeated="2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5" table:number-columns-spanned="9" table:number-rows-spanned="1"/>
          <table:covered-table-cell table:style-name="ce219"/>
          <table:covered-table-cell table:style-name="ce239"/>
          <table:covered-table-cell table:number-columns-repeated="3" table:style-name="ce248"/>
          <table:covered-table-cell table:style-name="ce236" table:content-validation-name="val100"/>
          <table:covered-table-cell table:style-name="ce290"/>
          <table:covered-table-cell/>
          <table:table-cell/>
          <table:table-cell table:style-name="ce174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6" office:value-type="string">
            <text:p>Válassz pajzsot:</text:p>
          </table:table-cell>
          <table:table-cell table:style-name="ce220" table:content-validation-name="val71" office:value-type="string" table:number-columns-spanned="2" table:number-rows-spanned="1">
            <text:p>nincs</text:p>
          </table:table-cell>
          <table:covered-table-cell table:style-name="ce240" table:content-validation-name="val79"/>
          <table:table-cell table:style-name="ce249" office:value-type="float" office:value="0">
            <text:p>0</text:p>
          </table:table-cell>
          <table:table-cell table:style-name="ce258" table:content-validation-name="val92" table:formula="oooc:=VLOOKUP([.$B$47];pajzsok;5+[Tulajdonságok_képzettségek.D35];0)" office:value-type="float" office:value="0">
            <text:p>0</text:p>
          </table:table-cell>
          <table:table-cell table:style-name="ce265" table:content-validation-name="val36" table:formula="oooc:=VLOOKUP([.$B$47];pajzsok;3;0)" office:value-type="float" office:value="0">
            <text:p>0</text:p>
          </table:table-cell>
          <table:table-cell table:style-name="ce275" office:value-type="string">
            <text:p>Zúzás</text:p>
          </table:table-cell>
          <table:table-cell table:style-name="ce293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5">
          <table:table-cell table:style-name="ce197" table:number-columns-spanned="2" table:number-rows-spanned="1"/>
          <table:covered-table-cell table:style-name="ce182"/>
          <table:table-cell table:style-name="ce182" table:number-columns-repeated="254"/>
        </table:table-row>
        <table:table-row table:style-name="ro11">
          <table:table-cell table:style-name="ce198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59" table:content-validation-name="val93" office:value-type="string" table:number-columns-spanned="2" table:number-rows-spanned="1">
            <text:p>Páncél:</text:p>
          </table:table-cell>
          <table:covered-table-cell table:style-name="ce130"/>
          <table:table-cell table:style-name="ce278" table:content-validation-name="val101" office:value-type="string">
            <text:p>MGT:</text:p>
          </table:table-cell>
          <table:table-cell table:style-name="ce294" table:content-validation-name="val104" office:value-type="string" table:number-columns-spanned="2" table:number-rows-spanned="1">
            <text:p><text:span text:style-name="T7">SFÉ</text:span> <text:s/>sz: <text:s text:c="2"/>/ <text:s/>v: <text:s text:c="2"/>/ <text:s/>z:</text:p>
          </table:table-cell>
          <table:covered-table-cell table:style-name="ce313"/>
          <table:table-cell table:number-columns-repeated="247"/>
        </table:table-row>
        <table:table-row table:style-name="ro12">
          <table:table-cell table:style-name="ce199" table:number-columns-spanned="9" table:number-rows-spanned="1"/>
          <table:covered-table-cell table:style-name="ce221"/>
          <table:covered-table-cell table:number-columns-repeated="3" table:style-name="ce199"/>
          <table:covered-table-cell table:style-name="ce266"/>
          <table:covered-table-cell table:number-columns-repeated="2" table:style-name="ce199"/>
          <table:covered-table-cell table:style-name="ce314"/>
          <table:table-cell table:style-name="ce199" table:number-columns-repeated="246"/>
          <table:table-cell table:style-name="ce182"/>
        </table:table-row>
        <table:table-row table:style-name="ro3">
          <table:table-cell table:style-name="ce28" office:value-type="string" table:number-columns-spanned="4" table:number-rows-spanned="1">
            <text:p>Felszerelés</text:p>
          </table:table-cell>
          <table:covered-table-cell table:number-columns-repeated="2" table:style-name="ce222"/>
          <table:covered-table-cell table:style-name="ce250"/>
          <table:table-cell/>
          <table:table-cell table:style-name="ce267" office:value-type="string">
            <text:p>ÉP</text:p>
          </table:table-cell>
          <table:table-cell table:style-name="ce279" table:content-validation-name="val102" table:formula="oooc:=12+(2*[Tulajdonságok_képzettségek.C19])" office:value-type="float" office:value="18" table:number-columns-spanned="3" table:number-rows-spanned="1">
            <text:p>18,</text:p>
          </table:table-cell>
          <table:covered-table-cell table:style-name="ce295"/>
          <table:covered-table-cell table:style-name="ce315"/>
          <table:table-cell table:number-columns-repeated="3"/>
          <table:table-cell table:style-name="ce203" table:number-columns-repeated="243"/>
          <table:table-cell/>
        </table:table-row>
        <table:table-row table:style-name="ro13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8" office:value-type="string">
            <text:p>S1</text:p>
            <text:p>(ÉP/4)</text:p>
          </table:table-cell>
          <table:table-cell table:style-name="ce280" office:value-type="string">
            <text:p>S2</text:p>
            <text:p>(ÉP/4)</text:p>
          </table:table-cell>
          <table:table-cell table:style-name="ce280" office:value-type="string">
            <text:p>S3</text:p>
            <text:p>(ÉP/4)</text:p>
          </table:table-cell>
          <table:table-cell table:style-name="ce316" office:value-type="string">
            <text:p>S4</text:p>
            <text:p>(ÉP/4)</text:p>
          </table:table-cell>
          <table:table-cell table:style-name="ce182" table:number-columns-repeated="3"/>
          <table:table-cell table:style-name="ce199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/>
          <table:table-cell table:style-name="ce296"/>
          <table:table-cell table:style-name="ce318"/>
          <table:table-cell table:number-columns-repeated="3"/>
          <table:table-cell table:style-name="ce203" table:number-columns-repeated="243"/>
          <table:table-cell/>
        </table:table-row>
        <table:table-row table:style-name="ro14">
          <table:table-cell table:style-name="ce201" table:number-columns-spanned="4" table:number-rows-spanned="1"/>
          <table:covered-table-cell table:number-columns-repeated="2" table:style-name="ce223"/>
          <table:covered-table-cell table:style-name="ce252"/>
          <table:table-cell table:style-name="ce260"/>
          <table:table-cell table:style-name="ce270" office:value-type="string">
            <text:p><text:s/></text:p>
          </table:table-cell>
          <table:table-cell table:style-name="ce282" table:number-columns-repeated="2"/>
          <table:table-cell table:style-name="ce319"/>
          <table:table-cell table:style-name="ce260" table:number-columns-repeated="3"/>
          <table:table-cell table:style-name="ce282" table:number-columns-repeated="243"/>
          <table:table-cell table:style-name="ce260"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71" office:value-type="string" table:number-columns-spanned="4" table:number-rows-spanned="1">
            <text:p>Harcérték levonások</text:p>
          </table:table-cell>
          <table:covered-table-cell table:number-columns-repeated="2" table:style-name="ce203"/>
          <table:covered-table-cell table:style-name="ce320"/>
          <table:table-cell table:number-columns-repeated="3"/>
          <table:table-cell table:style-name="ce203" table:number-columns-repeated="243"/>
          <table:table-cell/>
        </table:table-row>
        <table:table-row table:style-name="ro15">
          <table:table-cell table:style-name="ce202" table:number-columns-spanned="4" table:number-rows-spanned="1"/>
          <table:covered-table-cell table:number-columns-repeated="2" table:style-name="ce224"/>
          <table:covered-table-cell table:style-name="ce253"/>
          <table:table-cell table:style-name="ce261"/>
          <table:table-cell table:style-name="ce272" table:content-validation-name="val94" office:value-type="string">
            <text:p>-</text:p>
          </table:table-cell>
          <table:table-cell table:style-name="ce283" table:content-validation-name="val103" table:formula="oooc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>
            <text:p>0</text:p>
          </table:table-cell>
          <table:table-cell table:style-name="ce297" table:content-validation-name="val105" table:formula="oooc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8">
            <text:p>-8</text:p>
          </table:table-cell>
          <table:table-cell table:style-name="ce321" table:content-validation-name="val109" table:formula="oooc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8">
            <text:p>-18</text:p>
          </table:table-cell>
          <table:table-cell table:style-name="ce261" table:number-columns-repeated="3"/>
          <table:table-cell table:style-name="ce335" table:number-columns-repeated="243"/>
          <table:table-cell table:style-name="ce261"/>
        </table:table-row>
        <table:table-row table:style-name="ro2">
          <table:table-cell table:style-name="ce203"/>
          <table:table-cell table:style-name="ce225"/>
          <table:table-cell table:style-name="ce203" table:number-columns-repeated="253"/>
          <table:table-cell/>
        </table:table-row>
        <table:table-row table:style-name="ro2">
          <table:table-cell/>
          <table:table-cell table:style-name="ce226"/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ágia_Pszi" table:style-name="ta1" table:print="false">
        <office:forms form:automatic-focus="false" form:apply-design-mode="false"/>
        <table:table-column table:style-name="co21" table:default-cell-style-name="ce12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1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165"/>
        <table:table-column table:style-name="co13" table:number-columns-repeated="243" table:default-cell-style-name="Default"/>
        <table:table-row table:style-name="ro2">
          <table:table-cell table:style-name="ce178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6" office:value-type="string" table:number-columns-spanned="3" table:number-rows-spanned="1">
            <text:p>KP költve mágiára+pszíre</text:p>
          </table:table-cell>
          <table:covered-table-cell table:style-name="ce350"/>
          <table:covered-table-cell/>
          <table:table-cell table:style-name="ce361" table:content-validation-name="val117" table:formula="oooc:=SUM([.F16:.F17];[.F21:.F27];[.M18:.M27];[.F13];[.M13:.M15];[.M31:.M38];[.D9];[.K9])" office:value-type="float" office:value="168" table:number-columns-spanned="2" table:number-rows-spanned="1">
            <text:p>168</text:p>
          </table:table-cell>
          <table:covered-table-cell/>
          <table:table-cell table:number-columns-repeated="2"/>
          <table:table-cell table:style-name="ce336" office:value-type="string" table:number-columns-spanned="3" table:number-rows-spanned="1">
            <text:p>Maradt KP:</text:p>
          </table:table-cell>
          <table:covered-table-cell table:style-name="ce350"/>
          <table:covered-table-cell/>
          <table:table-cell table:style-name="ce396" table:content-validation-name="val33" table:formula="oooc:=[Tulajdonságok_képzettségek.E10]" office:value-type="float" office:value="91" table:number-columns-spanned="2" table:number-rows-spanned="1">
            <text:p>91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">
          <table:table-cell table:style-name="ce337" office:value-type="string" table:number-columns-spanned="5" table:number-rows-spanned="1">
            <text:p>Pszi</text:p>
          </table:table-cell>
          <table:covered-table-cell table:style-name="ce48"/>
          <table:covered-table-cell table:number-columns-repeated="3" table:style-name="ce109"/>
          <table:table-cell table:number-columns-repeated="2"/>
          <table:table-cell table:style-name="ce388" office:value-type="string" table:number-columns-spanned="5" table:number-rows-spanned="1">
            <text:p>Mana</text:p>
          </table:table-cell>
          <table:covered-table-cell table:style-name="ce48"/>
          <table:covered-table-cell table:style-name="ce393"/>
          <table:covered-table-cell table:style-name="ce397"/>
          <table:covered-table-cell table:style-name="ce109"/>
          <table:table-cell table:style-name="Default"/>
          <table:table-cell table:number-columns-repeated="243"/>
        </table:table-row>
        <table:table-row table:style-name="ro2">
          <table:table-cell table:style-name="ce338" table:number-columns-spanned="5" table:number-rows-spanned="1"/>
          <table:covered-table-cell/>
          <table:covered-table-cell table:number-columns-repeated="3" table:style-name="ce358"/>
          <table:table-cell table:number-columns-repeated="2"/>
          <table:table-cell table:style-name="ce338" table:number-columns-spanned="5" table:number-rows-spanned="1"/>
          <table:covered-table-cell table:style-name="ce391"/>
          <table:covered-table-cell/>
          <table:covered-table-cell table:style-name="ce398"/>
          <table:covered-table-cell table:style-name="ce358"/>
          <table:table-cell table:style-name="Default"/>
          <table:table-cell table:number-columns-repeated="243"/>
        </table:table-row>
        <table:table-row table:style-name="ro2">
          <table:table-cell table:style-name="ce339" office:value-type="string" table:number-columns-spanned="3" table:number-rows-spanned="1">
            <text:p>Ψ pont</text:p>
          </table:table-cell>
          <table:covered-table-cell table:style-name="ce351"/>
          <table:covered-table-cell table:style-name="ce356"/>
          <table:table-cell table:style-name="ce362" table:content-validation-name="val118" office:value-type="float" office:value="25" table:number-columns-spanned="2" table:number-rows-spanned="1">
            <text:p>25</text:p>
          </table:table-cell>
          <table:covered-table-cell table:style-name="ce370"/>
          <table:table-cell table:number-columns-repeated="2"/>
          <table:table-cell table:style-name="ce123" office:value-type="string" table:number-columns-spanned="3" table:number-rows-spanned="1">
            <text:p>Mana Pont</text:p>
          </table:table-cell>
          <table:covered-table-cell table:style-name="ce351"/>
          <table:covered-table-cell table:style-name="ce356"/>
          <table:table-cell table:style-name="ce399" table:content-validation-name="val127" office:value-type="float" office:value="0" table:number-columns-spanned="2" table:number-rows-spanned="1">
            <text:p>0</text:p>
          </table:table-cell>
          <table:covered-table-cell table:style-name="ce370"/>
          <table:table-cell table:style-name="Default"/>
          <table:table-cell table:number-columns-repeated="243"/>
        </table:table-row>
        <table:table-row table:style-name="ro2">
          <table:table-cell table:style-name="ce340" office:value-type="string" table:number-columns-spanned="3" table:number-rows-spanned="1">
            <text:p>Max felvehető <text:span text:style-name="T8">Ψ</text:span>p:</text:p>
          </table:table-cell>
          <table:covered-table-cell table:style-name="ce352"/>
          <table:covered-table-cell table:style-name="ce359"/>
          <table:table-cell table:style-name="ce363" table:content-validation-name="val33" table:formula="oooc:=[Tulajdonságok_képzettségek.D8]*[KP_tablazat.$K$34]" office:value-type="float" office:value="40" table:number-columns-spanned="2" table:number-rows-spanned="1">
            <text:p>40 Ψp</text:p>
          </table:table-cell>
          <table:covered-table-cell table:style-name="ce371"/>
          <table:table-cell table:number-columns-repeated="2"/>
          <table:table-cell table:style-name="ce340" table:content-validation-name="val124" office:value-type="string" table:number-columns-spanned="3" table:number-rows-spanned="1">
            <text:p>Max felvehető MP</text:p>
          </table:table-cell>
          <table:covered-table-cell table:style-name="ce352" table:content-validation-name="val124"/>
          <table:covered-table-cell table:style-name="ce359" table:content-validation-name="val124"/>
          <table:table-cell table:style-name="ce400" table:content-validation-name="val124" office:value-type="string" table:number-columns-spanned="2" table:number-rows-spanned="1">
            <text:p>??</text:p>
          </table:table-cell>
          <table:covered-table-cell table:style-name="ce371" table:content-validation-name="val124"/>
          <table:table-cell table:style-name="Default"/>
          <table:table-cell table:number-columns-repeated="243"/>
        </table:table-row>
        <table:table-row table:style-name="ro2">
          <table:table-cell table:style-name="ce341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53"/>
          <table:table-cell table:style-name="ce364" table:content-validation-name="val33" table:formula="oooc:=[.$D$7]*[KP_tablazat.$K$32]" office:value-type="float" office:value="50" table:number-columns-spanned="2" table:number-rows-spanned="1">
            <text:p>50 KP</text:p>
          </table:table-cell>
          <table:covered-table-cell table:style-name="ce372"/>
          <table:table-cell table:number-columns-repeated="2"/>
          <table:table-cell table:style-name="ce341" office:value-type="string" table:number-columns-spanned="3" table:number-rows-spanned="1">
            <text:p>Mana Pontra költött KP</text:p>
          </table:table-cell>
          <table:covered-table-cell table:number-columns-repeated="2" table:style-name="ce353"/>
          <table:table-cell table:style-name="ce364" table:content-validation-name="val33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72"/>
          <table:table-cell table:style-name="Default"/>
          <table:table-cell table:number-columns-repeated="243"/>
        </table:table-row>
        <table:table-row table:style-name="ro2">
          <table:table-cell table:style-name="ce342" table:number-columns-spanned="5" table:number-rows-spanned="1"/>
          <table:covered-table-cell table:number-columns-repeated="4"/>
          <table:table-cell table:number-columns-repeated="2"/>
          <table:table-cell table:style-name="ce342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28" office:value-type="string" table:number-columns-spanned="6" table:number-rows-spanned="1">
            <text:p>Pszi alkalmazás (fortély)</text:p>
          </table:table-cell>
          <table:covered-table-cell table:number-columns-repeated="4" table:style-name="ce39"/>
          <table:covered-table-cell table:style-name="ce109"/>
          <table:table-cell/>
          <table:table-cell table:style-name="ce28" office:value-type="string" table:number-columns-spanned="6" table:number-rows-spanned="1">
            <text:p>Mágia, Tradíciók, Céltradíciók</text:p>
          </table:table-cell>
          <table:covered-table-cell table:number-columns-repeated="4" table:style-name="ce39"/>
          <table:covered-table-cell table:style-name="ce109"/>
          <table:table-cell table:number-columns-repeated="243"/>
        </table:table-row>
        <table:table-row table:style-name="ro2"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table:content-validation-name="val12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table:content-validation-name="val128" office:value-type="string" table:number-columns-spanned="2" table:number-rows-spanned="1">
            <text:p>Felvéve</text:p>
          </table:table-cell>
          <table:covered-table-cell table:content-validation-name="val131"/>
          <table:table-cell table:style-name="ce89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43" office:value-type="string" table:number-columns-spanned="3" table:number-rows-spanned="1">
            <text:p>Pszí alkalmazás (foka)</text:p>
          </table:table-cell>
          <table:covered-table-cell table:style-name="ce354"/>
          <table:covered-table-cell/>
          <table:table-cell table:style-name="ce365" table:content-validation-name="val33" office:value-type="float" office:value="4">
            <text:p>4</text:p>
          </table:table-cell>
          <table:table-cell table:style-name="ce70" table:content-validation-name="val121" office:value-type="float" office:value="4">
            <text:p>4</text:p>
          </table:table-cell>
          <table:table-cell table:style-name="ce378" table:content-validation-name="val33" table:formula="oooc:=[.$E13]*[$KP_tablazat.$K$14]" office:value-type="float" office:value="60">
            <text:p>60</text:p>
          </table:table-cell>
          <table:table-cell/>
          <table:table-cell table:style-name="ce389" table:content-validation-name="val125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92"/>
          <table:covered-table-cell table:style-name="ce394"/>
          <table:table-cell table:style-name="ce401" table:content-validation-name="val129" office:value-type="float" office:value="0" table:number-columns-spanned="2" table:number-rows-spanned="1">
            <text:p>0</text:p>
          </table:table-cell>
          <table:covered-table-cell table:style-name="ce394" table:content-validation-name="val131"/>
          <table:table-cell table:style-name="ce413" table:content-validation-name="val33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3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58"/>
          <table:table-cell/>
          <table:table-cell table:style-name="ce389" table:content-validation-name="val126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2" table:content-validation-name="val126"/>
          <table:covered-table-cell table:style-name="ce394" table:content-validation-name="val126"/>
          <table:table-cell table:style-name="ce402" table:content-validation-name="val130" office:value-type="float" office:value="0" table:number-columns-spanned="2" table:number-rows-spanned="1">
            <text:p>0</text:p>
          </table:table-cell>
          <table:covered-table-cell table:style-name="ce394" table:content-validation-name="val130"/>
          <table:table-cell table:style-name="ce413" table:content-validation-name="val33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/>
          <table:table-cell table:style-name="ce389" table:content-validation-name="val126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2" table:content-validation-name="val126"/>
          <table:covered-table-cell table:style-name="ce394" table:content-validation-name="val126"/>
          <table:table-cell table:style-name="ce402" table:content-validation-name="val130" office:value-type="float" office:value="0" table:number-columns-spanned="2" table:number-rows-spanned="1">
            <text:p>0</text:p>
          </table:table-cell>
          <table:covered-table-cell table:style-name="ce394" table:content-validation-name="val130"/>
          <table:table-cell table:style-name="ce413" table:content-validation-name="val33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content-validation-name="val110" office:value-type="string" table:number-columns-spanned="2" table:number-rows-spanned="1">
            <text:p>Slan</text:p>
          </table:table-cell>
          <table:covered-table-cell table:content-validation-name="val110"/>
          <table:table-cell table:style-name="ce360" table:content-validation-name="val50" office:value-type="float" office:value="10">
            <text:p>10</text:p>
          </table:table-cell>
          <table:table-cell table:style-name="ce133" table:content-validation-name="val50"/>
          <table:table-cell table:style-name="ce373" table:content-validation-name="val122" table:formula="oooc:=[.C16]+[.D16]" office:value-type="float" office:value="10">
            <text:p>10</text:p>
          </table:table-cell>
          <table:table-cell table:style-name="ce165" table:content-validation-name="val33" table:formula="oooc:=-IF([.$D16]&gt;0;VLOOKUP([.$D16];KP_táblázat;MATCH(&quot;Átlagos&quot;;KP_fejléc;0);0);0)+IF([.$E16];VLOOKUP([.$E16];KP_táblázat;MATCH(&quot;Átlagos&quot;;KP_fejléc;0);0);0)" office:value-type="float" office:value="58">
            <text:p>58</text:p>
          </table:table-cell>
          <table:table-cell/>
          <table:table-cell table:style-name="ce23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58"/>
          <table:table-cell table:number-columns-repeated="243"/>
        </table:table-row>
        <table:table-row table:style-name="ro2">
          <table:table-cell table:style-name="ce31" table:content-validation-name="val110" table:number-columns-spanned="2" table:number-rows-spanned="1"/>
          <table:covered-table-cell table:content-validation-name="val110"/>
          <table:table-cell table:style-name="ce360" table:content-validation-name="val50"/>
          <table:table-cell table:style-name="ce133" table:content-validation-name="val50"/>
          <table:table-cell table:style-name="ce373" table:content-validation-name="val122" table:formula="oooc:=[.C17]+[.D17]" office:value-type="float" office:value="0">
            <text:p>0</text:p>
          </table:table-cell>
          <table:table-cell table:style-name="ce165" table:content-validation-name="val33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44" table:number-columns-spanned="6" table:number-rows-spanned="1"/>
          <table:covered-table-cell table:number-columns-repeated="4"/>
          <table:covered-table-cell table:style-name="ce358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3" table:content-validation-name="val122" table:formula="oooc:=[.J18]+[.K18]" office:value-type="float" office:value="0">
            <text:p>0</text:p>
          </table:table-cell>
          <table:table-cell table:content-validation-name="val33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3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58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4" table:content-validation-name="val122" table:formula="oooc:=[.J19]+[.K19]" office:value-type="float" office:value="0">
            <text:p>0</text:p>
          </table:table-cell>
          <table:table-cell table:content-validation-name="val33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5" table:content-validation-name="val122" table:formula="oooc:=[.J20]+[.K20]" office:value-type="float" office:value="0">
            <text:p>0</text:p>
          </table:table-cell>
          <table:table-cell table:content-validation-name="val33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79" table:content-validation-name="val33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6" table:content-validation-name="val122" table:formula="oooc:=[.J21]+[.K21]" office:value-type="float" office:value="0">
            <text:p>0</text:p>
          </table:table-cell>
          <table:table-cell table:content-validation-name="val33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0" table:content-validation-name="val33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7" table:content-validation-name="val122" table:formula="oooc:=[.J22]+[.K22]" office:value-type="float" office:value="0">
            <text:p>0</text:p>
          </table:table-cell>
          <table:table-cell table:content-validation-name="val33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1" table:content-validation-name="val33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8" table:content-validation-name="val122" table:formula="oooc:=[.J23]+[.K23]" office:value-type="float" office:value="0">
            <text:p>0</text:p>
          </table:table-cell>
          <table:table-cell table:content-validation-name="val33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2" table:content-validation-name="val33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9" table:content-validation-name="val122" table:formula="oooc:=[.J24]+[.K24]" office:value-type="float" office:value="0">
            <text:p>0</text:p>
          </table:table-cell>
          <table:table-cell table:content-validation-name="val33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3" table:content-validation-name="val33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10" table:content-validation-name="val122" table:formula="oooc:=[.J25]+[.K25]" office:value-type="float" office:value="0">
            <text:p>0</text:p>
          </table:table-cell>
          <table:table-cell table:content-validation-name="val33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4" table:content-validation-name="val33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11" table:content-validation-name="val122" table:formula="oooc:=[.J26]+[.K26]" office:value-type="float" office:value="0">
            <text:p>0</text:p>
          </table:table-cell>
          <table:table-cell table:content-validation-name="val33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55"/>
          <table:table-cell table:style-name="ce367"/>
          <table:table-cell table:style-name="ce375"/>
          <table:table-cell table:style-name="ce385" table:content-validation-name="val33" table:formula="oooc:=[.$E27]*[$KP_tablazat.$K$14]" office:value-type="float" office:value="0">
            <text:p>0</text:p>
          </table:table-cell>
          <table:table-cell/>
          <table:table-cell table:style-name="ce32" table:number-columns-spanned="2" table:number-rows-spanned="1"/>
          <table:covered-table-cell table:style-name="ce355"/>
          <table:table-cell table:number-columns-repeated="2" table:style-name="ce395" table:content-validation-name="val50"/>
          <table:table-cell table:style-name="ce412" table:content-validation-name="val122" table:formula="oooc:=[.J27]+[.K27]" office:value-type="float" office:value="0">
            <text:p>0</text:p>
          </table:table-cell>
          <table:table-cell table:style-name="ce172" table:content-validation-name="val33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6" table:number-rows-spanned="1">
            <text:p>Érzékek</text:p>
          </table:table-cell>
          <table:covered-table-cell table:number-columns-repeated="5" table:style-name="ce356"/>
          <table:table-cell/>
          <table:table-cell table:style-name="ce28" office:value-type="string" table:number-columns-spanned="6" table:number-rows-spanned="1">
            <text:p>Mágikus, misztikus fortélyok</text:p>
          </table:table-cell>
          <table:covered-table-cell table:number-columns-repeated="4" table:style-name="ce48"/>
          <table:covered-table-cell table:style-name="ce109"/>
          <table:table-cell table:number-columns-repeated="243"/>
        </table:table-row>
        <table:table-row table:style-name="ro2">
          <table:table-cell table:style-name="ce346" table:number-columns-spanned="3" table:number-rows-spanned="1"/>
          <table:covered-table-cell table:number-columns-repeated="2" table:style-name="ce346"/>
          <table:table-cell table:style-name="ce349" table:content-validation-name="val119" office:value-type="string">
            <text:p>+</text:p>
          </table:table-cell>
          <table:table-cell table:style-name="ce376" office:value-type="string">
            <text:p>Σ</text:p>
          </table:table-cell>
          <table:table-cell table:style-name="ce349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 table:number-columns-repeated="243"/>
        </table:table-row>
        <table:table-row table:style-name="ro7">
          <table:table-cell table:style-name="ce347" table:content-validation-name="val111" office:value-type="string" table:number-columns-spanned="3" table:number-rows-spanned="1">
            <text:p>Intuíció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25]+[.$D31]" office:value-type="float" office:value="0">
            <text:p>0</text:p>
          </table:table-cell>
          <table:table-cell table:style-name="ce386" table:content-validation-name="val33" table:formula="oooc:=[.$D31]*(VLOOKUP([.$A31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4" table:content-validation-name="val33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2" office:value-type="string" table:number-columns-spanned="3" table:number-rows-spanned="1">
            <text:p>Lát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2]" office:value-type="float" office:value="3">
            <text:p>3</text:p>
          </table:table-cell>
          <table:table-cell table:style-name="ce386" table:content-validation-name="val33" table:formula="oooc:=[.$D32]*(VLOOKUP([.$A32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5" table:content-validation-name="val33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3" office:value-type="string" table:number-columns-spanned="3" table:number-rows-spanned="1">
            <text:p>Hall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3]" office:value-type="float" office:value="3">
            <text:p>3</text:p>
          </table:table-cell>
          <table:table-cell table:style-name="ce386" table:content-validation-name="val33" table:formula="oooc:=[.$D33]*(VLOOKUP([.$A33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6" table:content-validation-name="val33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4" office:value-type="string" table:number-columns-spanned="3" table:number-rows-spanned="1">
            <text:p>Szagl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4]" office:value-type="float" office:value="3">
            <text:p>3</text:p>
          </table:table-cell>
          <table:table-cell table:style-name="ce386" table:content-validation-name="val33" table:formula="oooc:=[.$D34]*(VLOOKUP([.$A34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7" table:content-validation-name="val33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5" office:value-type="string" table:number-columns-spanned="3" table:number-rows-spanned="1">
            <text:p>Tapint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5]" office:value-type="float" office:value="3">
            <text:p>3</text:p>
          </table:table-cell>
          <table:table-cell table:style-name="ce386" table:content-validation-name="val33" table:formula="oooc:=[.$D35]*(VLOOKUP([.$A35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8" table:content-validation-name="val33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6" office:value-type="string" table:number-columns-spanned="3" table:number-rows-spanned="1">
            <text:p>Ízlelé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6]" office:value-type="float" office:value="3">
            <text:p>3</text:p>
          </table:table-cell>
          <table:table-cell table:style-name="ce386" table:content-validation-name="val33" table:formula="oooc:=[.$D36]*(VLOOKUP([.$A36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9" table:content-validation-name="val33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20" table:content-validation-name="val33" table:formula="oooc:=[.$L37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48" office:value-type="string" table:number-columns-spanned="5" table:number-rows-spanned="1">
            <text:p>Összesen KP – érzékekre</text:p>
          </table:table-cell>
          <table:covered-table-cell table:number-columns-repeated="4" table:style-name="ce357"/>
          <table:table-cell table:style-name="ce387" table:formula="oooc:=SUM([.F31:.F36])" office:value-type="float" office:value="0">
            <text:p>0</text:p>
          </table:table-cell>
          <table:table-cell/>
          <table:table-cell table:style-name="ce32" table:number-columns-spanned="3" table:number-rows-spanned="1"/>
          <table:covered-table-cell table:number-columns-repeated="2" table:style-name="ce355"/>
          <table:table-cell table:style-name="ce367"/>
          <table:table-cell table:style-name="ce375"/>
          <table:table-cell table:style-name="ce421" table:content-validation-name="val33" table:formula="oooc:=[.$L38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6"/>
          <table:table-cell table:number-columns-repeated="243"/>
        </table:table-row>
        <table:table-row table:style-name="ro2">
          <table:table-cell table:style-name="ce349" office:value-type="string" table:number-columns-spanned="3" table:number-rows-spanned="1">
            <text:p>Karma neve</text:p>
          </table:table-cell>
          <table:covered-table-cell table:number-columns-repeated="2" table:style-name="ce349"/>
          <table:table-cell table:style-name="ce349" office:value-type="string" table:number-columns-spanned="4" table:number-rows-spanned="1">
            <text:p>Hozzájutás módja</text:p>
          </table:table-cell>
          <table:covered-table-cell table:number-columns-repeated="3" table:style-name="ce349"/>
          <table:table-cell table:style-name="ce349" office:value-type="string" table:number-columns-spanned="6" table:number-rows-spanned="1">
            <text:p>Hatása, leírása</text:p>
          </table:table-cell>
          <table:covered-table-cell table:number-columns-repeated="5" table:style-name="ce349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6"/>
          <table:table-cell table:number-columns-repeated="243"/>
        </table:table-row>
        <table:table-row table:style-name="ro1">
          <table:table-cell table:style-name="ce349" office:value-type="string" table:number-columns-spanned="3" table:number-rows-spanned="1">
            <text:p>Mágikus összhang</text:p>
          </table:table-cell>
          <table:covered-table-cell table:number-columns-repeated="2" table:style-name="ce349"/>
          <table:table-cell table:style-name="ce349" office:value-type="string" table:number-columns-spanned="4" table:number-rows-spanned="1">
            <text:p>Hozzájutás módja</text:p>
          </table:table-cell>
          <table:covered-table-cell table:number-columns-repeated="3" table:style-name="ce349"/>
          <table:table-cell table:style-name="ce349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49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2">
          <table:table-cell table:style-name="ce422" table:content-validation-name="val5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6"/>
          <table:table-cell table:content-validation-name="val56" table:number-columns-repeated="244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3" office:value-type="string" table:number-columns-spanned="5" table:number-rows-spanned="1">
            <text:p>Képzettségekre költött KP</text:p>
          </table:table-cell>
          <table:covered-table-cell table:number-columns-repeated="3" table:style-name="ce428"/>
          <table:covered-table-cell/>
          <table:table-cell table:style-name="ce163" table:content-validation-name="val36" table:formula="oooc:=[Tulajdonságok_képzettségek.K11]" office:value-type="float" office:value="191">
            <text:p>191</text:p>
          </table:table-cell>
          <table:table-cell table:content-validation-name="val56"/>
          <table:table-cell table:style-name="ce426" table:content-validation-name="val56" office:value-type="string" table:number-columns-spanned="5" table:number-rows-spanned="1">
            <text:p>Átfogó képzettségek</text:p>
          </table:table-cell>
          <table:covered-table-cell table:number-columns-repeated="3" table:style-name="ce134" table:content-validation-name="val56"/>
          <table:covered-table-cell table:style-name="ce166" table:content-validation-name="val56"/>
          <table:table-cell table:content-validation-name="val56" table:number-columns-repeated="244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18" table:content-validation-name="val56"/>
          <table:table-cell table:style-name="ce119" table:content-validation-name="val56" office:value-type="string">
            <text:p>Név</text:p>
          </table:table-cell>
          <table:table-cell table:style-name="ce132" table:content-validation-name="val56" office:value-type="string">
            <text:p>Szint</text:p>
          </table:table-cell>
          <table:table-cell table:style-name="ce142" table:content-validation-name="val56" office:value-type="string">
            <text:p>Bónusz</text:p>
          </table:table-cell>
          <table:table-cell table:style-name="ce142" table:content-validation-name="val56" office:value-type="string">
            <text:p>Összesen</text:p>
          </table:table-cell>
          <table:table-cell table:style-name="ce167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1">
          <table:table-cell table:style-name="ce424" table:content-validation-name="val56" office:value-type="string" table:number-columns-spanned="5" table:number-rows-spanned="1">
            <text:p>Fortélyokra elköltött KP</text:p>
          </table:table-cell>
          <table:covered-table-cell table:number-columns-repeated="2" table:style-name="ce429" table:content-validation-name="val56"/>
          <table:covered-table-cell table:style-name="ce432"/>
          <table:covered-table-cell/>
          <table:table-cell table:style-name="ce437" table:content-validation-name="val133" table:formula="oooc:=[Tulajdonságok_képzettségek.D53]" office:value-type="float" office:value="150">
            <text:p>15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5]+[.J5]" office:value-type="float" office:value="0">
            <text:p>0</text:p>
          </table:table-cell>
          <table:table-cell table:style-name="ce165" table:content-validation-name="val56" table:formula="oooc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6]+[.J6]" office:value-type="float" office:value="0">
            <text:p>0</text:p>
          </table:table-cell>
          <table:table-cell table:style-name="ce165" table:content-validation-name="val56" table:formula="oooc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3">
          <table:table-cell table:style-name="ce19" table:content-validation-name="val56" office:value-type="string" table:number-columns-spanned="6" table:number-rows-spanned="1">
            <text:p>Fortélyok</text:p>
          </table:table-cell>
          <table:covered-table-cell table:style-name="ce44" table:content-validation-name="val56"/>
          <table:covered-table-cell table:style-name="ce59" table:content-validation-name="val56"/>
          <table:covered-table-cell table:style-name="ce44" table:content-validation-name="val56"/>
          <table:covered-table-cell table:style-name="ce88" table:content-validation-name="val56"/>
          <table:covered-table-cell/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7]+[.J7]" office:value-type="float" office:value="0">
            <text:p>0</text:p>
          </table:table-cell>
          <table:table-cell table:style-name="ce165" table:content-validation-name="val56" table:formula="oooc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3" table:content-validation-name="val56" office:value-type="string" table:number-columns-spanned="2" table:number-rows-spanned="1">
            <text:p>Név</text:p>
          </table:table-cell>
          <table:covered-table-cell table:style-name="ce41" table:content-validation-name="val56"/>
          <table:table-cell table:style-name="ce60" table:content-validation-name="val56" office:value-type="string">
            <text:p>Max</text:p>
          </table:table-cell>
          <table:table-cell table:style-name="ce60" table:content-validation-name="val56" office:value-type="string" table:number-columns-spanned="2" table:number-rows-spanned="1">
            <text:p>Fok</text:p>
          </table:table-cell>
          <table:covered-table-cell/>
          <table:table-cell table:style-name="ce89" table:content-validation-name="val56" office:value-type="string">
            <text:p>KP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8]+[.J8]" office:value-type="float" office:value="0">
            <text:p>0</text:p>
          </table:table-cell>
          <table:table-cell table:style-name="ce165" table:content-validation-name="val56" table:formula="oooc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 table:style-name="ce46" table:content-validation-name="val56"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38" table:content-validation-name="val56" table:formula="oooc:=[.$D9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9]+[.J9]" office:value-type="float" office:value="0">
            <text:p>0</text:p>
          </table:table-cell>
          <table:table-cell table:style-name="ce165" table:content-validation-name="val56" table:formula="oooc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39" table:content-validation-name="val56" table:formula="oooc:=[.$D10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0]+[.J10]" office:value-type="float" office:value="0">
            <text:p>0</text:p>
          </table:table-cell>
          <table:table-cell table:style-name="ce165" table:content-validation-name="val56" table:formula="oooc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0" table:content-validation-name="val56" table:formula="oooc:=[.$D11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1]+[.J11]" office:value-type="float" office:value="0">
            <text:p>0</text:p>
          </table:table-cell>
          <table:table-cell table:style-name="ce165" table:content-validation-name="val56" table:formula="oooc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1" table:content-validation-name="val56" table:formula="oooc:=[.$D12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2]+[.J12]" office:value-type="float" office:value="0">
            <text:p>0</text:p>
          </table:table-cell>
          <table:table-cell table:style-name="ce165" table:content-validation-name="val56" table:formula="oooc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2" table:content-validation-name="val56" table:formula="oooc:=[.$D13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3]+[.J13]" office:value-type="float" office:value="0">
            <text:p>0</text:p>
          </table:table-cell>
          <table:table-cell table:style-name="ce165" table:content-validation-name="val56" table:formula="oooc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3" table:content-validation-name="val56" table:formula="oooc:=[.$D14]*[$KP_tablazat.$K$14]" office:value-type="float" office:value="0">
            <text:p>0</text:p>
          </table:table-cell>
          <table:table-cell table:style-name="ce18" table:content-validation-name="val56"/>
          <table:table-cell table:style-name="ce25" table:content-validation-name="val56" table:number-columns-spanned="5" table:number-rows-spanned="1"/>
          <table:covered-table-cell table:number-columns-repeated="3" table:style-name="ce18" table:content-validation-name="val56"/>
          <table:covered-table-cell table:style-name="ce86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4" table:content-validation-name="val56" table:formula="oooc:=[.$D15]*[$KP_tablazat.$K$14]" office:value-type="float" office:value="0">
            <text:p>0</text:p>
          </table:table-cell>
          <table:table-cell table:style-name="ce18" table:content-validation-name="val56"/>
          <table:table-cell table:style-name="ce121" table:content-validation-name="val56" office:value-type="string" table:number-columns-spanned="5" table:number-rows-spanned="1">
            <text:p>Átlagos képzettségek</text:p>
          </table:table-cell>
          <table:covered-table-cell table:number-columns-repeated="3" table:style-name="ce135" table:content-validation-name="val56"/>
          <table:covered-table-cell table:style-name="ce168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5" table:content-validation-name="val56" table:formula="oooc:=[.$D16]*[$KP_tablazat.$K$14]" office:value-type="float" office:value="0">
            <text:p>0</text:p>
          </table:table-cell>
          <table:table-cell table:style-name="ce18" table:content-validation-name="val56"/>
          <table:table-cell table:style-name="ce119" table:content-validation-name="val56" office:value-type="string">
            <text:p>Név</text:p>
          </table:table-cell>
          <table:table-cell table:style-name="ce132" table:content-validation-name="val56" office:value-type="string">
            <text:p>Szint</text:p>
          </table:table-cell>
          <table:table-cell table:style-name="ce142" table:content-validation-name="val56" office:value-type="string">
            <text:p>Bónusz</text:p>
          </table:table-cell>
          <table:table-cell table:style-name="ce142" table:content-validation-name="val56" office:value-type="string">
            <text:p>Összesen</text:p>
          </table:table-cell>
          <table:table-cell table:style-name="ce167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6" table:content-validation-name="val56" table:formula="oooc:=[.$D17]*[$KP_tablazat.$K$14]" office:value-type="float" office:value="0">
            <text:p>0</text:p>
          </table:table-cell>
          <table:table-cell table:style-name="ce18" table:content-validation-name="val56"/>
          <table:table-cell table:style-name="ce123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7]+[.J17]" office:value-type="float" office:value="0">
            <text:p>0</text:p>
          </table:table-cell>
          <table:table-cell table:style-name="ce169" table:content-validation-name="val56" table:formula="oooc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7" table:content-validation-name="val56" table:formula="oooc:=[.$D18]*[$KP_tablazat.$K$14]" office:value-type="float" office:value="0">
            <text:p>0</text:p>
          </table:table-cell>
          <table:table-cell table:style-name="ce18" table:content-validation-name="val56"/>
          <table:table-cell table:style-name="ce124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8]+[.J18]" office:value-type="float" office:value="0">
            <text:p>0</text:p>
          </table:table-cell>
          <table:table-cell table:style-name="ce169" table:content-validation-name="val56" table:formula="oooc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7" table:content-validation-name="val56" table:formula="oooc:=[.$D19]*[$KP_tablazat.$K$14]" office:value-type="float" office:value="0">
            <text:p>0</text:p>
          </table:table-cell>
          <table:table-cell table:style-name="ce18" table:content-validation-name="val56"/>
          <table:table-cell table:style-name="ce124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9]+[.J19]" office:value-type="float" office:value="0">
            <text:p>0</text:p>
          </table:table-cell>
          <table:table-cell table:style-name="ce169" table:content-validation-name="val56" table:formula="oooc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8" table:content-validation-name="val56" table:formula="oooc:=[.$D20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0]+[.J20]" office:value-type="float" office:value="0">
            <text:p>0</text:p>
          </table:table-cell>
          <table:table-cell table:style-name="ce169" table:content-validation-name="val56" table:formula="oooc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8" table:content-validation-name="val56" table:formula="oooc:=[.$D21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1]+[.J21]" office:value-type="float" office:value="0">
            <text:p>0</text:p>
          </table:table-cell>
          <table:table-cell table:style-name="ce169" table:content-validation-name="val56" table:formula="oooc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9" table:content-validation-name="val56" table:formula="oooc:=[.$D22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2]+[.J22]" office:value-type="float" office:value="0">
            <text:p>0</text:p>
          </table:table-cell>
          <table:table-cell table:style-name="ce169" table:content-validation-name="val56" table:formula="oooc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0" table:content-validation-name="val56" table:formula="oooc:=[.$D23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3]+[.J23]" office:value-type="float" office:value="0">
            <text:p>0</text:p>
          </table:table-cell>
          <table:table-cell table:style-name="ce169" table:content-validation-name="val56" table:formula="oooc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1" table:content-validation-name="val56" table:formula="oooc:=[.$D24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4]+[.J24]" office:value-type="float" office:value="0">
            <text:p>0</text:p>
          </table:table-cell>
          <table:table-cell table:style-name="ce169" table:content-validation-name="val56" table:formula="oooc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5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5]+[.J25]" office:value-type="float" office:value="0">
            <text:p>0</text:p>
          </table:table-cell>
          <table:table-cell table:style-name="ce169" table:content-validation-name="val56" table:formula="oooc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6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6]+[.J26]" office:value-type="float" office:value="0">
            <text:p>0</text:p>
          </table:table-cell>
          <table:table-cell table:style-name="ce169" table:content-validation-name="val56" table:formula="oooc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7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7]+[.J27]" office:value-type="float" office:value="0">
            <text:p>0</text:p>
          </table:table-cell>
          <table:table-cell table:style-name="ce169" table:content-validation-name="val56" table:formula="oooc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8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8]+[.J28]" office:value-type="float" office:value="0">
            <text:p>0</text:p>
          </table:table-cell>
          <table:table-cell table:style-name="ce169" table:content-validation-name="val56" table:formula="oooc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9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9]+[.J29]" office:value-type="float" office:value="0">
            <text:p>0</text:p>
          </table:table-cell>
          <table:table-cell table:style-name="ce169" table:content-validation-name="val56" table:formula="oooc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30]*[$KP_tablazat.$K$14]" office:value-type="float" office:value="0">
            <text:p>0</text:p>
          </table:table-cell>
          <table:table-cell table:style-name="ce18" table:content-validation-name="val56"/>
          <table:table-cell table:style-name="ce25" table:content-validation-name="val56" table:number-columns-spanned="5" table:number-rows-spanned="1"/>
          <table:covered-table-cell table:number-columns-repeated="3" table:style-name="ce18" table:content-validation-name="val56"/>
          <table:covered-table-cell table:style-name="ce86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31]*[$KP_tablazat.$K$14]" office:value-type="float" office:value="0">
            <text:p>0</text:p>
          </table:table-cell>
          <table:table-cell table:style-name="ce18" table:content-validation-name="val56"/>
          <table:table-cell table:style-name="ce121" table:content-validation-name="val5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6" table:content-validation-name="val56"/>
          <table:covered-table-cell table:style-name="ce170" table:content-validation-name="val56"/>
          <table:table-cell table:content-validation-name="val56" table:number-columns-repeated="244"/>
        </table:table-row>
        <table:table-row table:style-name="ro2">
          <table:table-cell table:style-name="ce425" table:content-validation-name="val56" table:number-columns-spanned="2" table:number-rows-spanned="1"/>
          <table:covered-table-cell table:style-name="ce355"/>
          <table:table-cell table:style-name="ce431" table:content-validation-name="val56"/>
          <table:table-cell table:style-name="ce433" table:content-validation-name="val56" table:number-columns-spanned="2" table:number-rows-spanned="1"/>
          <table:covered-table-cell table:style-name="ce355"/>
          <table:table-cell table:style-name="ce453" table:content-validation-name="val56" table:formula="oooc:=[.$D32]*[$KP_tablazat.$K$14]" office:value-type="float" office:value="0">
            <text:p>0</text:p>
          </table:table-cell>
          <table:table-cell table:style-name="ce18" table:content-validation-name="val56"/>
          <table:table-cell table:style-name="ce125" table:content-validation-name="val56" office:value-type="string">
            <text:p>Név</text:p>
          </table:table-cell>
          <table:table-cell table:style-name="ce137" table:content-validation-name="val56" office:value-type="string">
            <text:p>Szint</text:p>
          </table:table-cell>
          <table:table-cell table:style-name="ce60" table:content-validation-name="val56" office:value-type="string">
            <text:p>Bónusz</text:p>
          </table:table-cell>
          <table:table-cell table:style-name="ce60" table:content-validation-name="val56" office:value-type="string">
            <text:p>Összesen</text:p>
          </table:table-cell>
          <table:table-cell table:style-name="ce171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3]+[.J33]" office:value-type="float" office:value="0">
            <text:p>0</text:p>
          </table:table-cell>
          <table:table-cell table:style-name="ce165" table:content-validation-name="val56" table:formula="oooc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426" table:content-validation-name="val132" office:value-type="string" table:number-columns-spanned="6" table:number-rows-spanned="1">
            <text:p>Nyelvismeretek</text:p>
          </table:table-cell>
          <table:covered-table-cell table:number-columns-repeated="3" table:style-name="ce430" table:content-validation-name="val56"/>
          <table:covered-table-cell table:style-name="ce435" table:content-validation-name="val56"/>
          <table:covered-table-cell table:style-name="ce109" table:content-validation-name="val56"/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4]+[.J34]" office:value-type="float" office:value="0">
            <text:p>0</text:p>
          </table:table-cell>
          <table:table-cell table:style-name="ce165" table:content-validation-name="val56" table:formula="oooc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5" table:content-validation-name="val56" office:value-type="string" table:number-columns-spanned="2" table:number-rows-spanned="1">
            <text:p>Nyelv</text:p>
          </table:table-cell>
          <table:covered-table-cell/>
          <table:table-cell table:style-name="ce137" table:content-validation-name="val56" office:value-type="string">
            <text:p>Szint</text:p>
          </table:table-cell>
          <table:table-cell table:style-name="ce60" table:content-validation-name="val56" office:value-type="string">
            <text:p>Bónusz</text:p>
          </table:table-cell>
          <table:table-cell table:style-name="ce60" table:content-validation-name="val56" office:value-type="string">
            <text:p>Összesen</text:p>
          </table:table-cell>
          <table:table-cell table:style-name="ce171" table:content-validation-name="val56" office:value-type="string">
            <text:p>KP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5]+[.J35]" office:value-type="float" office:value="0">
            <text:p>0</text:p>
          </table:table-cell>
          <table:table-cell table:style-name="ce165" table:content-validation-name="val56" table:formula="oooc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132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6]+[.D36]" office:value-type="float" office:value="0">
            <text:p>0</text:p>
          </table:table-cell>
          <table:table-cell table:style-name="ce165" table:content-validation-name="val56" table:formula="oooc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6]+[.J36]" office:value-type="float" office:value="0">
            <text:p>0</text:p>
          </table:table-cell>
          <table:table-cell table:style-name="ce165" table:content-validation-name="val56" table:formula="oooc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7]+[.D37]" office:value-type="float" office:value="0">
            <text:p>0</text:p>
          </table:table-cell>
          <table:table-cell table:style-name="ce165" table:content-validation-name="val56" table:formula="oooc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7]+[.J37]" office:value-type="float" office:value="0">
            <text:p>0</text:p>
          </table:table-cell>
          <table:table-cell table:style-name="ce165" table:content-validation-name="val56" table:formula="oooc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8]+[.D38]" office:value-type="float" office:value="0">
            <text:p>0</text:p>
          </table:table-cell>
          <table:table-cell table:style-name="ce165" table:content-validation-name="val56" table:formula="oooc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38]+[.J38]" office:value-type="float" office:value="0">
            <text:p>0</text:p>
          </table:table-cell>
          <table:table-cell table:style-name="ce165" table:content-validation-name="val56" table:formula="oooc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9]+[.D39]" office:value-type="float" office:value="0">
            <text:p>0</text:p>
          </table:table-cell>
          <table:table-cell table:style-name="ce165" table:content-validation-name="val56" table:formula="oooc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39]+[.J39]" office:value-type="float" office:value="0">
            <text:p>0</text:p>
          </table:table-cell>
          <table:table-cell table:style-name="ce165" table:content-validation-name="val56" table:formula="oooc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40]+[.D40]" office:value-type="float" office:value="0">
            <text:p>0</text:p>
          </table:table-cell>
          <table:table-cell table:style-name="ce165" table:content-validation-name="val56" table:formula="oooc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0]+[.J40]" office:value-type="float" office:value="0">
            <text:p>0</text:p>
          </table:table-cell>
          <table:table-cell table:style-name="ce165" table:content-validation-name="val56" table:formula="oooc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7" table:content-validation-name="val56" table:number-columns-spanned="2" table:number-rows-spanned="1"/>
          <table:covered-table-cell/>
          <table:table-cell table:number-columns-repeated="2" table:style-name="ce139" table:content-validation-name="val56"/>
          <table:table-cell table:style-name="ce155" table:content-validation-name="val56" table:formula="oooc:=[.C41]+[.D41]" office:value-type="float" office:value="0">
            <text:p>0</text:p>
          </table:table-cell>
          <table:table-cell table:style-name="ce165" table:content-validation-name="val56" table:formula="oooc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1]+[.J41]" office:value-type="float" office:value="0">
            <text:p>0</text:p>
          </table:table-cell>
          <table:table-cell table:style-name="ce165" table:content-validation-name="val56" table:formula="oooc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7" table:content-validation-name="val56" table:number-columns-spanned="2" table:number-rows-spanned="1"/>
          <table:covered-table-cell/>
          <table:table-cell table:number-columns-repeated="2" table:style-name="ce139" table:content-validation-name="val56"/>
          <table:table-cell table:style-name="ce155" table:content-validation-name="val56" table:formula="oooc:=[.C42]+[.D42]" office:value-type="float" office:value="0">
            <text:p>0</text:p>
          </table:table-cell>
          <table:table-cell table:style-name="ce165" table:content-validation-name="val56" table:formula="oooc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2]+[.J42]" office:value-type="float" office:value="0">
            <text:p>0</text:p>
          </table:table-cell>
          <table:table-cell table:style-name="ce165" table:content-validation-name="val56" table:formula="oooc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8" table:content-validation-name="val56" table:number-columns-spanned="2" table:number-rows-spanned="1"/>
          <table:covered-table-cell table:style-name="ce355"/>
          <table:table-cell table:number-columns-repeated="2" table:style-name="ce140" table:content-validation-name="val56"/>
          <table:table-cell table:style-name="ce436" table:content-validation-name="val56" table:formula="oooc:=[.C43]+[.D43]" office:value-type="float" office:value="0">
            <text:p>0</text:p>
          </table:table-cell>
          <table:table-cell table:style-name="ce172" table:content-validation-name="val56" table:formula="oooc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56"/>
          <table:table-cell table:style-name="ce128" table:content-validation-name="val56"/>
          <table:table-cell table:number-columns-repeated="2" table:style-name="ce140" table:content-validation-name="val56"/>
          <table:table-cell table:style-name="ce457" table:content-validation-name="val56" table:formula="oooc:=[.I43]+[.J43]" office:value-type="float" office:value="0">
            <text:p>0</text:p>
          </table:table-cell>
          <table:table-cell table:style-name="ce172" table:content-validation-name="val56" table:formula="oooc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12" table:number-rows-spanned="1"/>
          <table:covered-table-cell table:number-columns-repeated="11" table:content-validation-name="val56"/>
          <table:table-cell table:content-validation-name="val56" table:number-columns-repeated="244"/>
        </table:table-row>
        <table:table-row table:style-name="ro2">
          <table:table-cell table:content-validation-name="val56" table:number-columns-spanned="12" table:number-rows-spanned="1"/>
          <table:covered-table-cell table:number-columns-repeated="11" table:content-validation-name="val56"/>
          <table:table-cell table:content-validation-name="val56" table:number-columns-repeated="244"/>
        </table:table-row>
        <table:table-row table:style-name="ro2">
          <table:table-cell table:style-name="ce422" table:content-validation-name="val5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 table:content-validation-name="val56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2" table:number-rows-repeated="65475">
          <table:table-cell table:content-validation-name="val56" table:number-columns-repeated="256"/>
        </table:table-row>
        <table:table-row table:style-name="ro2">
          <table:table-cell table:content-validation-name="val56" table:number-columns-repeated="256"/>
        </table:table-row>
      </table:table>
      <table:table table:name="Szabályok" table:style-name="ta1" table:print="false">
        <table:table-column table:style-name="co38" table:default-cell-style-name="ce461"/>
        <table:table-column table:style-name="co39" table:default-cell-style-name="ce466"/>
        <table:table-column table:style-name="co13" table:number-columns-repeated="254" table:default-cell-style-name="ce461"/>
        <table:table-row table:style-name="ro17">
          <table:table-cell table:style-name="ce458" office:value-type="string">
            <text:p>Karakter pontok (KP) elosztása</text:p>
            <text:p/>
          </table:table-cell>
          <table:table-cell table:style-name="ce465"/>
          <table:table-cell table:style-name="ce472" table:number-columns-repeated="254"/>
        </table:table-row>
        <table:table-row table:style-name="ro18">
          <table:table-cell table:style-name="ce459" office:value-type="string">
            <text:p><text:span text:style-name="T12">→ </text:span><text:span text:style-name="T13">KP = 150 + Tapasztalati szint <text:s/>x (70 + Intelligencia) <text:s/>+ még (TSZ x (15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17">
          <table:table-cell table:style-name="ce460" office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67" office:value-type="string">
            <text:p><text:span text:style-name="T15">→</text:span><text:span text:style-name="T15">Egy <text:s/>misztikus/harci képzettség értéke legfeljebb (szint+3) lehet</text:span></text:p>
            <text:p><text:span text:style-name="T15">→</text:span><text:span text:style-name="T15">Egy <text:s/>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7">
          <table:table-cell table:style-name="ce460" office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468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1">
          <table:table-cell table:style-name="ce462" table:number-columns-repeated="256"/>
        </table:table-row>
        <table:table-row table:style-name="ro17">
          <table:table-cell table:style-name="ce460" office:value-type="string">
            <text:p>Harcérték módosítók (HM)</text:p>
            <text:p/>
          </table:table-cell>
          <table:table-cell table:style-name="ce462"/>
          <table:table-cell table:number-columns-repeated="254"/>
        </table:table-row>
        <table:table-row table:style-name="ro22">
          <table:table-cell/>
          <table:table-cell table:style-name="ce469" office:value-type="string">
            <text:p><text:span text:style-name="T19">→</text:span><text:span text:style-name="T14">1HM/CM = 5 KP</text:span></text:p>
            <text:p><text:span text:style-name="T19">→</text:span><text:span text:style-name="T14">max (6+ügyesség)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jelöli)</text:span></text:p>
            <text:p><text:span text:style-name="T19">→</text:span><text:span text:style-name="T14">max 5 HM/szint tehető egy harcértékre</text:span></text:p>
            <text:p><text:span text:style-name="T14"/></text:p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69"/>
          <table:table-cell table:number-columns-repeated="254"/>
        </table:table-row>
        <table:table-row table:style-name="ro17">
          <table:table-cell table:style-name="ce459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20">
          <table:table-cell/>
          <table:table-cell table:style-name="ce469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text:s/>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7">
          <table:table-cell table:style-name="ce459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8">
          <table:table-cell/>
          <table:table-cell table:style-name="ce467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7">
          <table:table-cell table:style-name="ce459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67"/>
          <table:table-cell table:number-columns-repeated="254"/>
        </table:table-row>
        <table:table-row table:style-name="ro23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24">
          <table:table-cell table:style-name="ce463"/>
          <table:table-cell table:style-name="ce470"/>
          <table:table-cell table:style-name="ce463" table:number-columns-repeated="254"/>
        </table:table-row>
        <table:table-row table:style-name="ro21">
          <table:table-cell table:style-name="ce464" office:value-type="string">
            <text:p>Manőverek</text:p>
          </table:table-cell>
          <table:table-cell table:number-columns-repeated="255"/>
        </table:table-row>
        <table:table-row table:style-name="ro25">
          <table:table-cell/>
          <table:table-cell table:style-name="ce471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21" table:number-rows-repeated="65516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changelog" table:style-name="ta1" table:print="false">
        <table:table-column table:style-name="co40" table:default-cell-style-name="ce474"/>
        <table:table-column table:style-name="co13" table:number-columns-repeated="255" table:default-cell-style-name="Default"/>
        <table:table-row table:style-name="ro2">
          <table:table-cell table:style-name="ce473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Erőbónusz beszámít: (Erő/2) <text:span text:style-name="T19">→ </text:span><text:span text:style-name="T24">lefelé</text:span><text:span text:style-name="T19"> kerekítve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képzettség szintek változtak: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harci és misztikus képzettségek szintje legfeljebb (szint+3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többi képzettség értéke pedig legfeljebb (szint+8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5"> Manőver ismeretek fokai csak +2-t adnak az Ellenpróbánál</text:span>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7</text:p>
          </table:table-cell>
          <table:table-cell table:number-columns-repeated="255"/>
        </table:table-row>
        <table:table-row table:style-name="ro2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2">
          <table:table-cell table:style-name="ce475" office:value-type="string">
            <text:p>* Harcmodorok szintenként már +3 TÉ/VÉ-t adnak, nem csak 2-t!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VÉ alap 120: mostantól a sikeres találat már sebzést jelent, alatta VÉ csökk.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Harci akrobatika fortély bekerült, bónuszai automatikusan hozzáadódnak a TÉ/VÉ értékekhe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Könnyű” fegyverek már egységesen „egykezes”-ek mostantól. A „Könnyű” fogalma megszűni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Tartalék” lap bekerült (ha nem elég a hely a képzettségeknek, fortélyoknak, nyelveknek)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6</text:p>
          </table:table-cell>
          <table:table-cell table:number-columns-repeated="255"/>
        </table:table-row>
        <table:table-row table:style-name="ro2">
          <table:table-cell office:value-type="string">
            <text:p>* Akrobatika bekerült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5</text:p>
          </table:table-cell>
          <table:table-cell table:number-columns-repeated="255"/>
        </table:table-row>
        <table:table-row table:style-name="ro2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4</text:p>
          </table:table-cell>
          <table:table-cell table:number-columns-repeated="255"/>
        </table:table-row>
        <table:table-row table:style-name="ro2">
          <table:table-cell table:style-name="ce473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office:value-type="string">
            <text:p>* Mesterfegyver fortély is beszámít (számolja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Karmák bekerültek (Mágia_Pszí lap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kus összhang karmák is bekerülte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_Pszí lapon több hely a mágiaiskoláknak, szint ellenőrzés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 Szabályok fül a 4.lap lett, hogy könnyebb legyen a nyomtatás (1-3 oldalak kellenek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Szintenként legfeljebb 2-vel több pontot tehetsz TÉ/VÉ-dre, mint VÉ/TÉ-dre. Az ellenőrzés működik.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3</text:p>
          </table:table-cell>
          <table:table-cell table:number-columns-repeated="255"/>
        </table:table-row>
        <table:table-row table:style-name="ro2">
          <table:table-cell office:value-type="string">
            <text:p>* Egyéb fortélyok legfelső sorát nem számolta be.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Írástudó fortély is előre beírva. Ha felvettél Tradíciót, akkor ingyenes!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_pszí lapon formázási javításo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radíciók, Céltradíciók kezelése végre rendezett. Beilleszthető a „Belső út” is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egyverek Sebzés infoboxba: Mesterfegyver minden foka: +1S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ámadás/kör infoboxok kibővítése, egyértelműsítés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Előre beírt fortélyoknál validátorok alkalmazása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2</text:p>
          </table:table-cell>
          <table:table-cell table:number-columns-repeated="255"/>
        </table:table-row>
        <table:table-row table:style-name="ro2">
          <table:table-cell office:value-type="string">
            <text:p>* Érzékek bevezetése (származtatott tulajdonságok) : A „Mágia_Pszí” lapon találhatóak</text:p>
          </table:table-cell>
          <table:table-cell table:style-name="ce480" table:number-columns-repeated="255"/>
        </table:table-row>
        <table:table-row table:style-name="ro2">
          <table:table-cell table:style-name="Default" office:value-type="string">
            <text:p>* Fájdalomtűrés infó mezőiben még a régi értékek voltak.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Sebzés” és „támadás jellege” mezők összevonása, segédszöveg beírása Sebzés mezőhö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Licenc szöveg módosult kicsit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ávolsági fegyverek külön szekciób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Képzettséges lap: cellák ritkítása, hogy ráférjen az oldalr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uszta kéz SP számítása hibás volt,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Cél-mágia és „rendes” mágia tradíció is felvehető a Mágia-tradíció választásnál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3"/>-&gt; Cél-mágia tradíció (pl Quars) 25KP, a rendes tradíció továbbra is 50K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 tradíciókhoz infobox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szí fokokhoz és iskolához infóbox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2"/>(a mágia iskolák is képzettségek)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1</text:p>
          </table:table-cell>
          <table:table-cell table:number-columns-repeated="255"/>
        </table:table-row>
        <table:table-row table:style-name="ro2">
          <table:table-cell office:value-type="string">
            <text:p>* Kevesebb Átfogó, több Átlagos képzettség-hely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0</text:p>
          </table:table-cell>
          <table:table-cell table:number-columns-repeated="255"/>
        </table:table-row>
        <table:table-row table:style-name="ro2">
          <table:table-cell office:value-type="string">
            <text:p>* Új segédkommentek: Össz KP, Max harcira/misztikusra költhető K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Gyors kezdeményezés fortély beillesztése és kezelés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ájdalomtűrés is Harci képzettség! Nem költhető rá az extra KP-ból.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9</text:p>
          </table:table-cell>
          <table:table-cell table:number-columns-repeated="255"/>
        </table:table-row>
        <table:table-row table:style-name="ro2">
          <table:table-cell office:value-type="string">
            <text:p>* Kis javítások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8</text:p>
          </table:table-cell>
          <table:table-cell table:number-columns-repeated="255"/>
        </table:table-row>
        <table:table-row table:style-name="ro2">
          <table:table-cell office:value-type="string">
            <text:p>* CC licenc bekerült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7</text:p>
          </table:table-cell>
          <table:table-cell table:number-columns-repeated="255"/>
        </table:table-row>
        <table:table-row table:style-name="ro2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lap seb.kategóriák TÉ levonásai emelkedtek: 0; -10; -20; -30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ájdalomtűrés próba megszűnik harc közben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uszta kéz: Erőbónusz 1:1-ben beszámít, de csak KT sebzést oko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Harcos elme fortély bekerült a fortélyok közé, hogy számolható legyen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6</text:p>
          </table:table-cell>
          <table:table-cell table:number-columns-repeated="255"/>
        </table:table-row>
        <table:table-row table:style-name="ro2">
          <table:table-cell office:value-type="string">
            <text:p>* Az Emlékezet értéke minden szinten hozzáadódik (negatív értéknél levonódik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2"/>a Kiegészítő 15KP-hoz, ami NEM harci/misztikus értékek növelésére fordítható.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5.5</text:p>
          </table:table-cell>
          <table:table-cell table:number-columns-repeated="255"/>
        </table:table-row>
        <table:table-row table:style-name="ro2">
          <table:table-cell table:style-name="ce476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6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Átvezetve a fortély doksiból szabály: nincs fortély KP limit</text:p>
          </table:table-cell>
          <table:table-cell table:style-name="ce480" table:number-columns-repeated="255"/>
        </table:table-row>
        <table:table-row table:style-name="ro2">
          <table:table-cell table:style-name="ce476" office:value-type="string">
            <text:p>* KP/Szint: 70 <text:s text:c="2"/>; Bónusz: +15KP/Szint (nem harci+misztikusra)</text:p>
          </table:table-cell>
          <table:table-cell table:style-name="ce480" table:number-columns-repeated="255"/>
        </table:table-row>
        <table:table-row table:style-name="ro2">
          <table:table-cell table:style-name="ce477" office:value-type="string">
            <text:p>* Javítás: a képzettségek nem foka, hanem szintje van</text:p>
          </table:table-cell>
          <table:table-cell table:style-name="ce481" table:number-columns-repeated="255"/>
        </table:table-row>
        <table:table-row table:style-name="ro2">
          <table:table-cell table:style-name="ce476" office:value-type="string">
            <text:p>* Minden kiemelt cellához Érvényesség vizsgálat</text:p>
          </table:table-cell>
          <table:table-cell table:style-name="ce481" table:number-columns-repeated="255"/>
        </table:table-row>
        <table:table-row table:style-name="ro2">
          <table:table-cell table:style-name="ce477" office:value-type="string">
            <text:p>* Szinttúlépés ellenőrzés javítása</text:p>
          </table:table-cell>
          <table:table-cell table:style-name="ce481" table:number-columns-repeated="255"/>
        </table:table-row>
        <table:table-row table:style-name="ro2">
          <table:table-cell table:style-name="ce476" office:value-type="string">
            <text:p>* VÉGRE: A képzettségbónusz megfelelő kezelése</text:p>
          </table:table-cell>
          <table:table-cell table:style-name="ce481" table:number-columns-repeated="255"/>
        </table:table-row>
        <table:table-row table:style-name="ro2">
          <table:table-cell table:style-name="ce477" office:value-type="string">
            <text:p>* Szabályok munkalapon más betűkészlet (ékezet gondok voltak)</text:p>
          </table:table-cell>
          <table:table-cell table:style-name="ce481" table:number-columns-repeated="255"/>
        </table:table-row>
        <table:table-row table:style-name="ro2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>
            <text:p><text:s text:c="2"/><text:span text:style-name="T26">→</text:span> Karakter neve, faja, vallása</text:p>
          </table:table-cell>
          <table: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Személyiségjegyei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Kommunikáció, szociális érzé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Külső</text:p>
          </table:table-cell>
          <table:covered-table-cell table:number-columns-repeated="10"/>
          <table:table-cell table:style-name="ce481"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73" office:value-type="string">
            <text:p>V5.4</text:p>
          </table:table-cell>
          <table:table-cell table:number-columns-repeated="255"/>
        </table:table-row>
        <table:table-row table:style-name="ro2">
          <table:table-cell office:value-type="string">
            <text:p>* Mesterfegyver: <text:s/>KÉ:+2; TÉ/VÉ:+3; SP:+1 <text:s/>fokonként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1HM=5KP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3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2</text:p>
          </table:table-cell>
          <table:table-cell table:number-columns-repeated="255"/>
        </table:table-row>
        <table:table-row table:style-name="ro2">
          <table:table-cell office:value-type="string">
            <text:p>* Manővereknél: „elkölthető” mezőből levonódik az elköltött fo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utomatikusan megkapott képzettségek feljebb kerülte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áncél és SFÉ mezők bekerültek a Harcértékek oldalr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esterfegyver fortélyokhoz bekerült egy [fegyver] templat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+1 sor Átlagos képzettség, -1 sor Könnyű/spec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Fegyverek” munkalap bekerült. Egyelőre üres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1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0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9</text:p>
          </table:table-cell>
          <table:table-cell table:number-columns-repeated="255"/>
        </table:table-row>
        <table:table-row table:style-name="ro16">
          <table:table-cell table:style-name="ce478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78"/>
          <table:table-cell table:number-columns-repeated="255"/>
        </table:table-row>
        <table:table-row table:style-name="ro2">
          <table:table-cell table:style-name="ce473" office:value-type="string">
            <text:p>V4.8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7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ana korlát eltörlése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Mágia tradíciók: 50KP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É-be ismét beszámít a TSZ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Puszta kéz értékeinek automatikus kiszámítás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Nincs korlátozva a max vásárolható mana pont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P/szint: 80KP (eddig 70 volt)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5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4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Fegyver táblázatba bekerült: MF oszlop (Mesterfegyver foka az adott fegyverre)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style-name="ce482" table:number-columns-repeated="255"/>
        </table:table-row>
        <table:table-row table:style-name="ro2">
          <table:table-cell table:style-name="ce473" office:value-type="string">
            <text:p>V4.3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4.2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ámadási típus bekerült (szúró/vágó/zúzó) a fegyverek táblázatáb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Össz ÉP kiszámolása (Harcértékek oldal alja (Sebesülés táblázat teteje))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É számítás javítva + KÉ-re már nem adható HM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VÉ csökkenés plusz sor sok hellyel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CÉ-be az Önuralom számít! Javítv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Harcmodorokhoz új oszlop: Sebesség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1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0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Fájdalomtűrés próbák módosultak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Belharc harcmodor törölve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Fortély cellák átalakítás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9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P/Szint = 70 + Intelligenci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A +6-os tulajdonságok pontértéke beírv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8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ulajdonságok: Önuralom, Fogékonyság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7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ax egyfajta HM hiba jav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Belharc bekerült a Harcmodorok közé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3.5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1ψP = 2KP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1 MP = 3KP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3.4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Apró javítások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Hajításnak, Íjászatnak, Lövészetnek is van KÉ-je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3.3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Átszervezett Harcétékek oldal. Jobb helykihasználás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Külön CHM (CÉ-HM) (max 4CHM/Szint)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1 CHM = 4KP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Egy harcérték alapra max 5/szin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5HM-&gt;3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office:value-type="string">
            <text:p>* 4HM-&gt;2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office:value-type="string">
            <text:p>* 3HM-&gt;1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table:number-columns-repeated="2"/>
          <table:table-cell table:style-name="ce483"/>
          <table:table-cell table:style-name="ce479" table:number-columns-repeated="253"/>
        </table:table-row>
        <table:table-row table:style-name="ro2">
          <table:table-cell table:style-name="ce473" office:value-type="string">
            <text:p>V3.1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szí bekerült, 1 HM=4KP, Max HM/szint=8, 1MP=4KP, 1Pp=4KP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Javítások, Fortélyok táblázat átrendezése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7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Fegyverek harcértékei, Teljes fegyveres harcértékek táblázat bekerül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Életerő táblázat bekerül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Pajzsok, vértek, SFÉ tábláza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Mágia és Pszi fül: egyszerűbb, átláthatóbb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Élőfej és élőláb kikapcs, ez plusz hely.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eljes átstruktúrálás, hogy nyomtatható legyen, ne lógjon ki 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sehol a nyomtatási képből</text:p>
          </table:table-cell>
          <table:table-cell table:style-name="ce479" table:number-columns-repeated="255"/>
        </table:table-row>
        <table:table-row table:style-name="ro2">
          <table:table-cell table:style-name="ce473" office:value-type="string">
            <text:p>v2.5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3" office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3" office:value-type="string">
            <text:p>v2.3</text:p>
          </table:table-cell>
          <table:table-cell table:number-columns-repeated="255"/>
        </table:table-row>
        <table:table-row table:style-name="ro16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1" table:default-cell-style-name="ce18"/>
        <table:table-column table:style-name="co42" table:default-cell-style-name="ce18"/>
        <table:table-column table:style-name="co13" table:number-columns-repeated="4" table:default-cell-style-name="ce18"/>
        <table:table-column table:style-name="co43" table:default-cell-style-name="ce18"/>
        <table:table-column table:style-name="co44" table:default-cell-style-name="ce18"/>
        <table:table-column table:style-name="co13" table:number-columns-repeated="5" table:default-cell-style-name="ce18"/>
        <table:table-column table:style-name="co13" table:default-cell-style-name="ce174"/>
        <table:table-column table:style-name="co45" table:default-cell-style-name="ce18"/>
        <table:table-column table:style-name="co13" table:number-columns-repeated="241" table:default-cell-style-name="ce18"/>
        <table:table-row table:style-name="ro21">
          <table:table-cell table:style-name="ce484"/>
          <table:table-cell table:style-name="ce487" office:value-type="string">
            <text:p>Fegyver</text:p>
          </table:table-cell>
          <table:table-cell table:style-name="ce499" office:value-type="string">
            <text:p>Típus</text:p>
          </table:table-cell>
          <table:table-cell table:style-name="ce487" office:value-type="string">
            <text:p>SP</text:p>
          </table:table-cell>
          <table:table-cell table:style-name="ce520" office:value-type="string">
            <text:p>Sebzés módja</text:p>
          </table:table-cell>
          <table:table-cell table:style-name="ce523" office:value-type="string">
            <text:p>Átütés</text:p>
          </table:table-cell>
          <table:table-cell table:style-name="ce523" office:value-type="string">
            <text:p>Íves</text:p>
          </table:table-cell>
          <table:table-cell table:style-name="ce525" office:value-type="string">
            <text:p>1,5 kezes</text:p>
          </table:table-cell>
          <table:table-cell table:style-name="ce523" office:value-type="string">
            <text:p>Pengehossz</text:p>
          </table:table-cell>
          <table:table-cell table:style-name="ce523" office:value-type="string">
            <text:p>KÉ</text:p>
          </table:table-cell>
          <table:table-cell table:style-name="ce523" office:value-type="string">
            <text:p>TÉ</text:p>
          </table:table-cell>
          <table:table-cell table:style-name="ce523" office:value-type="string">
            <text:p>VÉ</text:p>
          </table:table-cell>
          <table:table-cell table:style-name="ce523" office:value-type="string">
            <text:p>Sebesség</text:p>
          </table:table-cell>
          <table:table-cell table:style-name="ce499" office:value-type="string">
            <text:p>Harcmodor</text:p>
          </table:table-cell>
          <table:table-cell table:style-name="ce542" office:value-type="string">
            <text:p>Megjegyzés</text:p>
          </table:table-cell>
          <table:table-cell table:style-name="ce484" table:number-columns-repeated="241"/>
        </table:table-row>
        <table:table-row table:style-name="ro5">
          <table:table-cell table:style-name="ce485" office:value-type="string">
            <text:p>Közelharci fegyverek</text:p>
          </table:table-cell>
          <table:table-cell table:style-name="ce488" office:value-type="string">
            <text:p><text:s/>__</text:p>
          </table:table-cell>
          <table:table-cell table:style-name="ce500"/>
          <table:table-cell table:style-name="ce500" office:value-type="string">
            <text:p>x</text:p>
          </table:table-cell>
          <table:table-cell table:number-columns-repeated="2" table:style-name="ce488" office:value-type="string">
            <text:p>x</text:p>
          </table:table-cell>
          <table:table-cell table:style-name="ce488" table:number-columns-repeated="2"/>
          <table:table-cell table:number-columns-repeated="3" table:style-name="ce488" office:value-type="string">
            <text:p>x</text:p>
          </table:table-cell>
          <table:table-cell table:number-columns-repeated="2" table:style-name="ce526" office:value-type="string">
            <text:p>x</text:p>
          </table:table-cell>
          <table:table-cell table:style-name="ce488" table:number-columns-repeated="2"/>
          <table:table-cell table:style-name="ce555" table:number-columns-repeated="241"/>
        </table:table-row>
        <table:table-row table:style-name="ro18">
          <table:table-cell/>
          <table:table-cell table:style-name="ce489" office:value-type="string">
            <text:p>Puszta kéz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-5">
            <text:p>-5</text:p>
          </table:table-cell>
          <table:table-cell table:style-name="ce501" office:value-type="string">
            <text:p>Z</text:p>
          </table:table-cell>
          <table:table-cell table:style-name="ce501" office:value-type="float" office:value="0">
            <text:p>0</text:p>
          </table:table-cell>
          <table:table-cell table:style-name="ce501" table:number-columns-repeated="2"/>
          <table:table-cell table:style-name="ce501" office:value-type="float" office:value="0">
            <text:p>0</text:p>
          </table:table-cell>
          <table:table-cell table:number-columns-repeated="3" table:style-name="ce501" office:value-type="float" office:value="-10">
            <text:p>-10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490" office:value-type="string">
            <text:p>Béltépő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<text:line-break/>1-2 a fegyver elakad a testben, <text:s/>ha átment rajta a sebzés.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Dzsambi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Garott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7">
            <text:p>7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spec.</text:p>
          </table:table-cell>
          <table:table-cell table:number-columns-repeated="3" table:style-name="ce502" office:value-type="float" office:value="0">
            <text:p>0</text:p>
          </table:table-cell>
          <table:table-cell table:style-name="ce502" office:value-type="string">
            <text:p>-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é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3">
            <text:p>3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riszkés</text:p>
          </table:table-cell>
          <table:table-cell table:style-name="ce502" office:value-type="string">
            <text:p>egykezes</text:p>
          </table:table-cell>
          <table:table-cell table:style-name="ce502" office:value-type="string">
            <text:p>+3/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Levéltőr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1">
            <text:p>1</text:p>
          </table:table-cell>
          <table:table-cell table:style-name="ce512" office:value-type="string">
            <text:p>S/V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string">
            <text:p>rövid</text:p>
          </table:table-cell>
          <table:table-cell table:style-name="ce512" office:value-type="float" office:value="2">
            <text:p>2</text:p>
          </table:table-cell>
          <table:table-cell table:style-name="ce512" office:value-type="float" office:value="4">
            <text:p>4</text:p>
          </table:table-cell>
          <table:table-cell table:number-columns-repeated="2"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arkolatgomb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Z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number-columns-repeated="3" table:style-name="ce512" office:value-type="float" office:value="-7">
            <text:p>-7</text:p>
          </table:table-cell>
          <table:table-cell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Ugyanazok az értékei, mint a Vasökölnek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éregfog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S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string">
            <text:p>rövid</text:p>
          </table:table-cell>
          <table:table-cell table:style-name="ce512" office:value-type="float" office:value="1">
            <text:p>1</text:p>
          </table:table-cell>
          <table:table-cell table:number-columns-repeated="2" table:style-name="ce512" office:value-type="float" office:value="3">
            <text:p>3</text:p>
          </table:table-cell>
          <table:table-cell table:style-name="ce512"/>
          <table:table-cell table:style-name="ce539" office:value-type="string">
            <text:p>közelharc</text:p>
          </table:table-cell>
          <table:table-cell table:style-name="ce543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Pugos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Ramier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3">
            <text:p>3</text:p>
          </table:table-cell>
          <table:table-cell table:number-columns-repeated="3"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hárít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4" office:value-type="string">
            <text:p><text:span text:style-name="T30">Nagyon</text:span><text:span text:style-name="T31"> drága!</text:span>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Tőr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ököl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2">
          <table:table-cell/>
          <table:table-cell table:style-name="ce491" office:value-type="string">
            <text:p>Tőr, páncélszúr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8">
            <text:p>8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4">
            <text:p>4</text:p>
          </table:table-cell>
          <table:table-cell table:style-name="ce503"/>
          <table:table-cell table:style-name="ce539" office:value-type="string">
            <text:p>közelharc</text:p>
          </table:table-cell>
          <table:table-cell table:style-name="ce545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Sla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2">
          <table:table-cell table:style-name="ce38"/>
          <table:table-cell table:style-name="ce492" office:value-type="string">
            <text:p>Vasököl / páncélkesztyű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0">
            <text:p>0</text:p>
          </table:table-cell>
          <table:table-cell table:style-name="ce504" office:value-type="string">
            <text:p>Z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number-columns-repeated="3" table:style-name="ce504" office:value-type="float" office:value="-7">
            <text:p>-7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6" office:value-type="string">
            <text:p>Erőbónusz: 0 feletti rész 1:1-ben számít be.</text:p>
          </table:table-cell>
          <table:table-cell table:style-name="ce38" table:number-columns-repeated="241"/>
        </table:table-row>
        <table:table-row table:style-name="ro17">
          <table:table-cell table:style-name="ce485" office:value-type="string">
            <text:p>Kardvívó fegyverek</text:p>
          </table:table-cell>
          <table:table-cell table:style-name="ce489" office:value-type="string">
            <text:p>Kard, dzsenn szablya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4">
            <text:p>4</text:p>
          </table:table-cell>
          <table:table-cell table:style-name="ce501" office:value-type="string">
            <text:p>V/S</text:p>
          </table:table-cell>
          <table:table-cell table:style-name="ce501" office:value-type="float" office:value="0">
            <text:p>0</text:p>
          </table:table-cell>
          <table:table-cell table:style-name="ce501" office:value-type="float" office:value="1">
            <text:p>1</text:p>
          </table:table-cell>
          <table:table-cell table:style-name="ce501"/>
          <table:table-cell table:style-name="ce501" office:value-type="string">
            <text:p>1 penge</text:p>
          </table:table-cell>
          <table:table-cell table:style-name="ce501" office:value-type="float" office:value="8">
            <text:p>8</text:p>
          </table:table-cell>
          <table:table-cell table:number-columns-repeated="2" table:style-name="ce501" office:value-type="float" office:value="15">
            <text:p>15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3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emreli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number-columns-repeated="2" table:style-name="ce502" office:value-type="float" office:value="13">
            <text:p>13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/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fejvadás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handzsá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hiequa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S/V</text:p>
          </table:table-cell>
          <table:table-cell table:style-name="ce502" office:value-type="float" office:value="2">
            <text:p>2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hosszú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jatagá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2 penge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20">
            <text:p>20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khossa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5">
            <text:p>5</text:p>
          </table:table-cell>
          <table:table-cell table:number-columns-repeated="2" table:style-name="ce502" office:value-type="float" office:value="11">
            <text:p>11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Szúró sebzés: +5 SP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La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table:number-columns-repeated="2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6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lovag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1">
            <text:p>1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rő követelmény: +2</text:p>
          </table:table-cell>
          <table:table-cell table:number-columns-repeated="241"/>
        </table:table-row>
        <table:table-row table:style-name="ro20">
          <table:table-cell/>
          <table:table-cell table:style-name="ce490" office:value-type="string">
            <text:p>Kard, másfél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mester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8">
            <text:p>18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TODO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Pu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table:number-columns-repeated="2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KF)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Slan 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9">
            <text:p>19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Slan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11">
            <text:p>11</text:p>
          </table:table-cell>
          <table:table-cell table:number-columns-repeated="2"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Lásd Slan kard (de nem (MK))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Slan csata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9">
            <text:p>9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table:number-columns-repeated="2"/>
          <table:table-cell table:style-name="ce502" office:value-type="string">
            <text:p>2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23">
            <text:p>23</text:p>
          </table:table-cell>
          <table:table-cell table:style-name="ce502" office:value-type="float" office:value="17">
            <text:p>17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ihetetlen drága és ritka.</text:p>
            <text:p>Csak két kézzel forgatható. <text:line-break/> (spec)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ara-sequor 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float" office:value="1">
            <text:p>1</text:p>
          </table:table-cell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MK), (KF) továbbá: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eneth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Predoci egyeneskard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Sequor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8" office:value-type="string">
            <text:p>(KF):</text:p>
          </table:table-cell>
          <table:table-cell table:number-columns-repeated="241"/>
        </table:table-row>
        <table:table-row table:style-name="ro20">
          <table:table-cell table:style-name="ce38"/>
          <table:table-cell table:style-name="ce492" office:value-type="string">
            <text:p>Tőrkard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2">
            <text:p>2</text:p>
          </table:table-cell>
          <table:table-cell table:style-name="ce504" office:value-type="string">
            <text:p>S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2"/>
          <table:table-cell table:style-name="ce504" office:value-type="string">
            <text:p>1 penge</text:p>
          </table:table-cell>
          <table:table-cell table:style-name="ce504" office:value-type="float" office:value="6">
            <text:p>6</text:p>
          </table:table-cell>
          <table:table-cell table:number-columns-repeated="2" table:style-name="ce504" office:value-type="float" office:value="12">
            <text:p>12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6" office:value-type="string">
            <text:p>Pontra támadás: kisebb TÉ levonással (TODO)</text:p>
            <text:p>Erőbónusz nem számít!</text:p>
            <text:p>Olyan fegyver ellen, amik nem háríthatóak csuklóból: VÉ csökk?? <text:line-break/>(Pusztító fegyverek ellen fokozottan!!!)</text:p>
            <text:p>Sokkal könnyebb ellene a fegyvertörés</text:p>
          </table:table-cell>
          <table:table-cell table:style-name="ce38" table:number-columns-repeated="241"/>
        </table:table-row>
        <table:table-row table:style-name="ro2">
          <table:table-cell table:style-name="ce485" office:value-type="string">
            <text:p>Pusztító fegyverek</text:p>
          </table:table-cell>
          <table:table-cell table:style-name="ce489" office:value-type="string">
            <text:p>Bot, rövid</text:p>
          </table:table-cell>
          <table:table-cell table:style-name="ce501" office:value-type="string">
            <text:p>egykezes</text:p>
          </table:table-cell>
          <table:table-cell table:style-name="ce513" table:number-columns-repeated="2"/>
          <table:table-cell table:style-name="ce513" office:value-type="float" office:value="0">
            <text:p>0</text:p>
          </table:table-cell>
          <table:table-cell table:style-name="ce513" table:number-columns-repeated="7"/>
          <table:table-cell table:style-name="ce539" office:value-type="string">
            <text:p>pusztítás</text:p>
          </table:table-cell>
          <table:table-cell table:style-name="ce545"/>
          <table:table-cell table:number-columns-repeated="241"/>
        </table:table-row>
        <table:table-row table:style-name="ro2">
          <table:table-cell/>
          <table:table-cell table:style-name="ce490" office:value-type="string">
            <text:p>Bot, furkó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kétkezes</text:p>
          </table:table-cell>
          <table:table-cell table:style-name="ce502" office:value-type="string">
            <text:p>kétkezes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láncos</text:p>
          </table:table-cell>
          <table:table-cell table:style-name="ce502" office:value-type="string">
            <text:p>egykezes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 office:value-type="string">
            <text:p>Pajzs VÉ a fele! (?)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shadleki</text:p>
          </table:table-cell>
          <table:table-cell table:style-name="ce502" office:value-type="string">
            <text:p>??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tolla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tüské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!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3">
          <table:table-cell/>
          <table:table-cell table:style-name="ce490" office:value-type="string">
            <text:p>Csatabárd, egykeze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2" office:value-type="string">
            <text:p>V<text:line-break/><text:span text:style-name="T29">(néha szúrás)</text:span></text:p>
          </table:table-cell>
          <table:table-cell table:style-name="ce502" office:value-type="string">
            <text:p>??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Csatabá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string">
            <text:p>??</text:p>
          </table:table-cell>
          <table:table-cell table:style-name="ce502" table:number-columns-repeated="2"/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7">
          <table:table-cell/>
          <table:table-cell table:style-name="ce490" office:value-type="string">
            <text:p>Csatacsákány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S?</text:p>
          </table:table-cell>
          <table:table-cell table:style-name="ce502" office:value-type="string">
            <text:p>10 !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Cséphadaró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 office:value-type="string">
            <text:p>EZ NEM SZÁLFEGYVER?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2" office:value-type="string">
            <text:p>Harci kalapács</text:p>
          </table:table-cell>
          <table:table-cell table:style-name="ce504" office:value-type="string">
            <text:p>??</text:p>
          </table:table-cell>
          <table:table-cell table:style-name="ce514" table:number-columns-repeated="10"/>
          <table:table-cell table:style-name="ce540" office:value-type="string">
            <text:p>pusztítás</text:p>
          </table:table-cell>
          <table:table-cell table:style-name="ce547"/>
          <table:table-cell table:style-name="ce38" table:number-columns-repeated="241"/>
        </table:table-row>
        <table:table-row table:style-name="ro2">
          <table:table-cell table:style-name="ce485" office:value-type="string">
            <text:p>Lándzsavívó fegyverek</text:p>
          </table:table-cell>
          <table:table-cell table:style-name="ce489" office:value-type="string">
            <text:p>Alabárd</text:p>
          </table:table-cell>
          <table:table-cell table:style-name="ce501" office:value-type="string">
            <text:p>kétkezes</text:p>
          </table:table-cell>
          <table:table-cell table:style-name="ce513" table:number-columns-repeated="10"/>
          <table:table-cell table:style-name="ce539" office:value-type="string">
            <text:p>lándzsavívás</text:p>
          </table:table-cell>
          <table:table-cell table:style-name="ce549" office:value-type="string">
            <text:p>Talán a legjobb a páncélok ellen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Bot, hosszú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2" office:value-type="string">
            <text:p>Z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3" table:number-columns-repeated="5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Lándzsa</text:p>
          </table:table-cell>
          <table:table-cell table:style-name="ce502" office:value-type="string">
            <text:p>kétkezes</text:p>
          </table:table-cell>
          <table:table-cell table:style-name="ce502"/>
          <table:table-cell table:style-name="ce502" office:value-type="string">
            <text:p>S</text:p>
          </table:table-cell>
          <table:table-cell table:style-name="ce503" table:number-columns-repeated="3"/>
          <table:table-cell table:style-name="ce502" office:value-type="string">
            <text:p>3 penge</text:p>
          </table:table-cell>
          <table:table-cell table:style-name="ce502" office:value-type="float" office:value="12">
            <text:p>12</text:p>
          </table:table-cell>
          <table:table-cell table:number-columns-repeated="2" table:style-name="ce502" office:value-type="float" office:value="24">
            <text:p>24</text:p>
          </table:table-cell>
          <table:table-cell table:style-name="ce502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Pika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3" table:number-columns-repeated="8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Szigo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10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 table:style-name="ce38"/>
          <table:table-cell table:style-name="ce492" office:value-type="string">
            <text:p>Szigony, kétkezes</text:p>
          </table:table-cell>
          <table:table-cell table:style-name="ce504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38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1">
          <table:table-cell table:style-name="ce486"/>
          <table:table-cell table:style-name="ce486" office:value-type="string">
            <text:p>Fegyver</text:p>
          </table:table-cell>
          <table:table-cell table:style-name="ce505" office:value-type="string">
            <text:p>Forgatás módja</text:p>
          </table:table-cell>
          <table:table-cell table:style-name="ce486" office:value-type="string">
            <text:p>SP</text:p>
          </table:table-cell>
          <table:table-cell table:style-name="ce505" office:value-type="string">
            <text:p>Sebzés módja</text:p>
          </table:table-cell>
          <table:table-cell table:style-name="ce486" office:value-type="string">
            <text:p>Átütés</text:p>
          </table:table-cell>
          <table:table-cell table:style-name="ce486" table:number-columns-repeated="2"/>
          <table:table-cell table:style-name="ce486" office:value-type="string">
            <text:p>KÉ</text:p>
          </table:table-cell>
          <table:table-cell table:style-name="ce486" office:value-type="string">
            <text:p>CÉ</text:p>
          </table:table-cell>
          <table:table-cell table:style-name="ce486" office:value-type="string">
            <text:p>Osztó</text:p>
          </table:table-cell>
          <table:table-cell table:style-name="ce486" office:value-type="string">
            <text:p>Hatótáv</text:p>
          </table:table-cell>
          <table:table-cell table:style-name="ce532" office:value-type="string">
            <text:p>Sebesség</text:p>
          </table:table-cell>
          <table:table-cell table:style-name="ce486" office:value-type="string">
            <text:p>Harcmodor</text:p>
          </table:table-cell>
          <table:table-cell table:style-name="ce486" table:number-columns-repeated="242"/>
        </table:table-row>
        <table:table-row table:style-name="ro2">
          <table:table-cell table:style-name="ce485" office:value-type="string">
            <text:p>Szál-hajítófegyverek</text:p>
          </table:table-cell>
          <table:table-cell table:style-name="ce493" office:value-type="string">
            <text:p><text:s/>__</text:p>
          </table:table-cell>
          <table:table-cell table:number-columns-repeated="2" table:style-name="ce506" office:value-type="string">
            <text:p>x</text:p>
          </table:table-cell>
          <table:table-cell table:number-columns-repeated="2" table:style-name="ce493" office:value-type="string">
            <text:p>x</text:p>
          </table:table-cell>
          <table:table-cell table:style-name="ce493" table:number-columns-repeated="2"/>
          <table:table-cell table:number-columns-repeated="3" table:style-name="ce493" office:value-type="string">
            <text:p>x</text:p>
          </table:table-cell>
          <table:table-cell table:style-name="ce493"/>
          <table:table-cell table:style-name="ce507" office:value-type="string">
            <text:p>x</text:p>
          </table:table-cell>
          <table:table-cell table:style-name="ce541" office:value-type="string">
            <text:p>x</text:p>
          </table:table-cell>
          <table:table-cell/>
          <table:table-cell table:style-name="ce555" table:number-columns-repeated="241"/>
        </table:table-row>
        <table:table-row table:style-name="ro2">
          <table:table-cell/>
          <table:table-cell table:style-name="ce494" office:value-type="string">
            <text:p>Könnyű kopja</text:p>
          </table:table-cell>
          <table:table-cell table:style-name="ce507" office:value-type="string">
            <text:p>kétkezes</text:p>
          </table:table-cell>
          <table:table-cell table:style-name="ce515"/>
          <table:table-cell table:style-name="ce508" table:number-columns-repeated="6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3" office:value-type="float" office:value="9">
            <text:p>9</text:p>
          </table:table-cell>
          <table:table-cell table:style-name="ce539" office:value-type="string">
            <text:p>hajítás</text:p>
          </table:table-cell>
          <table:table-cell table:style-name="ce550" office:value-type="string">
            <text:p>Követelmény: Erő +3</text:p>
          </table:table-cell>
          <table:table-cell table:style-name="ce556" table:number-columns-repeated="241"/>
        </table:table-row>
        <table:table-row table:style-name="ro2">
          <table:table-cell/>
          <table:table-cell table:style-name="ce494" office:value-type="string">
            <text:p>Lándzsa</text:p>
          </table:table-cell>
          <table:table-cell table:style-name="ce508" table:number-columns-repeated="8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4" office:value-type="float" office:value="8">
            <text:p>8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Követelmény: Erő +2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5" office:value-type="string">
            <text:p>Dárda, hajító</text:p>
          </table:table-cell>
          <table:table-cell table:style-name="ce509"/>
          <table:table-cell table:style-name="ce509" office:value-type="string">
            <text:p>a</text:p>
          </table:table-cell>
          <table:table-cell table:style-name="ce509" table:number-columns-repeated="6"/>
          <table:table-cell table:style-name="ce495" office:value-type="float" office:value="2">
            <text:p>2</text:p>
          </table:table-cell>
          <table:table-cell table:style-name="ce528" office:value-type="string">
            <text:p>60m</text:p>
          </table:table-cell>
          <table:table-cell table:style-name="ce535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0</text:p>
          </table:table-cell>
          <table:table-cell table:style-name="ce38" table:number-columns-repeated="241"/>
        </table:table-row>
        <table:table-row table:style-name="ro2">
          <table:table-cell table:style-name="ce485" office:value-type="string">
            <text:p>Hajítófegyverek</text:p>
          </table:table-cell>
          <table:table-cell table:style-name="ce496" office:value-type="string">
            <text:p>Bola</text:p>
          </table:table-cell>
          <table:table-cell table:style-name="ce496" office:value-type="string">
            <text:p>egykezes</text:p>
          </table:table-cell>
          <table:table-cell table:style-name="ce516" office:value-type="float" office:value="2">
            <text:p>2</text:p>
          </table:table-cell>
          <table:table-cell table:style-name="ce516" office:value-type="string">
            <text:p>S</text:p>
          </table:table-cell>
          <table:table-cell table:style-name="ce516" office:value-type="float" office:value="6">
            <text:p>6</text:p>
          </table:table-cell>
          <table:table-cell table:style-name="ce516" table:number-columns-repeated="2"/>
          <table:table-cell table:style-name="ce510"/>
          <table:table-cell table:style-name="ce510" office:value-type="float" office:value="2">
            <text:p>2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20m</text:p>
          </table:table-cell>
          <table:table-cell table:style-name="ce536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7" office:value-type="string">
            <text:p>Hajítóbárd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497" office:value-type="string">
            <text:p>Hajítótőr</text:p>
          </table:table-cell>
          <table:table-cell table:style-name="ce497" office:value-type="string">
            <text:p>egykezes</text:p>
          </table:table-cell>
          <table:table-cell table:style-name="ce497" office:value-type="float" office:value="0">
            <text:p>0</text:p>
          </table:table-cell>
          <table:table-cell table:style-name="ce497" office:value-type="string">
            <text:p>S</text:p>
          </table:table-cell>
          <table:table-cell table:style-name="ce517" table:number-columns-repeated="4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15m</text:p>
          </table:table-cell>
          <table:table-cell table:style-name="ce537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2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2"><text:s/></text:span><text:span text:style-name="T33">SFÉ bónusz még ellene esetleg.. (dupla SFÉ?)</text:span>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ő, alm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Paritty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7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Ramier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1">
            <text:p>1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2">
          <table:table-cell/>
          <table:table-cell table:style-name="ce497" office:value-type="string">
            <text:p>Slan csillag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3">
            <text:p>3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5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2">
          <table:table-cell table:style-name="ce38"/>
          <table:table-cell table:style-name="ce498" office:value-type="string">
            <text:p>Tőr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2">
            <text:p>2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hajítás</text:p>
          </table:table-cell>
          <table:table-cell table:style-name="ce551"/>
          <table:table-cell table:style-name="ce38" table:number-columns-repeated="241"/>
        </table:table-row>
        <table:table-row table:style-name="ro2">
          <table:table-cell table:style-name="ce485" office:value-type="string">
            <text:p>Egyéb hajítófegyverek</text:p>
          </table:table-cell>
          <table:table-cell table:style-name="ce496" office:value-type="string">
            <text:p>Dobóháló</text:p>
          </table:table-cell>
          <table:table-cell table:style-name="ce510" table:number-columns-repeated="7"/>
          <table:table-cell table:style-name="ce510" office:value-type="float" office:value="0">
            <text:p>0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4m</text:p>
          </table:table-cell>
          <table:table-cell table:style-name="ce536" office:value-type="float" office:value="2">
            <text:p>2</text:p>
          </table:table-cell>
          <table:table-cell table:style-name="ce539" office:value-type="string">
            <text:p>hajítás</text:p>
          </table:table-cell>
          <table:table-cell table:style-name="ce553" office:value-type="string">
            <text:p>Maximális hatótávolsága: 4+Erő méterben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öpeny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number-columns-repeated="242"/>
        </table:table-row>
        <table:table-row table:style-name="ro2">
          <table:table-cell table:style-name="ce38"/>
          <table:table-cell table:style-name="ce498" office:value-type="string">
            <text:p>Lasszó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38" table:number-columns-repeated="242"/>
        </table:table-row>
        <table:table-row table:style-name="ro2">
          <table:table-cell table:style-name="ce485" office:value-type="string">
            <text:p>Íjász lőfegyverek</text:p>
          </table:table-cell>
          <table:table-cell table:style-name="ce496" office:value-type="string">
            <text:p>Rövid íj</text:p>
          </table:table-cell>
          <table:table-cell table:style-name="ce496" office:value-type="string">
            <text:p>kétkezes</text:p>
          </table:table-cell>
          <table:table-cell table:style-name="ce510" table:number-columns-repeated="6"/>
          <table:table-cell table:style-name="ce510" office:value-type="float" office:value="10">
            <text:p>10</text:p>
          </table:table-cell>
          <table:table-cell table:style-name="ce496" office:value-type="float" office:value="2">
            <text:p>2</text:p>
          </table:table-cell>
          <table:table-cell table:style-name="ce529"/>
          <table:table-cell table:style-name="ce536" office:value-type="float" office:value="4">
            <text:p>4</text:p>
          </table:table-cell>
          <table:table-cell table:style-name="ce539" office:value-type="string">
            <text:p>íjászat</text:p>
          </table:table-cell>
          <table:table-cell table:style-name="ce55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Hosszú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2">
            <text:p>12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6">
            <text:p>6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Visszacsapó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7">
            <text:p>7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Elf íj</text:p>
          </table:table-cell>
          <table:table-cell table:style-name="ce497" office:value-type="string">
            <text:p>kétkezes</text:p>
          </table:table-cell>
          <table:table-cell table:style-name="ce519" office:value-type="float" office:value="1">
            <text:p>1</text:p>
          </table:table-cell>
          <table:table-cell table:style-name="ce519" office:value-type="string">
            <text:p>S</text:p>
          </table:table-cell>
          <table:table-cell table:style-name="ce519" office:value-type="float" office:value="0">
            <text:p>0</text:p>
          </table:table-cell>
          <table:table-cell table:style-name="ce519" table:number-columns-repeated="2"/>
          <table:table-cell table:style-name="ce519" office:value-type="float" office:value="5">
            <text:p>5</text:p>
          </table:table-cell>
          <table:table-cell table:style-name="ce517" office:value-type="float" office:value="13">
            <text:p>13</text:p>
          </table:table-cell>
          <table:table-cell table:style-name="ce497" office:value-type="string">
            <text:p>3(4)</text:p>
          </table:table-cell>
          <table:table-cell table:style-name="ce530"/>
          <table:table-cell table:style-name="ce537" office:value-type="float" office:value="9">
            <text:p>9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Fúvócső, kicsi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8">
            <text:p>8</text:p>
          </table:table-cell>
          <table:table-cell table:style-name="ce497" office:value-type="float" office:value="1">
            <text:p>1</text:p>
          </table:table-cell>
          <table:table-cell table:style-name="ce530"/>
          <table:table-cell table:style-name="ce537" office:value-type="float" office:value="3">
            <text:p>3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8" office:value-type="string">
            <text:p>Fúvócső, vadász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2">
            <text:p>2</text:p>
          </table:table-cell>
          <table:table-cell table:style-name="ce540" office:value-type="string">
            <text:p>íjászat</text:p>
          </table:table-cell>
          <table:table-cell table:style-name="ce554"/>
          <table:table-cell table:style-name="ce38" table:number-columns-repeated="241"/>
        </table:table-row>
        <table:table-row table:style-name="ro2">
          <table:table-cell table:style-name="ce485" office:value-type="string">
            <text:p>Lövész lőfegyverek</text:p>
          </table:table-cell>
          <table:table-cell table:style-name="ce496" office:value-type="string">
            <text:p>Kézi nyílpuska</text:p>
          </table:table-cell>
          <table:table-cell table:style-name="ce496" office:value-type="string">
            <text:p>egykezes</text:p>
          </table:table-cell>
          <table:table-cell table:style-name="ce496"/>
          <table:table-cell table:style-name="ce496" office:value-type="string">
            <text:p>S</text:p>
          </table:table-cell>
          <table:table-cell table:style-name="ce496" table:number-columns-repeated="4"/>
          <table:table-cell table:style-name="ce496" office:value-type="float" office:value="10">
            <text:p>10</text:p>
          </table:table-cell>
          <table:table-cell table:style-name="ce496" office:value-type="float" office:value="3">
            <text:p>3</text:p>
          </table:table-cell>
          <table:table-cell table:style-name="ce529" office:value-type="string">
            <text:p>20m</text:p>
          </table:table-cell>
          <table:table-cell table:style-name="ce536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3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497" office:value-type="string">
            <text:p>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6">
            <text:p>6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Nehéz 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14">
            <text:p>14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8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497" office:value-type="string">
            <text:p>Shadoni páncéltörő</text:p>
          </table:table-cell>
          <table:table-cell table:style-name="ce497" office:value-type="string">
            <text:p>kétkezes</text:p>
          </table:table-cell>
          <table:table-cell table:style-name="ce497"/>
          <table:table-cell table:style-name="ce497" office:value-type="string">
            <text:p>Z</text:p>
          </table:table-cell>
          <table:table-cell table:style-name="ce497" office:value-type="string">
            <text:p>??</text:p>
          </table:table-cell>
          <table:table-cell table:style-name="ce497" table:number-columns-repeated="3"/>
          <table:table-cell table:number-columns-repeated="2" table:style-name="ce497" office:value-type="float" office:value="4">
            <text:p>4</text:p>
          </table:table-cell>
          <table:table-cell table:style-name="ce530" office:value-type="string">
            <text:p>120m</text:p>
          </table:table-cell>
          <table:table-cell table:style-name="ce537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hare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4">
            <text:p>14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2">
            <text:p>2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38"/>
          <table:table-cell table:style-name="ce498" office:value-type="string">
            <text:p>Aquir nyílpuska</text:p>
          </table:table-cell>
          <table:table-cell table:style-name="ce498" office:value-type="string">
            <text:p>egykezes</text:p>
          </table:table-cell>
          <table:table-cell table:style-name="ce498" office:value-type="string">
            <text:p>halál / +6</text:p>
          </table:table-cell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6">
            <text:p>16</text:p>
          </table:table-cell>
          <table:table-cell table:style-name="ce498" office:value-type="float" office:value="3">
            <text:p>3</text:p>
          </table:table-cell>
          <table:table-cell table:style-name="ce531" office:value-type="string">
            <text:p>50m</text:p>
          </table:table-cell>
          <table:table-cell table:style-name="ce538" office:value-type="float" office:value="1">
            <text:p>1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8" table:number-columns-repeated="24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511"/>
          <table:table-cell table:number-columns-repeated="253"/>
        </table:table-row>
        <table:table-row table:style-name="ro2" table:number-rows-repeated="654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6" table:default-cell-style-name="ce559"/>
        <table:table-column table:style-name="co47" table:default-cell-style-name="ce573"/>
        <table:table-column table:style-name="co48" table:default-cell-style-name="ce573"/>
        <table:table-column table:style-name="co49" table:default-cell-style-name="ce573"/>
        <table:table-column table:style-name="co48" table:default-cell-style-name="ce175"/>
        <table:table-column table:style-name="co50" table:default-cell-style-name="ce605"/>
        <table:table-column table:style-name="co51" table:default-cell-style-name="ce175"/>
        <table:table-column table:style-name="co52" table:default-cell-style-name="ce175"/>
        <table:table-column table:style-name="co53" table:default-cell-style-name="ce175"/>
        <table:table-column table:style-name="co54" table:number-columns-repeated="2" table:default-cell-style-name="ce175"/>
        <table:table-column table:style-name="co55" table:default-cell-style-name="ce175"/>
        <table:table-column table:style-name="co56" table:default-cell-style-name="ce642"/>
        <table:table-column table:style-name="co57" table:default-cell-style-name="ce651"/>
        <table:table-column table:style-name="co58" table:default-cell-style-name="ce651"/>
        <table:table-column table:style-name="co59" table:default-cell-style-name="ce175"/>
        <table:table-column table:style-name="co60" table:default-cell-style-name="ce175"/>
        <table:table-column table:style-name="co13" table:number-columns-repeated="237" table:default-cell-style-name="ce175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557"/>
          <table:table-cell table:style-name="ce567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7"/>
          <table:covered-table-cell table:style-name="ce582"/>
          <table:covered-table-cell table:style-name="ce591"/>
          <table:covered-table-cell table:style-name="ce599"/>
          <table:covered-table-cell table:number-columns-repeated="6" table:style-name="ce591"/>
          <table:covered-table-cell table:number-columns-repeated="3" table:style-name="ce641"/>
          <table:table-cell table:style-name="ce591" table:number-columns-repeated="239"/>
          <table:table-cell table:style-name="ce652" table:number-columns-repeated="2"/>
        </table:table-row>
        <table:table-row table:style-name="ro27">
          <table:table-cell table:style-name="ce557"/>
          <table:table-cell table:style-name="ce568"/>
          <table:table-cell table:style-name="ce577"/>
          <table:table-cell table:style-name="ce582"/>
          <table:table-cell table:style-name="ce591"/>
          <table:table-cell table:style-name="ce599"/>
          <table:table-cell table:style-name="ce591" table:number-columns-repeated="6"/>
          <table:table-cell table:style-name="ce641" table:number-columns-repeated="3"/>
          <table:table-cell table:style-name="ce591" table:number-columns-repeated="239"/>
          <table:table-cell table:style-name="ce652" table:number-columns-repeated="2"/>
        </table:table-row>
        <table:table-row table:style-name="ro2">
          <table:table-cell table:style-name="ce558"/>
          <table:table-cell table:style-name="ce569" office:value-type="string" table:number-columns-spanned="7" table:number-rows-spanned="1">
            <text:p>Képzettségek KP igénye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2" table:style-name="ce592"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style-name="ce653" table:number-columns-repeated="2"/>
        </table:table-row>
        <table:table-row table:style-name="ro2">
          <table:table-cell table:style-name="ce558"/>
          <table:table-cell table:style-name="ce570" office:value-type="string">
            <text:p>Szint</text:p>
          </table:table-cell>
          <table:table-cell table:style-name="ce570" office:value-type="string" table:number-columns-spanned="2" table:number-rows-spanned="1">
            <text:p>Átfogó</text:p>
          </table:table-cell>
          <table:covered-table-cell table:style-name="ce570"/>
          <table:table-cell table:style-name="ce570" office:value-type="string" table:number-columns-spanned="2" table:number-rows-spanned="1">
            <text:p>Átlagos</text:p>
          </table:table-cell>
          <table:covered-table-cell table:style-name="ce570"/>
          <table:table-cell table:style-name="ce570" office:value-type="string" table:number-columns-spanned="2" table:number-rows-spanned="1">
            <text:p>Spec.</text:p>
          </table:table-cell>
          <table:covered-table-cell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number-columns-repeated="2"/>
        </table:table-row>
        <table:table-row table:style-name="ro4">
          <table:table-cell/>
          <table:table-cell table:style-name="ce571" office:value-type="float" office:value="0">
            <text:p>0</text:p>
          </table:table-cell>
          <table:table-cell table:style-name="ce571" table:number-columns-repeated="5"/>
          <table:table-cell table:style-name="ce610"/>
          <table:table-cell table:style-name="ce605"/>
          <table:table-cell table:style-name="ce592" table:number-columns-repeated="3"/>
          <table:table-cell/>
          <table:table-cell table:style-name="ce642" table:number-columns-repeated="2"/>
          <table:table-cell table:style-name="ce592"/>
          <table:table-cell table:number-columns-repeated="238"/>
          <table:table-cell table:style-name="ce175"/>
          <table:table-cell/>
        </table:table-row>
        <table:table-row table:style-name="ro2">
          <table:table-cell table:style-name="ce560"/>
          <table:table-cell table:style-name="ce572" office:value-type="float" office:value="1">
            <text:p>1</text:p>
          </table:table-cell>
          <table:table-cell table:style-name="ce579" office:value-type="float" office:value="6">
            <text:p>6</text:p>
          </table:table-cell>
          <table:table-cell table:style-name="ce584" table:formula="oooc:=[.C7]" office:value-type="float" office:value="6">
            <text:p>+6KP</text:p>
          </table:table-cell>
          <table:table-cell table:style-name="ce579" office:value-type="float" office:value="4">
            <text:p>4</text:p>
          </table:table-cell>
          <table:table-cell table:style-name="ce584" table:formula="oooc:=[.E7]" office:value-type="float" office:value="4">
            <text:p>+4KP</text:p>
          </table:table-cell>
          <table:table-cell table:style-name="ce606" office:value-type="float" office:value="2">
            <text:p>2</text:p>
          </table:table-cell>
          <table:table-cell table:style-name="ce584" table:formula="oooc:=[.G7]" office:value-type="float" office:value="2">
            <text:p>+2KP</text:p>
          </table:table-cell>
          <table:table-cell table:style-name="ce611"/>
          <table:table-cell table:style-name="ce612" office:value-type="string">
            <text:p>KP Alap</text:p>
          </table:table-cell>
          <table:table-cell table:style-name="ce624" office:value-type="float" office:value="150">
            <office:annotation draw:style-name="gr1" draw:text-style-name="P2" svg:width="2.837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3" office:value-type="string" table:number-columns-spanned="3" table:number-rows-spanned="1">
            <text:p>Képzettségpróba célszámai</text:p>
          </table:table-cell>
          <table:covered-table-cell table:number-columns-repeated="2" table:style-name="ce573"/>
          <table:table-cell table:style-name="ce592"/>
          <table:table-cell table:style-name="ce611" table:number-columns-repeated="239"/>
          <table:table-cell/>
        </table:table-row>
        <table:table-row table:style-name="ro1">
          <table:table-cell/>
          <table:table-cell table:style-name="ce572" office:value-type="float" office:value="2">
            <text:p>2</text:p>
          </table:table-cell>
          <table:table-cell table:style-name="ce580" office:value-type="float" office:value="10">
            <text:p>10</text:p>
          </table:table-cell>
          <table:table-cell table:style-name="ce584" table:formula="oooc:=[.C8]-[.C7]" office:value-type="float" office:value="4">
            <text:p>+4KP</text:p>
          </table:table-cell>
          <table:table-cell table:style-name="ce580" office:value-type="float" office:value="6">
            <text:p>6</text:p>
          </table:table-cell>
          <table:table-cell table:style-name="ce584" table:formula="oooc:=[.E8]-[.E7]" office:value-type="float" office:value="2">
            <text:p>+2KP</text:p>
          </table:table-cell>
          <table:table-cell table:style-name="ce607" office:value-type="float" office:value="3">
            <text:p>3</text:p>
          </table:table-cell>
          <table:table-cell table:style-name="ce584" table:formula="oooc:=[.G8]-[.G7]" office:value-type="float" office:value="1">
            <text:p>+1KP</text:p>
          </table:table-cell>
          <table:table-cell/>
          <table:table-cell table:style-name="ce612" office:value-type="string">
            <text:p>KP/Szint</text:p>
          </table:table-cell>
          <table:table-cell table:style-name="ce624" office:value-type="float" office:value="70">
            <office:annotation draw:style-name="gr1" draw:text-style-name="P2" svg:width="2.837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4" office:value-type="string" table:number-columns-spanned="2" table:number-rows-spanned="1">
            <text:p>Könnyű</text:p>
          </table:table-cell>
          <table:covered-table-cell table:style-name="ce650"/>
          <table:table-cell table:style-name="ce596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2" office:value-type="float" office:value="3">
            <text:p>3</text:p>
          </table:table-cell>
          <table:table-cell table:style-name="ce580" office:value-type="float" office:value="16">
            <text:p>16</text:p>
          </table:table-cell>
          <table:table-cell table:style-name="ce584" table:formula="oooc:=[.C9]-[.C8]" office:value-type="float" office:value="6">
            <text:p>+6KP</text:p>
          </table:table-cell>
          <table:table-cell table:style-name="ce580" office:value-type="float" office:value="9">
            <text:p>9</text:p>
          </table:table-cell>
          <table:table-cell table:style-name="ce584" table:formula="oooc:=[.E9]-[.E8]" office:value-type="float" office:value="3">
            <text:p>+3KP</text:p>
          </table:table-cell>
          <table:table-cell table:style-name="ce607" office:value-type="float" office:value="5">
            <text:p>5</text:p>
          </table:table-cell>
          <table:table-cell table:style-name="ce584" table:formula="oooc:=[.G9]-[.G8]" office:value-type="float" office:value="2">
            <text:p>+2KP</text:p>
          </table:table-cell>
          <table:table-cell/>
          <table:table-cell table:style-name="ce612" office:value-type="string">
            <text:p>Kiegészítő KP/szint</text:p>
          </table:table-cell>
          <table:table-cell table:style-name="ce624" office:value-type="float" office:value="15">
            <office:annotation draw:style-name="gr1" draw:text-style-name="P2" svg:width="2.847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15</text:p>
          </table:table-cell>
          <table:table-cell table:style-name="Default"/>
          <table:table-cell table:style-name="ce644" office:value-type="string" table:number-columns-spanned="2" table:number-rows-spanned="1">
            <text:p>Átlagos</text:p>
          </table:table-cell>
          <table:covered-table-cell table:style-name="ce650"/>
          <table:table-cell table:style-name="ce596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4">
            <text:p>4</text:p>
          </table:table-cell>
          <table:table-cell table:style-name="ce580" office:value-type="float" office:value="24">
            <text:p>24</text:p>
          </table:table-cell>
          <table:table-cell table:style-name="ce584" table:formula="oooc:=[.C10]-[.C9]" office:value-type="float" office:value="8">
            <text:p>+8KP</text:p>
          </table:table-cell>
          <table:table-cell table:style-name="ce580" office:value-type="float" office:value="13">
            <text:p>13</text:p>
          </table:table-cell>
          <table:table-cell table:style-name="ce584" table:formula="oooc:=[.E10]-[.E9]" office:value-type="float" office:value="4">
            <text:p>+4KP</text:p>
          </table:table-cell>
          <table:table-cell table:style-name="ce607" office:value-type="float" office:value="7">
            <text:p>7</text:p>
          </table:table-cell>
          <table:table-cell table:style-name="ce584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Nehéz</text:p>
          </table:table-cell>
          <table:covered-table-cell table:style-name="ce650"/>
          <table:table-cell table:style-name="ce596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5">
            <text:p>5</text:p>
          </table:table-cell>
          <table:table-cell table:style-name="ce580" office:value-type="float" office:value="34">
            <text:p>34</text:p>
          </table:table-cell>
          <table:table-cell table:style-name="ce584" table:formula="oooc:=[.C11]-[.C10]" office:value-type="float" office:value="10">
            <text:p>+10KP</text:p>
          </table:table-cell>
          <table:table-cell table:style-name="ce580" office:value-type="float" office:value="18">
            <text:p>18</text:p>
          </table:table-cell>
          <table:table-cell table:style-name="ce584" table:formula="oooc:=[.E11]-[.E10]" office:value-type="float" office:value="5">
            <text:p>+5KP</text:p>
          </table:table-cell>
          <table:table-cell table:style-name="ce607" office:value-type="float" office:value="10">
            <text:p>10</text:p>
          </table:table-cell>
          <table:table-cell table:style-name="ce584" table:formula="oooc:=[.G11]-[.G10]" office:value-type="float" office:value="3">
            <text:p>+3KP</text:p>
          </table:table-cell>
          <table:table-cell/>
          <table:table-cell table:style-name="ce613" office:value-type="string">
            <text:p>Képzettség max szint</text:p>
          </table:table-cell>
          <table:table-cell table:style-name="ce625" office:value-type="float" office:value="8">
            <text:p>Szint +8</text:p>
          </table:table-cell>
          <table:table-cell table:style-name="Default"/>
          <table:table-cell table:style-name="ce644" office:value-type="string" table:number-columns-spanned="2" table:number-rows-spanned="1">
            <text:p>Nagyon nehéz</text:p>
          </table:table-cell>
          <table:covered-table-cell table:style-name="ce650"/>
          <table:table-cell table:style-name="ce596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2" office:value-type="float" office:value="6">
            <text:p>6</text:p>
          </table:table-cell>
          <table:table-cell table:style-name="ce580" office:value-type="float" office:value="46">
            <text:p>46</text:p>
          </table:table-cell>
          <table:table-cell table:style-name="ce584" table:formula="oooc:=[.C12]-[.C11]" office:value-type="float" office:value="12">
            <text:p>+12KP</text:p>
          </table:table-cell>
          <table:table-cell table:style-name="ce580" office:value-type="float" office:value="24">
            <text:p>24</text:p>
          </table:table-cell>
          <table:table-cell table:style-name="ce584" table:formula="oooc:=[.E12]-[.E11]" office:value-type="float" office:value="6">
            <text:p>+6KP</text:p>
          </table:table-cell>
          <table:table-cell table:style-name="ce607" office:value-type="float" office:value="13">
            <text:p>13</text:p>
          </table:table-cell>
          <table:table-cell table:style-name="ce584" table:formula="oooc:=[.G12]-[.G11]" office:value-type="float" office:value="3">
            <text:p>+3KP</text:p>
          </table:table-cell>
          <table:table-cell/>
          <table:table-cell table:style-name="ce613" office:value-type="string">
            <text:p>Harci+miszt képz szint</text:p>
          </table:table-cell>
          <table:table-cell table:style-name="ce625" office:value-type="float" office:value="3">
            <text:p>Szint +3</text:p>
          </table:table-cell>
          <table:table-cell table:style-name="Default"/>
          <table:table-cell table:style-name="ce644" office:value-type="string" table:number-columns-spanned="2" table:number-rows-spanned="1">
            <text:p>Hősies</text:p>
          </table:table-cell>
          <table:covered-table-cell table:style-name="ce650"/>
          <table:table-cell table:style-name="ce596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7">
            <text:p>7</text:p>
          </table:table-cell>
          <table:table-cell table:style-name="ce580" office:value-type="float" office:value="60">
            <text:p>60</text:p>
          </table:table-cell>
          <table:table-cell table:style-name="ce584" table:formula="oooc:=[.C13]-[.C12]" office:value-type="float" office:value="14">
            <text:p>+14KP</text:p>
          </table:table-cell>
          <table:table-cell table:style-name="ce580" office:value-type="float" office:value="31">
            <text:p>31</text:p>
          </table:table-cell>
          <table:table-cell table:style-name="ce584" table:formula="oooc:=[.E13]-[.E12]" office:value-type="float" office:value="7">
            <text:p>+7KP</text:p>
          </table:table-cell>
          <table:table-cell table:style-name="ce607" office:value-type="float" office:value="17">
            <text:p>17</text:p>
          </table:table-cell>
          <table:table-cell table:style-name="ce584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Emberfeletti</text:p>
          </table:table-cell>
          <table:covered-table-cell table:style-name="ce650"/>
          <table:table-cell table:style-name="ce596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8">
            <text:p>8</text:p>
          </table:table-cell>
          <table:table-cell table:style-name="ce580" office:value-type="float" office:value="76">
            <text:p>76</text:p>
          </table:table-cell>
          <table:table-cell table:style-name="ce584" table:formula="oooc:=[.C14]-[.C13]" office:value-type="float" office:value="16">
            <text:p>+16KP</text:p>
          </table:table-cell>
          <table:table-cell table:style-name="ce580" office:value-type="float" office:value="39">
            <text:p>39</text:p>
          </table:table-cell>
          <table:table-cell table:style-name="ce584" table:formula="oooc:=[.E14]-[.E13]" office:value-type="float" office:value="8">
            <text:p>+8KP</text:p>
          </table:table-cell>
          <table:table-cell table:style-name="ce607" office:value-type="float" office:value="21">
            <text:p>21</text:p>
          </table:table-cell>
          <table:table-cell table:style-name="ce584" table:formula="oooc:=[.G14]-[.G13]" office:value-type="float" office:value="4">
            <text:p>+4KP</text:p>
          </table:table-cell>
          <table:table-cell/>
          <table:table-cell table:style-name="ce614" office:value-type="string">
            <text:p>1 fortély fok</text:p>
          </table:table-cell>
          <table:table-cell table:style-name="ce62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572" office:value-type="float" office:value="9">
            <text:p>9</text:p>
          </table:table-cell>
          <table:table-cell table:style-name="ce580" office:value-type="float" office:value="94">
            <text:p>94</text:p>
          </table:table-cell>
          <table:table-cell table:style-name="ce584" table:formula="oooc:=[.C15]-[.C14]" office:value-type="float" office:value="18">
            <text:p>+18KP</text:p>
          </table:table-cell>
          <table:table-cell table:style-name="ce580" office:value-type="float" office:value="48">
            <text:p>48</text:p>
          </table:table-cell>
          <table:table-cell table:style-name="ce584" table:formula="oooc:=[.E15]-[.E14]" office:value-type="float" office:value="9">
            <text:p>+9KP</text:p>
          </table:table-cell>
          <table:table-cell table:style-name="ce607" office:value-type="float" office:value="26">
            <text:p>26</text:p>
          </table:table-cell>
          <table:table-cell table:style-name="ce584" table:formula="oooc:=[.G15]-[.G14]" office:value-type="float" office:value="5">
            <text:p>+5KP</text:p>
          </table:table-cell>
          <table:table-cell/>
          <table:table-cell table:style-name="ce394" table:number-columns-repeated="2"/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0">
            <text:p>10</text:p>
          </table:table-cell>
          <table:table-cell table:style-name="ce580" office:value-type="float" office:value="114">
            <text:p>114</text:p>
          </table:table-cell>
          <table:table-cell table:style-name="ce584" table:formula="oooc:=[.C16]-[.C15]" office:value-type="float" office:value="20">
            <text:p>+20KP</text:p>
          </table:table-cell>
          <table:table-cell table:style-name="ce580" office:value-type="float" office:value="58">
            <text:p>58</text:p>
          </table:table-cell>
          <table:table-cell table:style-name="ce584" table:formula="oooc:=[.E16]-[.E15]" office:value-type="float" office:value="10">
            <text:p>+10KP</text:p>
          </table:table-cell>
          <table:table-cell table:style-name="ce607" office:value-type="float" office:value="31">
            <text:p>31</text:p>
          </table:table-cell>
          <table:table-cell table:style-name="ce584" table:formula="oooc:=[.G16]-[.G15]" office:value-type="float" office:value="5">
            <text:p>+5KP</text:p>
          </table:table-cell>
          <table:table-cell/>
          <table:table-cell table:style-name="ce615" office:value-type="string">
            <text:p>1 manőver</text:p>
          </table:table-cell>
          <table:table-cell table:style-name="ce627" office:value-type="float" office:value="3">
            <text:p>3 MFP</text:p>
          </table:table-cell>
          <table:table-cell table:style-name="Default"/>
          <table:table-cell table:style-name="ce603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6"/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1">
            <text:p>11</text:p>
          </table:table-cell>
          <table:table-cell table:style-name="ce580" office:value-type="float" office:value="136">
            <text:p>136</text:p>
          </table:table-cell>
          <table:table-cell table:style-name="ce584" table:formula="oooc:=[.C17]-[.C16]" office:value-type="float" office:value="22">
            <text:p>+22KP</text:p>
          </table:table-cell>
          <table:table-cell table:style-name="ce580" office:value-type="float" office:value="69">
            <text:p>69</text:p>
          </table:table-cell>
          <table:table-cell table:style-name="ce584" table:formula="oooc:=[.E17]-[.E16]" office:value-type="float" office:value="11">
            <text:p>+11KP</text:p>
          </table:table-cell>
          <table:table-cell table:style-name="ce607" office:value-type="float" office:value="37">
            <text:p>37</text:p>
          </table:table-cell>
          <table:table-cell table:style-name="ce584" table:formula="oooc:=[.G17]-[.G16]" office:value-type="float" office:value="6">
            <text:p>+6KP</text:p>
          </table:table-cell>
          <table:table-cell/>
          <table:table-cell table:style-name="ce616" office:value-type="string">
            <text:p>CÉ konstans</text:p>
          </table:table-cell>
          <table:table-cell table:style-name="ce628" office:value-type="float" office:value="-30">
            <office:annotation draw:style-name="gr2" draw:text-style-name="P2" svg:width="5.758cm" svg:height="1.758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5" office:value-type="string">
            <text:p>S1</text:p>
          </table:table-cell>
          <table:table-cell table:style-name="ce645" office:value-type="string">
            <text:p>S2</text:p>
          </table:table-cell>
          <table:table-cell table:style-name="ce645" office:value-type="string">
            <text:p>S3</text:p>
          </table:table-cell>
          <table:table-cell table:style-name="ce645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 table:style-name="ce561" office:value-type="string">
            <text:p>Nagymester</text:p>
          </table:table-cell>
          <table:table-cell table:style-name="ce572" office:value-type="float" office:value="12">
            <text:p>12</text:p>
          </table:table-cell>
          <table:table-cell table:style-name="ce580" office:value-type="float" office:value="160">
            <text:p>160</text:p>
          </table:table-cell>
          <table:table-cell table:style-name="ce584" table:formula="oooc:=[.C18]-[.C17]" office:value-type="float" office:value="24">
            <text:p>+24KP</text:p>
          </table:table-cell>
          <table:table-cell table:style-name="ce580" office:value-type="float" office:value="81">
            <text:p>81</text:p>
          </table:table-cell>
          <table:table-cell table:style-name="ce584" table:formula="oooc:=[.E18]-[.E17]" office:value-type="float" office:value="12">
            <text:p>+12KP</text:p>
          </table:table-cell>
          <table:table-cell table:style-name="ce607" office:value-type="float" office:value="43">
            <text:p>43</text:p>
          </table:table-cell>
          <table:table-cell table:style-name="ce584" table:formula="oooc:=[.G18]-[.G17]" office:value-type="float" office:value="6">
            <text:p>+6KP</text:p>
          </table:table-cell>
          <table:table-cell/>
          <table:table-cell table:style-name="ce394" table:number-columns-repeated="2"/>
          <table:table-cell table:style-name="Default"/>
          <table:table-cell table:style-name="ce66" office:value-type="float" office:value="0">
            <text:p>0</text:p>
          </table:table-cell>
          <table:table-cell table:style-name="ce66" office:value-type="float" office:value="-10">
            <text:p>-10</text:p>
          </table:table-cell>
          <table:table-cell table:style-name="ce66" office:value-type="float" office:value="-20">
            <text:p>-20</text:p>
          </table:table-cell>
          <table:table-cell table:style-name="ce66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3">
            <text:p>13</text:p>
          </table:table-cell>
          <table:table-cell table:style-name="ce580" office:value-type="float" office:value="186">
            <text:p>186</text:p>
          </table:table-cell>
          <table:table-cell table:style-name="ce584" table:formula="oooc:=[.C19]-[.C18]" office:value-type="float" office:value="26">
            <text:p>+26KP</text:p>
          </table:table-cell>
          <table:table-cell table:style-name="ce580" office:value-type="float" office:value="94">
            <text:p>94</text:p>
          </table:table-cell>
          <table:table-cell table:style-name="ce584" table:formula="oooc:=[.E19]-[.E18]" office:value-type="float" office:value="13">
            <text:p>+13KP</text:p>
          </table:table-cell>
          <table:table-cell table:style-name="ce607" office:value-type="float" office:value="50">
            <text:p>50</text:p>
          </table:table-cell>
          <table:table-cell table:style-name="ce584" table:formula="oooc:=[.G19]-[.G18]" office:value-type="float" office:value="7">
            <text:p>+7KP</text:p>
          </table:table-cell>
          <table:table-cell/>
          <table:table-cell table:style-name="ce615" office:value-type="string">
            <text:p>1HM:</text:p>
          </table:table-cell>
          <table:table-cell table:style-name="ce629" office:value-type="float" office:value="4">
            <office:annotation draw:style-name="gr3" draw:text-style-name="P2" svg:width="2.858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4">
            <text:p>14</text:p>
          </table:table-cell>
          <table:table-cell table:style-name="ce580" office:value-type="float" office:value="214">
            <text:p>214</text:p>
          </table:table-cell>
          <table:table-cell table:style-name="ce584" table:formula="oooc:=[.C20]-[.C19]" office:value-type="float" office:value="28">
            <text:p>+28KP</text:p>
          </table:table-cell>
          <table:table-cell table:style-name="ce580" office:value-type="float" office:value="108">
            <text:p>108</text:p>
          </table:table-cell>
          <table:table-cell table:style-name="ce584" table:formula="oooc:=[.E20]-[.E19]" office:value-type="float" office:value="14">
            <text:p>+14KP</text:p>
          </table:table-cell>
          <table:table-cell table:style-name="ce607" office:value-type="float" office:value="57">
            <text:p>57</text:p>
          </table:table-cell>
          <table:table-cell table:style-name="ce584" table:formula="oooc:=[.G20]-[.G19]" office:value-type="float" office:value="7">
            <text:p>+7KP</text:p>
          </table:table-cell>
          <table:table-cell/>
          <table:table-cell table:style-name="ce615" office:value-type="string">
            <text:p>Max HM/szint (Ügy: 0)</text:p>
          </table:table-cell>
          <table:table-cell table:style-name="ce630" table:formula="oooc:=6" office:value-type="float" office:value="6">
            <office:annotation draw:style-name="gr4" draw:text-style-name="P2" svg:width="2.858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572" office:value-type="float" office:value="15">
            <text:p>15</text:p>
          </table:table-cell>
          <table:table-cell table:style-name="ce580" office:value-type="float" office:value="244">
            <text:p>244</text:p>
          </table:table-cell>
          <table:table-cell table:style-name="ce584" table:formula="oooc:=[.C21]-[.C20]" office:value-type="float" office:value="30">
            <text:p>+30KP</text:p>
          </table:table-cell>
          <table:table-cell table:style-name="ce580" office:value-type="float" office:value="123">
            <text:p>123</text:p>
          </table:table-cell>
          <table:table-cell table:style-name="ce584" table:formula="oooc:=[.E21]-[.E20]" office:value-type="float" office:value="15">
            <text:p>+15KP</text:p>
          </table:table-cell>
          <table:table-cell table:style-name="ce607" office:value-type="float" office:value="65">
            <text:p>65</text:p>
          </table:table-cell>
          <table:table-cell table:style-name="ce584" table:formula="oooc:=[.G21]-[.G20]" office:value-type="float" office:value="8">
            <text:p>+8KP</text:p>
          </table:table-cell>
          <table:table-cell/>
          <table:table-cell table:style-name="ce394" table:number-columns-repeated="2"/>
          <table:table-cell table:style-name="Default"/>
          <table:table-cell table:style-name="ce345" office:value-type="string" table:number-columns-spanned="2" table:number-rows-spanned="1">
            <text:p>Érzékek</text:p>
          </table:table-cell>
          <table:covered-table-cell table:style-name="ce356"/>
          <table:table-cell table:style-name="Default" table:number-columns-repeated="4"/>
          <table:table-cell table:number-columns-repeated="236"/>
          <table:table-cell table:style-name="ce175"/>
          <table:table-cell/>
        </table:table-row>
        <table:table-row table:style-name="ro2">
          <table:table-cell table:style-name="Default"/>
          <table:table-cell table:number-columns-repeated="4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1 CHM:</text:p>
          </table:table-cell>
          <table:table-cell table:style-name="ce629" office:value-type="float" office:value="4">
            <office:annotation draw:style-name="gr3" draw:text-style-name="P2" svg:width="2.858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49" office:value-type="string">
            <text:p>Érzék</text:p>
          </table:table-cell>
          <table:table-cell table:style-name="ce349" office:value-type="string">
            <text:p>KP</text:p>
          </table:table-cell>
          <table:table-cell table:style-name="Default" table:number-columns-repeated="4"/>
          <table:table-cell table:number-columns-repeated="236"/>
          <table:table-cell table:style-name="ce175"/>
          <table:table-cell/>
        </table:table-row>
        <table:table-row table:style-name="ro2">
          <table:table-cell table:number-columns-repeated="5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Max CHM/szint</text:p>
          </table:table-cell>
          <table:table-cell table:style-name="ce631" office:value-type="float" office:value="4">
            <office:annotation draw:style-name="gr4" draw:text-style-name="P2" svg:width="2.858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6" office:value-type="string">
            <text:p>Intuíció</text:p>
          </table:table-cell>
          <table:table-cell table:style-name="ce66" office:value-type="float" office:value="15">
            <text:p>1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4" table:number-columns-repeated="2"/>
          <table:table-cell table:style-name="Default"/>
          <table:table-cell table:style-name="ce646" office:value-type="string">
            <text:p>Látás</text:p>
          </table:table-cell>
          <table:table-cell table:style-name="ce66" office:value-type="float" office:value="12">
            <text:p>12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2" office:value-type="string" table:number-columns-spanned="2" table:number-rows-spanned="1">
            <text:p>Tulajdonságok</text:p>
          </table:table-cell>
          <table:covered-table-cell table:style-name="ce66"/>
          <table:table-cell/>
          <table:table-cell table:style-name="ce585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3"/>
          <table:table-cell table:style-name="Default" table:number-columns-repeated="2"/>
          <table:table-cell table:style-name="ce617" table:content-validation-name="val134" office:value-type="string">
            <text:p>Egyik HM nagyobb lehet</text:p>
          </table:table-cell>
          <table:table-cell table:style-name="ce357" table:content-validation-name="val134" office:value-type="float" office:value="3">
            <text:p>3</text:p>
          </table:table-cell>
          <table:table-cell table:style-name="Default"/>
          <table:table-cell table:style-name="ce646" office:value-type="string">
            <text:p>Hallás</text:p>
          </table:table-cell>
          <table:table-cell table:style-name="ce66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3" office:value-type="string">
            <text:p>Érték</text:p>
          </table:table-cell>
          <table:table-cell table:style-name="ce563" office:value-type="string">
            <text:p>Pont költség</text:p>
          </table:table-cell>
          <table:table-cell table:style-name="ce581"/>
          <table:table-cell table:style-name="ce586" office:value-type="string">
            <text:p>Szint</text:p>
          </table:table-cell>
          <table:table-cell table:style-name="ce594" office:value-type="string">
            <text:p>KÉ</text:p>
          </table:table-cell>
          <table:table-cell table:style-name="ce594" office:value-type="string">
            <text:p>TÉ/CÉ</text:p>
          </table:table-cell>
          <table:table-cell table:style-name="ce594" office:value-type="string">
            <text:p>VÉ</text:p>
          </table:table-cell>
          <table:table-cell table:style-name="Default" table:number-columns-repeated="5"/>
          <table:table-cell table:style-name="ce646" office:value-type="string">
            <text:p>Szaglás</text:p>
          </table:table-cell>
          <table:table-cell table:style-name="ce66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5">
            <text:p>-5</text:p>
          </table:table-cell>
          <table:table-cell table:style-name="ce564" office:value-type="float" office:value="0">
            <text:p>0</text:p>
          </table:table-cell>
          <table:table-cell table:style-name="ce581"/>
          <table:table-cell table:style-name="ce587" office:value-type="float" office:value="0">
            <text:p>0</text:p>
          </table:table-cell>
          <table:table-cell table:style-name="ce595" office:value-type="float" office:value="-20">
            <text:p>-20</text:p>
          </table:table-cell>
          <table:table-cell table:number-columns-repeated="2" table:style-name="ce602" office:value-type="float" office:value="-30">
            <text:p>-30</text:p>
          </table:table-cell>
          <table:table-cell table:style-name="Default" table:number-columns-repeated="2"/>
          <table:table-cell table:style-name="ce618" office:value-type="string">
            <text:p>Tradíció</text:p>
          </table:table-cell>
          <table:table-cell table:style-name="ce632" office:value-type="float" office:value="50">
            <text:p>50 KP</text:p>
          </table:table-cell>
          <table:table-cell table:style-name="Default"/>
          <table:table-cell table:style-name="ce646" office:value-type="string">
            <text:p>Tapintás</text:p>
          </table:table-cell>
          <table:table-cell table:style-name="ce66" office:value-type="float" office:value="6">
            <text:p>6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4">
            <text:p>-4</text:p>
          </table:table-cell>
          <table:table-cell table:style-name="ce564" office:value-type="float" office:value="1">
            <text:p>1</text:p>
          </table:table-cell>
          <table:table-cell table:style-name="ce581"/>
          <table:table-cell table:style-name="ce587" office:value-type="float" office:value="1">
            <text:p>1</text:p>
          </table:table-cell>
          <table:table-cell table:style-name="ce595" office:value-type="float" office:value="-10">
            <text:p>-10</text:p>
          </table:table-cell>
          <table:table-cell table:number-columns-repeated="2" table:style-name="ce602" office:value-type="float" office:value="-20">
            <text:p>-20</text:p>
          </table:table-cell>
          <table:table-cell table:style-name="Default" table:number-columns-repeated="2"/>
          <table:table-cell table:style-name="ce618" office:value-type="string">
            <text:p>Céltradíció</text:p>
          </table:table-cell>
          <table:table-cell table:style-name="ce632" office:value-type="float" office:value="25">
            <text:p>25 KP</text:p>
          </table:table-cell>
          <table:table-cell table:style-name="Default"/>
          <table:table-cell table:style-name="ce646" office:value-type="string">
            <text:p>Ízlelés</text:p>
          </table:table-cell>
          <table:table-cell table:style-name="ce66" office:value-type="float" office:value="5">
            <text:p>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3">
            <text:p>-3</text:p>
          </table:table-cell>
          <table:table-cell table:style-name="ce564" office:value-type="float" office:value="2">
            <text:p>2</text:p>
          </table:table-cell>
          <table:table-cell table:style-name="ce581"/>
          <table:table-cell table:style-name="ce587" office:value-type="float" office:value="2">
            <text:p>2</text:p>
          </table:table-cell>
          <table:table-cell table:style-name="ce595" office:value-type="float" office:value="-5">
            <text:p>-5</text:p>
          </table:table-cell>
          <table:table-cell table:number-columns-repeated="2" table:style-name="ce602" office:value-type="float" office:value="-10">
            <text:p>-10</text:p>
          </table:table-cell>
          <table:table-cell table:style-name="Default" table:number-columns-repeated="2"/>
          <table:table-cell table:style-name="ce615" office:value-type="string">
            <text:p>1 Mana Pont</text:p>
          </table:table-cell>
          <table:table-cell table:style-name="ce629" office:value-type="float" office:value="3">
            <office:annotation draw:style-name="gr3" draw:text-style-name="P2" svg:width="2.884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-2">
            <text:p>-2</text:p>
          </table:table-cell>
          <table:table-cell table:style-name="ce564" office:value-type="float" office:value="3">
            <text:p>3</text:p>
          </table:table-cell>
          <table:table-cell table:style-name="ce581"/>
          <table:table-cell table:style-name="ce587" office:value-type="float" office:value="3">
            <text:p>3</text:p>
          </table:table-cell>
          <table:table-cell table:style-name="ce595" office:value-type="float" office:value="0">
            <text:p>0</text:p>
          </table:table-cell>
          <table:table-cell table:number-columns-repeated="2" table:style-name="ce602" office:value-type="float" office:value="0">
            <text:p>0</text:p>
          </table:table-cell>
          <table:table-cell table:style-name="Default" table:number-columns-repeated="2"/>
          <table:table-cell table:style-name="ce615" office:value-type="string">
            <text:p>Max Mana/szint</text:p>
          </table:table-cell>
          <table:table-cell table:style-name="ce633" office:value-type="float" office:value="10">
            <office:annotation draw:style-name="gr5" draw:text-style-name="P2" svg:width="2.884cm" svg:height="1.784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-1">
            <text:p>-1</text:p>
          </table:table-cell>
          <table:table-cell table:style-name="ce564" office:value-type="float" office:value="4">
            <text:p>4</text:p>
          </table:table-cell>
          <table:table-cell table:style-name="ce581"/>
          <table:table-cell table:style-name="ce587" office:value-type="float" office:value="4">
            <text:p>4</text:p>
          </table:table-cell>
          <table:table-cell table:style-name="ce595" office:value-type="float" office:value="1">
            <text:p>1</text:p>
          </table:table-cell>
          <table:table-cell table:number-columns-repeated="2" table:style-name="ce602" office:value-type="float" office:value="3">
            <text:p>3</text:p>
          </table:table-cell>
          <table:table-cell table:style-name="Default" table:number-columns-repeated="2"/>
          <table:table-cell table:style-name="ce394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0">
            <text:p>0</text:p>
          </table:table-cell>
          <table:table-cell table:style-name="ce564" office:value-type="float" office:value="5">
            <text:p>5</text:p>
          </table:table-cell>
          <table:table-cell table:style-name="ce581"/>
          <table:table-cell table:style-name="ce587" office:value-type="float" office:value="5">
            <text:p>5</text:p>
          </table:table-cell>
          <table:table-cell table:style-name="ce595" office:value-type="float" office:value="2">
            <text:p>2</text:p>
          </table:table-cell>
          <table:table-cell table:number-columns-repeated="2" table:style-name="ce602" office:value-type="float" office:value="6">
            <text:p>6</text:p>
          </table:table-cell>
          <table:table-cell table:style-name="Default" table:number-columns-repeated="2"/>
          <table:table-cell table:style-name="ce615" office:value-type="string">
            <text:p>1 <text:span text:style-name="T11">Ψ</text:span> pont</text:p>
          </table:table-cell>
          <table:table-cell table:style-name="ce629" office:value-type="float" office:value="2">
            <office:annotation draw:style-name="gr3" draw:text-style-name="P2" svg:width="2.884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1">
            <text:p>1</text:p>
          </table:table-cell>
          <table:table-cell table:style-name="ce564" office:value-type="float" office:value="6">
            <text:p>6</text:p>
          </table:table-cell>
          <table:table-cell table:style-name="ce581"/>
          <table:table-cell table:style-name="ce587" office:value-type="float" office:value="6">
            <text:p>6</text:p>
          </table:table-cell>
          <table:table-cell table:style-name="ce595" office:value-type="float" office:value="3">
            <text:p>3</text:p>
          </table:table-cell>
          <table:table-cell table:number-columns-repeated="2" table:style-name="ce602" office:value-type="float" office:value="9">
            <text:p>9</text:p>
          </table:table-cell>
          <table:table-cell table:style-name="Default" table:number-columns-repeated="2"/>
          <table:table-cell table:style-name="ce619" office:value-type="string">
            <text:p>Pszí fortély max. fok</text:p>
          </table:table-cell>
          <table:table-cell table:style-name="ce634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2">
            <text:p>2</text:p>
          </table:table-cell>
          <table:table-cell table:style-name="ce564" office:value-type="float" office:value="8">
            <text:p>8</text:p>
          </table:table-cell>
          <table:table-cell table:style-name="ce581"/>
          <table:table-cell table:style-name="ce587" office:value-type="float" office:value="7">
            <text:p>7</text:p>
          </table:table-cell>
          <table:table-cell table:style-name="ce595" office:value-type="float" office:value="4">
            <text:p>4</text:p>
          </table:table-cell>
          <table:table-cell table:number-columns-repeated="2" table:style-name="ce602" office:value-type="float" office:value="12">
            <text:p>12</text:p>
          </table:table-cell>
          <table:table-cell table:style-name="Default" table:number-columns-repeated="2"/>
          <table:table-cell table:style-name="ce357" office:value-type="string">
            <text:p><text:span text:style-name="T11">Max Ψ</text:span> pont / szint</text:p>
          </table:table-cell>
          <table:table-cell table:style-name="ce635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3">
            <text:p>3</text:p>
          </table:table-cell>
          <table:table-cell table:style-name="ce564" office:value-type="float" office:value="11">
            <text:p>11</text:p>
          </table:table-cell>
          <table:table-cell table:style-name="ce581"/>
          <table:table-cell table:style-name="ce587" office:value-type="float" office:value="8">
            <text:p>8</text:p>
          </table:table-cell>
          <table:table-cell table:style-name="ce595" office:value-type="float" office:value="5">
            <text:p>5</text:p>
          </table:table-cell>
          <table:table-cell table:number-columns-repeated="2" table:style-name="ce602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4" office:value-type="float" office:value="4">
            <text:p>4</text:p>
          </table:table-cell>
          <table:table-cell table:style-name="ce564" office:value-type="float" office:value="15">
            <text:p>15</text:p>
          </table:table-cell>
          <table:table-cell table:style-name="ce581"/>
          <table:table-cell table:style-name="ce587" office:value-type="float" office:value="9">
            <text:p>9</text:p>
          </table:table-cell>
          <table:table-cell table:style-name="ce595" office:value-type="float" office:value="6">
            <text:p>6</text:p>
          </table:table-cell>
          <table:table-cell table:number-columns-repeated="2" table:style-name="ce602" office:value-type="float" office:value="18">
            <text:p>18</text:p>
          </table:table-cell>
          <table:table-cell table:style-name="Default" table:number-columns-repeated="2"/>
          <table:table-cell table:style-name="ce357" office:value-type="string">
            <text:p>Erőbónusz</text:p>
          </table:table-cell>
          <table:table-cell table:style-name="ce357" table:formula="oooc:=ROUNDDOWN([Tulajdonságok_képzettségek.C18]/2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4" office:value-type="float" office:value="5">
            <text:p>5</text:p>
          </table:table-cell>
          <table:table-cell table:style-name="ce564" office:value-type="float" office:value="20">
            <text:p>20</text:p>
          </table:table-cell>
          <table:table-cell table:style-name="ce566"/>
          <table:table-cell table:style-name="ce587" office:value-type="float" office:value="10">
            <text:p>10</text:p>
          </table:table-cell>
          <table:table-cell table:style-name="ce595" office:value-type="float" office:value="7">
            <text:p>7</text:p>
          </table:table-cell>
          <table:table-cell table:number-columns-repeated="2" table:style-name="ce602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5" office:value-type="float" office:value="6">
            <text:p>6</text:p>
          </table:table-cell>
          <table:table-cell table:style-name="ce565" office:value-type="float" office:value="26">
            <text:p>26</text:p>
          </table:table-cell>
          <table:table-cell table:style-name="ce566"/>
          <table:table-cell table:style-name="ce587" office:value-type="float" office:value="11">
            <text:p>11</text:p>
          </table:table-cell>
          <table:table-cell table:style-name="ce595" office:value-type="float" office:value="8">
            <text:p>8</text:p>
          </table:table-cell>
          <table:table-cell table:number-columns-repeated="2" table:style-name="ce602" office:value-type="float" office:value="24">
            <text:p>24</text:p>
          </table:table-cell>
          <table:table-cell table:style-name="Default" table:number-columns-repeated="2"/>
          <table:table-cell table:style-name="ce609" office:value-type="string">
            <text:p>Nincs adat string</text:p>
          </table:table-cell>
          <table:table-cell table:style-name="ce357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6" table:number-columns-repeated="3"/>
          <table:table-cell table:style-name="ce587" office:value-type="float" office:value="12">
            <text:p>12</text:p>
          </table:table-cell>
          <table:table-cell table:style-name="ce595" office:value-type="float" office:value="9">
            <text:p>9</text:p>
          </table:table-cell>
          <table:table-cell table:number-columns-repeated="2" table:style-name="ce602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3">
            <text:p>13</text:p>
          </table:table-cell>
          <table:table-cell table:style-name="ce595" office:value-type="float" office:value="10">
            <text:p>10</text:p>
          </table:table-cell>
          <table:table-cell table:number-columns-repeated="2" table:style-name="ce602" office:value-type="float" office:value="30">
            <text:p>30</text:p>
          </table:table-cell>
          <table:table-cell table:style-name="Default" table:number-columns-repeated="2"/>
          <table:table-cell table:style-name="ce609" office:value-type="string">
            <text:p>Íves fegyver bónusz</text:p>
          </table:table-cell>
          <table:table-cell table:style-name="ce636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4">
            <text:p>14</text:p>
          </table:table-cell>
          <table:table-cell table:style-name="ce595" office:value-type="float" office:value="11">
            <text:p>11</text:p>
          </table:table-cell>
          <table:table-cell table:number-columns-repeated="2" table:style-name="ce602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5">
            <text:p>15</text:p>
          </table:table-cell>
          <table:table-cell table:style-name="ce595" office:value-type="float" office:value="12">
            <text:p>12</text:p>
          </table:table-cell>
          <table:table-cell table:number-columns-repeated="2" table:style-name="ce602" office:value-type="float" office:value="36">
            <text:p>36</text:p>
          </table:table-cell>
          <table:table-cell table:style-name="Default" table:number-columns-repeated="2"/>
          <table:table-cell table:style-name="ce357" office:value-type="string" table:number-columns-spanned="2" table:number-rows-spanned="1">
            <text:p>Másfélkezes fegyverek 1 kézzel forgatva</text:p>
          </table:table-cell>
          <table:covered-table-cell table:style-name="ce356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0" office:value-type="string">
            <text:p>KÉ levonás</text:p>
          </table:table-cell>
          <table:table-cell table:style-name="ce620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0" office:value-type="string">
            <text:p>T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588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6"/>
          <table:table-cell table:style-name="Default"/>
          <table:table-cell table:style-name="ce620" office:value-type="string">
            <text:p>V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356"/>
          <table:table-cell table:style-name="ce596" office:value-type="string">
            <text:p>KÉ</text:p>
          </table:table-cell>
          <table:table-cell table:style-name="ce596" office:value-type="string">
            <text:p>TÉ/CÉ</text:p>
          </table:table-cell>
          <table:table-cell table:style-name="ce596" office:value-type="string">
            <text:p>VÉ</text:p>
          </table:table-cell>
          <table:table-cell table:style-name="ce596" office:value-type="string">
            <text:p>SP</text:p>
          </table:table-cell>
          <table:table-cell table:style-name="Default"/>
          <table:table-cell table:style-name="ce620" office:value-type="string">
            <text:p>Átütés</text:p>
          </table:table-cell>
          <table:table-cell table:style-name="ce620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56"/>
          <table:table-cell table:style-name="ce596" office:value-type="float" office:value="2">
            <text:p>2</text:p>
          </table:table-cell>
          <table:table-cell table:number-columns-repeated="2" table:style-name="ce596" office:value-type="float" office:value="3">
            <text:p>3</text:p>
          </table:table-cell>
          <table:table-cell table:style-name="ce596" office:value-type="float" office:value="1">
            <text:p>1</text:p>
          </table:table-cell>
          <table:table-cell table:style-name="Default"/>
          <table:table-cell table:style-name="ce66" office:value-type="string">
            <text:p>Erőbónusz</text:p>
          </table:table-cell>
          <table:table-cell table:style-name="ce66" office:value-type="float" office:value="-1">
            <text:p>-1</text:p>
          </table:table-cell>
          <table:table-cell table:style-name="ce640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16">
          <table:table-cell table:style-name="Default" table:number-columns-repeated="3"/>
          <table:table-cell table:style-name="ce588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6"/>
          <table:table-cell table:style-name="Default"/>
          <table:table-cell table:style-name="ce34" office:value-type="string">
            <text:p>Gyors kezd. Gyorsaság köv.</text:p>
          </table:table-cell>
          <table:table-cell table:style-name="ce637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589" office:value-type="string">
            <text:p>Fok</text:p>
          </table:table-cell>
          <table:table-cell table:style-name="ce589" office:value-type="string" table:number-columns-spanned="4" table:number-rows-spanned="1">
            <text:p>Követelmény</text:p>
          </table:table-cell>
          <table:covered-table-cell table:style-name="ce356"/>
          <table:covered-table-cell table:number-columns-repeated="2" table:style-name="ce609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0">
            <text:p>0</text:p>
          </table:table-cell>
          <table:table-cell table:style-name="ce597" office:value-type="float" office:value="0" table:number-columns-spanned="4" table:number-rows-spanned="1">
            <text:p>0</text:p>
          </table:table-cell>
          <table:covered-table-cell table:number-columns-repeated="3" table:style-name="ce6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1">
            <text:p>1</text:p>
          </table:table-cell>
          <table:table-cell table:style-name="ce598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2">
            <text:p>2</text:p>
          </table:table-cell>
          <table:table-cell table:style-name="ce598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6"/>
          <table:table-cell table:style-name="Default"/>
          <table:table-cell table:style-name="ce621" office:value-type="string" table:number-columns-spanned="4" table:number-rows-spanned="1">
            <text:p>Megoldandó problémák:</text:p>
          </table:table-cell>
          <table:covered-table-cell table:number-columns-repeated="2" table:style-name="ce638"/>
          <table:covered-table-cell table:style-name="ce647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3">
            <text:p>3</text:p>
          </table:table-cell>
          <table:table-cell table:style-name="ce598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6"/>
          <table:table-cell table:style-name="Default"/>
          <table:table-cell table:style-name="ce622" table:number-columns-spanned="4" table:number-rows-spanned="1"/>
          <table:covered-table-cell table:number-columns-repeated="2" table:style-name="Default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2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4"/>
          <table:table-cell table:style-name="ce603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2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398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4" office:value-type="string" table:number-columns-spanned="2" table:number-rows-spanned="1">
            <text:p>Pajzs</text:p>
          </table:table-cell>
          <table:covered-table-cell table:style-name="Default"/>
          <table:table-cell table:style-name="ce574" office:value-type="string">
            <text:p>VÉ</text:p>
          </table:table-cell>
          <table:table-cell table:style-name="ce574" office:value-type="string">
            <text:p>MGT</text:p>
          </table:table-cell>
          <table:table-cell table:style-name="ce604" office:value-type="float" office:value="0">
            <text:p>0.fok</text:p>
          </table:table-cell>
          <table:table-cell table:style-name="ce604" office:value-type="float" office:value="1">
            <text:p>1.fok</text:p>
          </table:table-cell>
          <table:table-cell table:style-name="ce604" office:value-type="float" office:value="2">
            <text:p>2.fok</text:p>
          </table:table-cell>
          <table:table-cell table:style-name="Default"/>
          <table:table-cell table:style-name="ce622" office:value-type="string" table:number-columns-spanned="4" table:number-rows-spanned="1">
            <text:p>- Pajzs KÉ?</text:p>
          </table:table-cell>
          <table:covered-table-cell table:number-columns-repeated="2" table:style-name="ce398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nincs</text:p>
          </table:table-cell>
          <table:covered-table-cell table:style-name="Default"/>
          <table:table-cell table:style-name="ce590" office:value-type="float" office:value="0">
            <text:p>0</text:p>
          </table:table-cell>
          <table:table-cell table:style-name="ce590" office:value-type="string">
            <text:p>x</text:p>
          </table:table-cell>
          <table:table-cell table:number-columns-repeated="3" table:style-name="ce590" office:value-type="float" office:value="0">
            <text:p>0</text:p>
          </table:table-cell>
          <table:table-cell table:style-name="Default"/>
          <table:table-cell table:style-name="ce623" table:number-columns-spanned="4" table:number-rows-spanned="1"/>
          <table:covered-table-cell table:number-columns-repeated="2" table:style-name="ce639"/>
          <table:covered-table-cell table:style-name="ce649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Kis pajzs</text:p>
          </table:table-cell>
          <table:covered-table-cell table:style-name="Default"/>
          <table:table-cell table:style-name="ce590" office:value-type="float" office:value="10">
            <text:p>10</text:p>
          </table:table-cell>
          <table:table-cell table:style-name="ce590" office:value-type="string">
            <text:p>x</text:p>
          </table:table-cell>
          <table:table-cell table:style-name="ce590" office:value-type="float" office:value="-10">
            <text:p>-10</text:p>
          </table:table-cell>
          <table:table-cell table:number-columns-repeated="2"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6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0" office:value-type="float" office:value="30">
            <text:p>30</text:p>
          </table:table-cell>
          <table:table-cell table:style-name="ce590" office:value-type="string">
            <text:p>x</text:p>
          </table:table-cell>
          <table:table-cell table:style-name="ce590" office:value-type="float" office:value="-15">
            <text:p>-15</text:p>
          </table:table-cell>
          <table:table-cell table:style-name="ce590" office:value-type="float" office:value="-5">
            <text:p>-5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Nagy pajzs</text:p>
          </table:table-cell>
          <table:covered-table-cell table:style-name="Default"/>
          <table:table-cell table:style-name="ce590" office:value-type="float" office:value="50">
            <text:p>50</text:p>
          </table:table-cell>
          <table:table-cell table:style-name="ce590" office:value-type="string">
            <text:p>x</text:p>
          </table:table-cell>
          <table:table-cell table:style-name="ce590" office:value-type="float" office:value="-20">
            <text:p>-20</text:p>
          </table:table-cell>
          <table:table-cell table:style-name="ce590" office:value-type="float" office:value="-10">
            <text:p>-10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style-name="ce1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174"/>
          <table:table-cell table:number-columns-repeated="24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61" table:default-cell-style-name="Default"/>
        <table:table-row table:style-name="ro2">
          <table:table-cell office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Creative Commons License</text:p>
          </table:table-cell>
        </table:table-row>
        <table:table-row table:style-name="ro2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>
            <text:p>Nevezd meg!-Ne add el!-Így add tovább! 2.5 Magyarország</text:p>
          </table:table-cell>
        </table:table-row>
        <table:table-row table:style-name="ro2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N28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target-range-address="Tulajdonságok_képzettségek.N51:Tulajdonságok_képzettségek.N51" table:contains-header="false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2008.10.02</text:date>, <text:time>22:32:5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Márk Klein</dc:creator>
    <dc:date>2008-10-02T22:32:53</dc:date>
    <meta:editing-cycles>2</meta:editing-cycles>
    <meta:editing-duration>PT45M41S</meta:editing-duration>
    <meta:user-defined meta:name="Info 1"/>
    <meta:user-defined meta:name="Info 2"/>
    <meta:user-defined meta:name="Info 3"/>
    <meta:user-defined meta:name="Info 4"/>
    <meta:document-statistic meta:table-count="9" meta:cell-count="2468"/>
  </office:meta>
</office:document-meta>
</file>